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84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5" table:default-cell-style-name="ce6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7" table:default-cell-style-name="ce6"/>
        <table:table-column table:style-name="co7" table:default-cell-style-name="Default"/>
        <table:table-column table:style-name="co6" table:default-cell-style-name="ce6"/>
        <table:table-column table:style-name="co6" table:number-columns-repeated="2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Gazebo measurements and idyntree</text:p>
          </table:table-cell>
          <table:covered-table-cell/>
          <table:covered-table-cell table:style-name="Default"/>
          <table:covered-table-cell table:number-columns-repeated="2" table:style-name="ce2"/>
          <table:table-cell table:style-name="ce2"/>
          <table:table-cell table:style-name="ce1" table:number-columns-repeated="3"/>
          <table:table-cell table:style-name="ce8" table:number-columns-spanned="2" table:number-rows-spanned="1"/>
          <table:covered-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CAD</text:p>
          </table:table-cell>
          <table:table-cell table:style-name="ce2" office:value-type="string" calcext:value-type="string">
            <text:p>direct standard params, apriori</text:p>
          </table:table-cell>
          <table:table-cell table:style-name="ce1" office:value-type="string" calcext:value-type="string">
            <text:p>diff</text:p>
          </table:table-cell>
          <table:table-cell table:style-name="ce2" office:value-type="string" calcext:value-type="string">
            <text:p>standard by identifying base params first</text:p>
          </table:table-cell>
          <table:table-cell table:style-name="ce1" office:value-type="string" calcext:value-type="string">
            <text:p>diff</text:p>
          </table:table-cell>
          <table:table-cell table:style-name="ce2" office:value-type="string" calcext:value-type="string">
            <text:p>using a priori, standard with base first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using a priori, standard with base first, WLS</text:p>
          </table:table-cell>
          <table:table-cell table:style-name="ce1" office:value-type="string" calcext:value-type="string">
            <text:p>diff</text:p>
          </table:table-cell>
          <table:table-cell table:style-name="ce2" office:value-type="string" calcext:value-type="string">
            <text:p>standard directly, weighted with essential</text:p>
          </table:table-cell>
          <table:table-cell table:style-name="ce1" office:value-type="string" calcext:value-type="string">
            <text:p>diff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# 0: mass of link Waist <text:s text:c="16"/></text:p>
          </table:table-cell>
          <table:table-cell table:number-columns-repeated="2" office:value-type="float" office:value="11.0461" calcext:value-type="float">
            <text:p>11.0461</text:p>
          </table:table-cell>
          <table:table-cell table:formula="of:=[.B4]-[.C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]-[.E4]" office:value-type="float" office:value="11.0461" calcext:value-type="float">
            <text:p>11.0461</text:p>
          </table:table-cell>
          <table:table-cell office:value-type="float" office:value="11.0461" calcext:value-type="float">
            <text:p>11.0461</text:p>
          </table:table-cell>
          <table:table-cell table:formula="of:=[.B4]-[.G4]" office:value-type="float" office:value="0" calcext:value-type="float">
            <text:p>0</text:p>
          </table:table-cell>
          <table:table-cell office:value-type="float" office:value="11.0461" calcext:value-type="float">
            <text:p>11.0461</text:p>
          </table:table-cell>
          <table:table-cell table:formula="of:=[.B4]-[.I4]" office:value-type="float" office:value="0" calcext:value-type="float">
            <text:p>0</text:p>
          </table:table-cell>
          <table:table-cell office:value-type="float" office:value="11.0461" calcext:value-type="float">
            <text:p>11.0461</text:p>
          </table:table-cell>
          <table:table-cell table:formula="of:=[.B4]-[.K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: x component of center of mass of link Waist</text:p>
          </table:table-cell>
          <table:table-cell table:number-columns-repeated="2" office:value-type="float" office:value="-0.02281339" calcext:value-type="float">
            <text:p>-0.02281339</text:p>
          </table:table-cell>
          <table:table-cell table:formula="of:=[.B5]-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5]-[.E5]" office:value-type="float" office:value="-0.02281339" calcext:value-type="float">
            <text:p>-0.02281339</text:p>
          </table:table-cell>
          <table:table-cell office:value-type="float" office:value="-0.02281339" calcext:value-type="float">
            <text:p>-0.02281339</text:p>
          </table:table-cell>
          <table:table-cell table:formula="of:=[.B5]-[.G5]" office:value-type="float" office:value="0" calcext:value-type="float">
            <text:p>0</text:p>
          </table:table-cell>
          <table:table-cell office:value-type="float" office:value="-0.02281339" calcext:value-type="float">
            <text:p>-0.02281339</text:p>
          </table:table-cell>
          <table:table-cell table:formula="of:=[.B5]-[.I5]" office:value-type="float" office:value="0" calcext:value-type="float">
            <text:p>0</text:p>
          </table:table-cell>
          <table:table-cell office:value-type="float" office:value="-0.02281339" calcext:value-type="float">
            <text:p>-0.02281339</text:p>
          </table:table-cell>
          <table:table-cell table:formula="of:=[.B5]-[.K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: y component of center of mass of link Waist</text:p>
          </table:table-cell>
          <table:table-cell table:number-columns-repeated="2" office:value-type="float" office:value="-0.00073935" calcext:value-type="float">
            <text:p>-0.00073935</text:p>
          </table:table-cell>
          <table:table-cell table:formula="of:=[.B6]-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6]-[.E6]" office:value-type="float" office:value="-0.00073935" calcext:value-type="float">
            <text:p>-0.00073935</text:p>
          </table:table-cell>
          <table:table-cell office:value-type="float" office:value="-0.00073935" calcext:value-type="float">
            <text:p>-0.00073935</text:p>
          </table:table-cell>
          <table:table-cell table:formula="of:=[.B6]-[.G6]" office:value-type="float" office:value="0" calcext:value-type="float">
            <text:p>0</text:p>
          </table:table-cell>
          <table:table-cell office:value-type="float" office:value="-0.00073935" calcext:value-type="float">
            <text:p>-0.00073935</text:p>
          </table:table-cell>
          <table:table-cell table:formula="of:=[.B6]-[.I6]" office:value-type="float" office:value="0" calcext:value-type="float">
            <text:p>0</text:p>
          </table:table-cell>
          <table:table-cell office:value-type="float" office:value="-0.00073935" calcext:value-type="float">
            <text:p>-0.00073935</text:p>
          </table:table-cell>
          <table:table-cell table:formula="of:=[.B6]-[.K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: z component of center of mass of link Waist</text:p>
          </table:table-cell>
          <table:table-cell table:number-columns-repeated="2" office:value-type="float" office:value="0.03042286" calcext:value-type="float">
            <text:p>0.03042286</text:p>
          </table:table-cell>
          <table:table-cell table:formula="of:=[.B7]-[.C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7]-[.E7]" office:value-type="float" office:value="0.03042286" calcext:value-type="float">
            <text:p>0.03042286</text:p>
          </table:table-cell>
          <table:table-cell office:value-type="float" office:value="0.03042286" calcext:value-type="float">
            <text:p>0.03042286</text:p>
          </table:table-cell>
          <table:table-cell table:formula="of:=[.B7]-[.G7]" office:value-type="float" office:value="0" calcext:value-type="float">
            <text:p>0</text:p>
          </table:table-cell>
          <table:table-cell office:value-type="float" office:value="0.03042286" calcext:value-type="float">
            <text:p>0.03042286</text:p>
          </table:table-cell>
          <table:table-cell table:formula="of:=[.B7]-[.I7]" office:value-type="float" office:value="0" calcext:value-type="float">
            <text:p>0</text:p>
          </table:table-cell>
          <table:table-cell office:value-type="float" office:value="0.03042286" calcext:value-type="float">
            <text:p>0.03042286</text:p>
          </table:table-cell>
          <table:table-cell table:formula="of:=[.B7]-[.K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: xx component of inertia matrix of link Waist</text:p>
          </table:table-cell>
          <table:table-cell table:number-columns-repeated="2" office:value-type="float" office:value="0.09620824" calcext:value-type="float">
            <text:p>0.09620824</text:p>
          </table:table-cell>
          <table:table-cell table:formula="of:=[.B8]-[.C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8]-[.E8]" office:value-type="float" office:value="0.09620824" calcext:value-type="float">
            <text:p>0.09620824</text:p>
          </table:table-cell>
          <table:table-cell office:value-type="float" office:value="0.09620824" calcext:value-type="float">
            <text:p>0.09620824</text:p>
          </table:table-cell>
          <table:table-cell table:formula="of:=[.B8]-[.G8]" office:value-type="float" office:value="0" calcext:value-type="float">
            <text:p>0</text:p>
          </table:table-cell>
          <table:table-cell office:value-type="float" office:value="0.09620824" calcext:value-type="float">
            <text:p>0.09620824</text:p>
          </table:table-cell>
          <table:table-cell table:formula="of:=[.B8]-[.I8]" office:value-type="float" office:value="0" calcext:value-type="float">
            <text:p>0</text:p>
          </table:table-cell>
          <table:table-cell office:value-type="float" office:value="0.09620824" calcext:value-type="float">
            <text:p>0.09620824</text:p>
          </table:table-cell>
          <table:table-cell table:formula="of:=[.B8]-[.K8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: xy component of inertia matrix of link Waist</text:p>
          </table:table-cell>
          <table:table-cell table:number-columns-repeated="2" office:value-type="float" office:value="0.00014081" calcext:value-type="float">
            <text:p>0.00014081</text:p>
          </table:table-cell>
          <table:table-cell table:formula="of:=[.B9]-[.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9]-[.E9]" office:value-type="float" office:value="0.00014081" calcext:value-type="float">
            <text:p>0.00014081</text:p>
          </table:table-cell>
          <table:table-cell office:value-type="float" office:value="0.00014081" calcext:value-type="float">
            <text:p>0.00014081</text:p>
          </table:table-cell>
          <table:table-cell table:formula="of:=[.B9]-[.G9]" office:value-type="float" office:value="0" calcext:value-type="float">
            <text:p>0</text:p>
          </table:table-cell>
          <table:table-cell office:value-type="float" office:value="0.00014081" calcext:value-type="float">
            <text:p>0.00014081</text:p>
          </table:table-cell>
          <table:table-cell table:formula="of:=[.B9]-[.I9]" office:value-type="float" office:value="0" calcext:value-type="float">
            <text:p>0</text:p>
          </table:table-cell>
          <table:table-cell office:value-type="float" office:value="0.00014081" calcext:value-type="float">
            <text:p>0.00014081</text:p>
          </table:table-cell>
          <table:table-cell table:formula="of:=[.B9]-[.K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: xz component of inertia matrix of link Waist</text:p>
          </table:table-cell>
          <table:table-cell table:number-columns-repeated="2" office:value-type="float" office:value="0.00312577" calcext:value-type="float">
            <text:p>0.00312577</text:p>
          </table:table-cell>
          <table:table-cell table:formula="of:=[.B10]-[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0]-[.E10]" office:value-type="float" office:value="0.00312577" calcext:value-type="float">
            <text:p>0.00312577</text:p>
          </table:table-cell>
          <table:table-cell office:value-type="float" office:value="0.00312577" calcext:value-type="float">
            <text:p>0.00312577</text:p>
          </table:table-cell>
          <table:table-cell table:formula="of:=[.B10]-[.G10]" office:value-type="float" office:value="0" calcext:value-type="float">
            <text:p>0</text:p>
          </table:table-cell>
          <table:table-cell office:value-type="float" office:value="0.00312577" calcext:value-type="float">
            <text:p>0.00312577</text:p>
          </table:table-cell>
          <table:table-cell table:formula="of:=[.B10]-[.I10]" office:value-type="float" office:value="0" calcext:value-type="float">
            <text:p>0</text:p>
          </table:table-cell>
          <table:table-cell office:value-type="float" office:value="0.00312577" calcext:value-type="float">
            <text:p>0.00312577</text:p>
          </table:table-cell>
          <table:table-cell table:formula="of:=[.B10]-[.K10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: yy component of inertia matrix of link Waist</text:p>
          </table:table-cell>
          <table:table-cell table:number-columns-repeated="2" office:value-type="float" office:value="0.09851132" calcext:value-type="float">
            <text:p>0.09851132</text:p>
          </table:table-cell>
          <table:table-cell table:formula="of:=[.B11]-[.C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1]-[.E11]" office:value-type="float" office:value="0.09851132" calcext:value-type="float">
            <text:p>0.09851132</text:p>
          </table:table-cell>
          <table:table-cell office:value-type="float" office:value="0.09851132" calcext:value-type="float">
            <text:p>0.09851132</text:p>
          </table:table-cell>
          <table:table-cell table:formula="of:=[.B11]-[.G11]" office:value-type="float" office:value="0" calcext:value-type="float">
            <text:p>0</text:p>
          </table:table-cell>
          <table:table-cell office:value-type="float" office:value="0.09851132" calcext:value-type="float">
            <text:p>0.09851132</text:p>
          </table:table-cell>
          <table:table-cell table:formula="of:=[.B11]-[.I11]" office:value-type="float" office:value="0" calcext:value-type="float">
            <text:p>0</text:p>
          </table:table-cell>
          <table:table-cell office:value-type="float" office:value="0.09851132" calcext:value-type="float">
            <text:p>0.09851132</text:p>
          </table:table-cell>
          <table:table-cell table:formula="of:=[.B11]-[.K11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: yz component of inertia matrix of link Waist</text:p>
          </table:table-cell>
          <table:table-cell table:number-columns-repeated="2" office:value-type="float" office:value="0.00013938" calcext:value-type="float">
            <text:p>0.00013938</text:p>
          </table:table-cell>
          <table:table-cell table:formula="of:=[.B12]-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2]-[.E12]" office:value-type="float" office:value="0.00013938" calcext:value-type="float">
            <text:p>0.00013938</text:p>
          </table:table-cell>
          <table:table-cell office:value-type="float" office:value="0.00013938" calcext:value-type="float">
            <text:p>0.00013938</text:p>
          </table:table-cell>
          <table:table-cell table:formula="of:=[.B12]-[.G12]" office:value-type="float" office:value="0" calcext:value-type="float">
            <text:p>0</text:p>
          </table:table-cell>
          <table:table-cell office:value-type="float" office:value="0.00013938" calcext:value-type="float">
            <text:p>0.00013938</text:p>
          </table:table-cell>
          <table:table-cell table:formula="of:=[.B12]-[.I12]" office:value-type="float" office:value="0" calcext:value-type="float">
            <text:p>0</text:p>
          </table:table-cell>
          <table:table-cell office:value-type="float" office:value="0.00013938" calcext:value-type="float">
            <text:p>0.00013938</text:p>
          </table:table-cell>
          <table:table-cell table:formula="of:=[.B12]-[.K12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9: zz component of inertia matrix of link Waist</text:p>
          </table:table-cell>
          <table:table-cell table:number-columns-repeated="2" office:value-type="float" office:value="0.08654151" calcext:value-type="float">
            <text:p>0.08654151</text:p>
          </table:table-cell>
          <table:table-cell table:formula="of:=[.B13]-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3]-[.E13]" office:value-type="float" office:value="0.08654151" calcext:value-type="float">
            <text:p>0.08654151</text:p>
          </table:table-cell>
          <table:table-cell office:value-type="float" office:value="0.08654151" calcext:value-type="float">
            <text:p>0.08654151</text:p>
          </table:table-cell>
          <table:table-cell table:formula="of:=[.B13]-[.G13]" office:value-type="float" office:value="0" calcext:value-type="float">
            <text:p>0</text:p>
          </table:table-cell>
          <table:table-cell office:value-type="float" office:value="0.08654151" calcext:value-type="float">
            <text:p>0.08654151</text:p>
          </table:table-cell>
          <table:table-cell table:formula="of:=[.B13]-[.I13]" office:value-type="float" office:value="0" calcext:value-type="float">
            <text:p>0</text:p>
          </table:table-cell>
          <table:table-cell office:value-type="float" office:value="0.08654151" calcext:value-type="float">
            <text:p>0.08654151</text:p>
          </table:table-cell>
          <table:table-cell table:formula="of:=[.B13]-[.K13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0: mass of link LShp <text:s text:c="16"/></text:p>
          </table:table-cell>
          <table:table-cell table:number-columns-repeated="2" office:value-type="float" office:value="1.81746" calcext:value-type="float">
            <text:p>1.81746</text:p>
          </table:table-cell>
          <table:table-cell table:formula="of:=[.B14]-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4]-[.E14]" office:value-type="float" office:value="1.81746" calcext:value-type="float">
            <text:p>1.81746</text:p>
          </table:table-cell>
          <table:table-cell office:value-type="float" office:value="1.81746" calcext:value-type="float">
            <text:p>1.81746</text:p>
          </table:table-cell>
          <table:table-cell table:formula="of:=[.B14]-[.G14]" office:value-type="float" office:value="0" calcext:value-type="float">
            <text:p>0</text:p>
          </table:table-cell>
          <table:table-cell office:value-type="float" office:value="1.81746" calcext:value-type="float">
            <text:p>1.81746</text:p>
          </table:table-cell>
          <table:table-cell table:formula="of:=[.B14]-[.I14]" office:value-type="float" office:value="0" calcext:value-type="float">
            <text:p>0</text:p>
          </table:table-cell>
          <table:table-cell office:value-type="float" office:value="1.81746" calcext:value-type="float">
            <text:p>1.81746</text:p>
          </table:table-cell>
          <table:table-cell table:formula="of:=[.B14]-[.K1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1: x component of center of mass of link LShp</text:p>
          </table:table-cell>
          <table:table-cell office:value-type="float" office:value="-0.00543348" calcext:value-type="float">
            <text:p>-0.00543348</text:p>
          </table:table-cell>
          <table:table-cell office:value-type="float" office:value="-0.64582559" calcext:value-type="float">
            <text:p>-0.64582559</text:p>
          </table:table-cell>
          <table:table-cell table:formula="of:=[.B15]-[.C15]" office:value-type="float" office:value="0.64039211" calcext:value-type="float">
            <text:p>0.64039211</text:p>
          </table:table-cell>
          <table:table-cell office:value-type="float" office:value="0" calcext:value-type="float">
            <text:p>0</text:p>
          </table:table-cell>
          <table:table-cell table:formula="of:=[.B15]-[.E15]" office:value-type="float" office:value="-0.00543348" calcext:value-type="float">
            <text:p>-0.00543348</text:p>
          </table:table-cell>
          <table:table-cell office:value-type="float" office:value="-0.64582559" calcext:value-type="float">
            <text:p>-0.64582559</text:p>
          </table:table-cell>
          <table:table-cell table:formula="of:=[.B15]-[.G15]" office:value-type="float" office:value="0.64039211" calcext:value-type="float">
            <text:p>0.64039211</text:p>
          </table:table-cell>
          <table:table-cell office:value-type="float" office:value="-0.27159836" calcext:value-type="float">
            <text:p>-0.27159836</text:p>
          </table:table-cell>
          <table:table-cell table:formula="of:=[.B15]-[.I15]" office:value-type="float" office:value="0.26616488" calcext:value-type="float">
            <text:p>0.26616488</text:p>
          </table:table-cell>
          <table:table-cell office:value-type="float" office:value="-0.86666234" calcext:value-type="float">
            <text:p>-0.86666234</text:p>
          </table:table-cell>
          <table:table-cell table:formula="of:=[.B15]-[.K15]" office:value-type="float" office:value="0.86122886" calcext:value-type="float">
            <text:p>0.8612288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2: y component of center of mass of link LShp</text:p>
          </table:table-cell>
          <table:table-cell office:value-type="float" office:value="0.04480011" calcext:value-type="float">
            <text:p>0.04480011</text:p>
          </table:table-cell>
          <table:table-cell office:value-type="float" office:value="-2.41948752" calcext:value-type="float">
            <text:p>-2.41948752</text:p>
          </table:table-cell>
          <table:table-cell table:formula="of:=[.B16]-[.C16]" office:value-type="float" office:value="2.46428763" calcext:value-type="float">
            <text:p>2.46428763</text:p>
          </table:table-cell>
          <table:table-cell office:value-type="float" office:value="0" calcext:value-type="float">
            <text:p>0</text:p>
          </table:table-cell>
          <table:table-cell table:formula="of:=[.B16]-[.E16]" office:value-type="float" office:value="0.04480011" calcext:value-type="float">
            <text:p>0.04480011</text:p>
          </table:table-cell>
          <table:table-cell office:value-type="float" office:value="-2.41948717" calcext:value-type="float">
            <text:p>-2.41948717</text:p>
          </table:table-cell>
          <table:table-cell table:formula="of:=[.B16]-[.G16]" office:value-type="float" office:value="2.46428728" calcext:value-type="float">
            <text:p>2.46428728</text:p>
          </table:table-cell>
          <table:table-cell office:value-type="float" office:value="-0.72596905" calcext:value-type="float">
            <text:p>-0.72596905</text:p>
          </table:table-cell>
          <table:table-cell table:formula="of:=[.B16]-[.I16]" office:value-type="float" office:value="0.77076916" calcext:value-type="float">
            <text:p>0.77076916</text:p>
          </table:table-cell>
          <table:table-cell office:value-type="float" office:value="0.04480011" calcext:value-type="float">
            <text:p>0.04480011</text:p>
          </table:table-cell>
          <table:table-cell table:formula="of:=[.B16]-[.K1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3: z component of center of mass of link LShp</text:p>
          </table:table-cell>
          <table:table-cell office:value-type="float" office:value="0.01581058" calcext:value-type="float">
            <text:p>0.01581058</text:p>
          </table:table-cell>
          <table:table-cell office:value-type="float" office:value="2.75267709" calcext:value-type="float">
            <text:p>2.75267709</text:p>
          </table:table-cell>
          <table:table-cell table:formula="of:=[.B17]-[.C17]" office:value-type="float" office:value="-2.73686651" calcext:value-type="float">
            <text:p>-2.73686651</text:p>
          </table:table-cell>
          <table:table-cell office:value-type="float" office:value="0" calcext:value-type="float">
            <text:p>0</text:p>
          </table:table-cell>
          <table:table-cell table:formula="of:=[.B17]-[.E17]" office:value-type="float" office:value="0.01581058" calcext:value-type="float">
            <text:p>0.01581058</text:p>
          </table:table-cell>
          <table:table-cell office:value-type="float" office:value="2.75267751" calcext:value-type="float">
            <text:p>2.75267751</text:p>
          </table:table-cell>
          <table:table-cell table:formula="of:=[.B17]-[.G17]" office:value-type="float" office:value="-2.73686693" calcext:value-type="float">
            <text:p>-2.73686693</text:p>
          </table:table-cell>
          <table:table-cell office:value-type="float" office:value="0.87183499" calcext:value-type="float">
            <text:p>0.87183499</text:p>
          </table:table-cell>
          <table:table-cell table:formula="of:=[.B17]-[.I17]" office:value-type="float" office:value="-0.85602441" calcext:value-type="float">
            <text:p>-0.85602441</text:p>
          </table:table-cell>
          <table:table-cell office:value-type="float" office:value="1.53702299" calcext:value-type="float">
            <text:p>1.53702299</text:p>
          </table:table-cell>
          <table:table-cell table:formula="of:=[.B17]-[.K17]" office:value-type="float" office:value="-1.52121241" calcext:value-type="float">
            <text:p>-1.5212124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4: xx component of inertia matrix of link LShp</text:p>
          </table:table-cell>
          <table:table-cell office:value-type="float" office:value="0.00571054" calcext:value-type="float">
            <text:p>0.00571054</text:p>
          </table:table-cell>
          <table:table-cell office:value-type="float" office:value="-24.40076716" calcext:value-type="float">
            <text:p>-24.40076716</text:p>
          </table:table-cell>
          <table:table-cell table:formula="of:=[.B18]-[.C18]" office:value-type="float" office:value="24.4064777" calcext:value-type="float">
            <text:p>24.4064777</text:p>
          </table:table-cell>
          <table:table-cell office:value-type="float" office:value="0" calcext:value-type="float">
            <text:p>0</text:p>
          </table:table-cell>
          <table:table-cell table:formula="of:=[.B18]-[.E18]" office:value-type="float" office:value="0.00571054" calcext:value-type="float">
            <text:p>0.00571054</text:p>
          </table:table-cell>
          <table:table-cell office:value-type="float" office:value="-24.4007682" calcext:value-type="float">
            <text:p>-24.4007682</text:p>
          </table:table-cell>
          <table:table-cell table:formula="of:=[.B18]-[.G18]" office:value-type="float" office:value="24.40647874" calcext:value-type="float">
            <text:p>24.40647874</text:p>
          </table:table-cell>
          <table:table-cell office:value-type="float" office:value="-2.32948984" calcext:value-type="float">
            <text:p>-2.32948984</text:p>
          </table:table-cell>
          <table:table-cell table:formula="of:=[.B18]-[.I18]" office:value-type="float" office:value="2.33520038" calcext:value-type="float">
            <text:p>2.33520038</text:p>
          </table:table-cell>
          <table:table-cell office:value-type="float" office:value="-4.28747474" calcext:value-type="float">
            <text:p>-4.28747474</text:p>
          </table:table-cell>
          <table:table-cell table:formula="of:=[.B18]-[.K18]" office:value-type="float" office:value="4.29318528" calcext:value-type="float">
            <text:p>4.2931852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5: xy component of inertia matrix of link LShp</text:p>
          </table:table-cell>
          <table:table-cell office:value-type="float" office:value="-0.00041083" calcext:value-type="float">
            <text:p>-0.00041083</text:p>
          </table:table-cell>
          <table:table-cell office:value-type="float" office:value="2.8399345" calcext:value-type="float">
            <text:p>2.8399345</text:p>
          </table:table-cell>
          <table:table-cell table:formula="of:=[.B19]-[.C19]" office:value-type="float" office:value="-2.84034533" calcext:value-type="float">
            <text:p>-2.84034533</text:p>
          </table:table-cell>
          <table:table-cell office:value-type="float" office:value="-0" calcext:value-type="float">
            <text:p>0</text:p>
          </table:table-cell>
          <table:table-cell table:formula="of:=[.B19]-[.E19]" office:value-type="float" office:value="-0.00041083" calcext:value-type="float">
            <text:p>-0.00041083</text:p>
          </table:table-cell>
          <table:table-cell office:value-type="float" office:value="2.83993408" calcext:value-type="float">
            <text:p>2.83993408</text:p>
          </table:table-cell>
          <table:table-cell table:formula="of:=[.B19]-[.G19]" office:value-type="float" office:value="-2.84034491" calcext:value-type="float">
            <text:p>-2.84034491</text:p>
          </table:table-cell>
          <table:table-cell office:value-type="float" office:value="0.35838381" calcext:value-type="float">
            <text:p>0.35838381</text:p>
          </table:table-cell>
          <table:table-cell table:formula="of:=[.B19]-[.I19]" office:value-type="float" office:value="-0.35879464" calcext:value-type="float">
            <text:p>-0.35879464</text:p>
          </table:table-cell>
          <table:table-cell office:value-type="float" office:value="-0.07053415" calcext:value-type="float">
            <text:p>-0.07053415</text:p>
          </table:table-cell>
          <table:table-cell table:formula="of:=[.B19]-[.K19]" office:value-type="float" office:value="0.07012332" calcext:value-type="float">
            <text:p>0.0701233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6: xz component of inertia matrix of link LShp</text:p>
          </table:table-cell>
          <table:table-cell office:value-type="float" office:value="-0.0000513" calcext:value-type="float">
            <text:p>-0.0000513</text:p>
          </table:table-cell>
          <table:table-cell office:value-type="float" office:value="-3.2308834" calcext:value-type="float">
            <text:p>-3.2308834</text:p>
          </table:table-cell>
          <table:table-cell table:formula="of:=[.B20]-[.C20]" office:value-type="float" office:value="3.2308321" calcext:value-type="float">
            <text:p>3.2308321</text:p>
          </table:table-cell>
          <table:table-cell office:value-type="float" office:value="-0" calcext:value-type="float">
            <text:p>0</text:p>
          </table:table-cell>
          <table:table-cell table:formula="of:=[.B20]-[.E20]" office:value-type="float" office:value="-0.0000513" calcext:value-type="float">
            <text:p>-0.0000513</text:p>
          </table:table-cell>
          <table:table-cell office:value-type="float" office:value="-3.23088389" calcext:value-type="float">
            <text:p>-3.23088389</text:p>
          </table:table-cell>
          <table:table-cell table:formula="of:=[.B20]-[.G20]" office:value-type="float" office:value="3.23083259" calcext:value-type="float">
            <text:p>3.23083259</text:p>
          </table:table-cell>
          <table:table-cell office:value-type="float" office:value="-0.43024963" calcext:value-type="float">
            <text:p>-0.43024963</text:p>
          </table:table-cell>
          <table:table-cell table:formula="of:=[.B20]-[.I20]" office:value-type="float" office:value="0.43019833" calcext:value-type="float">
            <text:p>0.43019833</text:p>
          </table:table-cell>
          <table:table-cell office:value-type="float" office:value="-2.42089718" calcext:value-type="float">
            <text:p>-2.42089718</text:p>
          </table:table-cell>
          <table:table-cell table:formula="of:=[.B20]-[.K20]" office:value-type="float" office:value="2.42084588" calcext:value-type="float">
            <text:p>2.4208458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7: yy component of inertia matrix of link LShp</text:p>
          </table:table-cell>
          <table:table-cell office:value-type="float" office:value="0.01126913" calcext:value-type="float">
            <text:p>0.01126913</text:p>
          </table:table-cell>
          <table:table-cell office:value-type="float" office:value="-16.62192514" calcext:value-type="float">
            <text:p>-16.62192514</text:p>
          </table:table-cell>
          <table:table-cell table:formula="of:=[.B21]-[.C21]" office:value-type="float" office:value="16.63319427" calcext:value-type="float">
            <text:p>16.63319427</text:p>
          </table:table-cell>
          <table:table-cell office:value-type="float" office:value="-2.07217773" calcext:value-type="float">
            <text:p>-2.07217773</text:p>
          </table:table-cell>
          <table:table-cell table:formula="of:=[.B21]-[.E21]" office:value-type="float" office:value="2.08344686" calcext:value-type="float">
            <text:p>2.08344686</text:p>
          </table:table-cell>
          <table:table-cell office:value-type="float" office:value="-16.62192736" calcext:value-type="float">
            <text:p>-16.62192736</text:p>
          </table:table-cell>
          <table:table-cell table:formula="of:=[.B21]-[.G21]" office:value-type="float" office:value="16.63319649" calcext:value-type="float">
            <text:p>16.63319649</text:p>
          </table:table-cell>
          <table:table-cell office:value-type="float" office:value="-3.13154935" calcext:value-type="float">
            <text:p>-3.13154935</text:p>
          </table:table-cell>
          <table:table-cell table:formula="of:=[.B21]-[.I21]" office:value-type="float" office:value="3.14281848" calcext:value-type="float">
            <text:p>3.14281848</text:p>
          </table:table-cell>
          <table:table-cell office:value-type="float" office:value="-5.64696327" calcext:value-type="float">
            <text:p>-5.64696327</text:p>
          </table:table-cell>
          <table:table-cell table:formula="of:=[.B21]-[.K21]" office:value-type="float" office:value="5.6582324" calcext:value-type="float">
            <text:p>5.65823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8: yz component of inertia matrix of link LShp</text:p>
          </table:table-cell>
          <table:table-cell office:value-type="float" office:value="0.00003461" calcext:value-type="float">
            <text:p>0.00003461</text:p>
          </table:table-cell>
          <table:table-cell office:value-type="float" office:value="-15.89517827" calcext:value-type="float">
            <text:p>-15.89517827</text:p>
          </table:table-cell>
          <table:table-cell table:formula="of:=[.B22]-[.C22]" office:value-type="float" office:value="15.89521288" calcext:value-type="float">
            <text:p>15.89521288</text:p>
          </table:table-cell>
          <table:table-cell office:value-type="float" office:value="-3.73159965" calcext:value-type="float">
            <text:p>-3.73159965</text:p>
          </table:table-cell>
          <table:table-cell table:formula="of:=[.B22]-[.E22]" office:value-type="float" office:value="3.73163426" calcext:value-type="float">
            <text:p>3.73163426</text:p>
          </table:table-cell>
          <table:table-cell office:value-type="float" office:value="-15.89517778" calcext:value-type="float">
            <text:p>-15.89517778</text:p>
          </table:table-cell>
          <table:table-cell table:formula="of:=[.B22]-[.G22]" office:value-type="float" office:value="15.89521239" calcext:value-type="float">
            <text:p>15.89521239</text:p>
          </table:table-cell>
          <table:table-cell office:value-type="float" office:value="-4.08295453" calcext:value-type="float">
            <text:p>-4.08295453</text:p>
          </table:table-cell>
          <table:table-cell table:formula="of:=[.B22]-[.I22]" office:value-type="float" office:value="4.08298914" calcext:value-type="float">
            <text:p>4.08298914</text:p>
          </table:table-cell>
          <table:table-cell office:value-type="float" office:value="0.12389537" calcext:value-type="float">
            <text:p>0.12389537</text:p>
          </table:table-cell>
          <table:table-cell table:formula="of:=[.B22]-[.K22]" office:value-type="float" office:value="-0.12386076" calcext:value-type="float">
            <text:p>-0.1238607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9: zz component of inertia matrix of link LShp</text:p>
          </table:table-cell>
          <table:table-cell office:value-type="float" office:value="0.01371201" calcext:value-type="float">
            <text:p>0.01371201</text:p>
          </table:table-cell>
          <table:table-cell office:value-type="float" office:value="-13.08594325" calcext:value-type="float">
            <text:p>-13.08594325</text:p>
          </table:table-cell>
          <table:table-cell table:formula="of:=[.B23]-[.C23]" office:value-type="float" office:value="13.09965526" calcext:value-type="float">
            <text:p>13.09965526</text:p>
          </table:table-cell>
          <table:table-cell office:value-type="float" office:value="-1.6799736" calcext:value-type="float">
            <text:p>-1.6799736</text:p>
          </table:table-cell>
          <table:table-cell table:formula="of:=[.B23]-[.E23]" office:value-type="float" office:value="1.69368561" calcext:value-type="float">
            <text:p>1.69368561</text:p>
          </table:table-cell>
          <table:table-cell office:value-type="float" office:value="-13.08594289" calcext:value-type="float">
            <text:p>-13.08594289</text:p>
          </table:table-cell>
          <table:table-cell table:formula="of:=[.B23]-[.G23]" office:value-type="float" office:value="13.0996549" calcext:value-type="float">
            <text:p>13.0996549</text:p>
          </table:table-cell>
          <table:table-cell office:value-type="float" office:value="-2.39422671" calcext:value-type="float">
            <text:p>-2.39422671</text:p>
          </table:table-cell>
          <table:table-cell table:formula="of:=[.B23]-[.I23]" office:value-type="float" office:value="2.40793872" calcext:value-type="float">
            <text:p>2.40793872</text:p>
          </table:table-cell>
          <table:table-cell office:value-type="float" office:value="-1.35133511" calcext:value-type="float">
            <text:p>-1.35133511</text:p>
          </table:table-cell>
          <table:table-cell table:formula="of:=[.B23]-[.K23]" office:value-type="float" office:value="1.36504712" calcext:value-type="float">
            <text:p>1.3650471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0: mass of link LShr <text:s text:c="16"/></text:p>
          </table:table-cell>
          <table:table-cell office:value-type="float" office:value="5.00486" calcext:value-type="float">
            <text:p>5.00486</text:p>
          </table:table-cell>
          <table:table-cell office:value-type="float" office:value="4.63940709" calcext:value-type="float">
            <text:p>4.63940709</text:p>
          </table:table-cell>
          <table:table-cell table:formula="of:=[.B24]-[.C24]" office:value-type="float" office:value="0.36545291" calcext:value-type="float">
            <text:p>0.36545291</text:p>
          </table:table-cell>
          <table:table-cell office:value-type="float" office:value="-0.3328691" calcext:value-type="float">
            <text:p>-0.3328691</text:p>
          </table:table-cell>
          <table:table-cell table:formula="of:=[.B24]-[.E24]" office:value-type="float" office:value="5.3377291" calcext:value-type="float">
            <text:p>5.3377291</text:p>
          </table:table-cell>
          <table:table-cell office:value-type="float" office:value="4.63940782" calcext:value-type="float">
            <text:p>4.63940782</text:p>
          </table:table-cell>
          <table:table-cell table:formula="of:=[.B24]-[.G24]" office:value-type="float" office:value="0.36545218" calcext:value-type="float">
            <text:p>0.36545218</text:p>
          </table:table-cell>
          <table:table-cell office:value-type="float" office:value="4.88562373" calcext:value-type="float">
            <text:p>4.88562373</text:p>
          </table:table-cell>
          <table:table-cell table:formula="of:=[.B24]-[.I24]" office:value-type="float" office:value="0.11923627" calcext:value-type="float">
            <text:p>0.11923627</text:p>
          </table:table-cell>
          <table:table-cell office:value-type="float" office:value="5.00486" calcext:value-type="float">
            <text:p>5.00486</text:p>
          </table:table-cell>
          <table:table-cell table:formula="of:=[.B24]-[.K2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1: x component of center of mass of link LShr</text:p>
          </table:table-cell>
          <table:table-cell office:value-type="float" office:value="0.00729315" calcext:value-type="float">
            <text:p>0.00729315</text:p>
          </table:table-cell>
          <table:table-cell office:value-type="float" office:value="-0.24300214" calcext:value-type="float">
            <text:p>-0.24300214</text:p>
          </table:table-cell>
          <table:table-cell table:formula="of:=[.B25]-[.C25]" office:value-type="float" office:value="0.25029529" calcext:value-type="float">
            <text:p>0.25029529</text:p>
          </table:table-cell>
          <table:table-cell office:value-type="float" office:value="3.45653588" calcext:value-type="float">
            <text:p>3.45653588</text:p>
          </table:table-cell>
          <table:table-cell table:formula="of:=[.B25]-[.E25]" office:value-type="float" office:value="-3.44924273" calcext:value-type="float">
            <text:p>-3.44924273</text:p>
          </table:table-cell>
          <table:table-cell office:value-type="float" office:value="-0.2430021" calcext:value-type="float">
            <text:p>-0.2430021</text:p>
          </table:table-cell>
          <table:table-cell table:formula="of:=[.B25]-[.G25]" office:value-type="float" office:value="0.25029525" calcext:value-type="float">
            <text:p>0.25029525</text:p>
          </table:table-cell>
          <table:table-cell office:value-type="float" office:value="-0.09154263" calcext:value-type="float">
            <text:p>-0.09154263</text:p>
          </table:table-cell>
          <table:table-cell table:formula="of:=[.B25]-[.I25]" office:value-type="float" office:value="0.09883578" calcext:value-type="float">
            <text:p>0.09883578</text:p>
          </table:table-cell>
          <table:table-cell office:value-type="float" office:value="0.00729315" calcext:value-type="float">
            <text:p>0.00729315</text:p>
          </table:table-cell>
          <table:table-cell table:formula="of:=[.B25]-[.K2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2: y component of center of mass of link LShr</text:p>
          </table:table-cell>
          <table:table-cell office:value-type="float" office:value="-0.00002698" calcext:value-type="float">
            <text:p>-0.00002698</text:p>
          </table:table-cell>
          <table:table-cell office:value-type="float" office:value="0.29757486" calcext:value-type="float">
            <text:p>0.29757486</text:p>
          </table:table-cell>
          <table:table-cell table:formula="of:=[.B26]-[.C26]" office:value-type="float" office:value="-0.29760184" calcext:value-type="float">
            <text:p>-0.29760184</text:p>
          </table:table-cell>
          <table:table-cell office:value-type="float" office:value="-4.14748769" calcext:value-type="float">
            <text:p>-4.14748769</text:p>
          </table:table-cell>
          <table:table-cell table:formula="of:=[.B26]-[.E26]" office:value-type="float" office:value="4.14746071" calcext:value-type="float">
            <text:p>4.14746071</text:p>
          </table:table-cell>
          <table:table-cell office:value-type="float" office:value="0.29757481" calcext:value-type="float">
            <text:p>0.29757481</text:p>
          </table:table-cell>
          <table:table-cell table:formula="of:=[.B26]-[.G26]" office:value-type="float" office:value="-0.29760179" calcext:value-type="float">
            <text:p>-0.29760179</text:p>
          </table:table-cell>
          <table:table-cell office:value-type="float" office:value="0.62400765" calcext:value-type="float">
            <text:p>0.62400765</text:p>
          </table:table-cell>
          <table:table-cell table:formula="of:=[.B26]-[.I26]" office:value-type="float" office:value="-0.62403463" calcext:value-type="float">
            <text:p>-0.62403463</text:p>
          </table:table-cell>
          <table:table-cell office:value-type="float" office:value="0.61313018" calcext:value-type="float">
            <text:p>0.61313018</text:p>
          </table:table-cell>
          <table:table-cell table:formula="of:=[.B26]-[.K26]" office:value-type="float" office:value="-0.61315716" calcext:value-type="float">
            <text:p>-0.6131571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3: z component of center of mass of link LShr</text:p>
          </table:table-cell>
          <table:table-cell office:value-type="float" office:value="-0.07529701" calcext:value-type="float">
            <text:p>-0.07529701</text:p>
          </table:table-cell>
          <table:table-cell office:value-type="float" office:value="-0.24777957" calcext:value-type="float">
            <text:p>-0.24777957</text:p>
          </table:table-cell>
          <table:table-cell table:formula="of:=[.B27]-[.C27]" office:value-type="float" office:value="0.17248256" calcext:value-type="float">
            <text:p>0.17248256</text:p>
          </table:table-cell>
          <table:table-cell office:value-type="float" office:value="6.01741233" calcext:value-type="float">
            <text:p>6.01741233</text:p>
          </table:table-cell>
          <table:table-cell table:formula="of:=[.B27]-[.E27]" office:value-type="float" office:value="-6.09270934" calcext:value-type="float">
            <text:p>-6.09270934</text:p>
          </table:table-cell>
          <table:table-cell office:value-type="float" office:value="-0.24778023" calcext:value-type="float">
            <text:p>-0.24778023</text:p>
          </table:table-cell>
          <table:table-cell table:formula="of:=[.B27]-[.G27]" office:value-type="float" office:value="0.17248322" calcext:value-type="float">
            <text:p>0.17248322</text:p>
          </table:table-cell>
          <table:table-cell office:value-type="float" office:value="-0.37205535" calcext:value-type="float">
            <text:p>-0.37205535</text:p>
          </table:table-cell>
          <table:table-cell table:formula="of:=[.B27]-[.I27]" office:value-type="float" office:value="0.29675834" calcext:value-type="float">
            <text:p>0.29675834</text:p>
          </table:table-cell>
          <table:table-cell office:value-type="float" office:value="0.42481525" calcext:value-type="float">
            <text:p>0.42481525</text:p>
          </table:table-cell>
          <table:table-cell table:formula="of:=[.B27]-[.K27]" office:value-type="float" office:value="-0.50011226" calcext:value-type="float">
            <text:p>-0.5001122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4: xx component of inertia matrix of link LShr</text:p>
          </table:table-cell>
          <table:table-cell office:value-type="float" office:value="0.01644344" calcext:value-type="float">
            <text:p>0.01644344</text:p>
          </table:table-cell>
          <table:table-cell office:value-type="float" office:value="-4.54131226" calcext:value-type="float">
            <text:p>-4.54131226</text:p>
          </table:table-cell>
          <table:table-cell table:formula="of:=[.B28]-[.C28]" office:value-type="float" office:value="4.5577557" calcext:value-type="float">
            <text:p>4.5577557</text:p>
          </table:table-cell>
          <table:table-cell office:value-type="float" office:value="14.02307791" calcext:value-type="float">
            <text:p>14.02307791</text:p>
          </table:table-cell>
          <table:table-cell table:formula="of:=[.B28]-[.E28]" office:value-type="float" office:value="-14.00663447" calcext:value-type="float">
            <text:p>-14.00663447</text:p>
          </table:table-cell>
          <table:table-cell office:value-type="float" office:value="-4.54131677" calcext:value-type="float">
            <text:p>-4.54131677</text:p>
          </table:table-cell>
          <table:table-cell table:formula="of:=[.B28]-[.G28]" office:value-type="float" office:value="4.55776021" calcext:value-type="float">
            <text:p>4.55776021</text:p>
          </table:table-cell>
          <table:table-cell office:value-type="float" office:value="-5.02609719" calcext:value-type="float">
            <text:p>-5.02609719</text:p>
          </table:table-cell>
          <table:table-cell table:formula="of:=[.B28]-[.I28]" office:value-type="float" office:value="5.04254063" calcext:value-type="float">
            <text:p>5.04254063</text:p>
          </table:table-cell>
          <table:table-cell office:value-type="float" office:value="-2.73986794" calcext:value-type="float">
            <text:p>-2.73986794</text:p>
          </table:table-cell>
          <table:table-cell table:formula="of:=[.B28]-[.K28]" office:value-type="float" office:value="2.75631138" calcext:value-type="float">
            <text:p>2.7563113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5: xy component of inertia matrix of link LShr</text:p>
          </table:table-cell>
          <table:table-cell office:value-type="float" office:value="0.00001187" calcext:value-type="float">
            <text:p>0.00001187</text:p>
          </table:table-cell>
          <table:table-cell office:value-type="float" office:value="1.62292274" calcext:value-type="float">
            <text:p>1.62292274</text:p>
          </table:table-cell>
          <table:table-cell table:formula="of:=[.B29]-[.C29]" office:value-type="float" office:value="-1.62291087" calcext:value-type="float">
            <text:p>-1.62291087</text:p>
          </table:table-cell>
          <table:table-cell office:value-type="float" office:value="6.73039538" calcext:value-type="float">
            <text:p>6.73039538</text:p>
          </table:table-cell>
          <table:table-cell table:formula="of:=[.B29]-[.E29]" office:value-type="float" office:value="-6.73038351" calcext:value-type="float">
            <text:p>-6.73038351</text:p>
          </table:table-cell>
          <table:table-cell office:value-type="float" office:value="1.62292279" calcext:value-type="float">
            <text:p>1.62292279</text:p>
          </table:table-cell>
          <table:table-cell table:formula="of:=[.B29]-[.G29]" office:value-type="float" office:value="-1.62291092" calcext:value-type="float">
            <text:p>-1.62291092</text:p>
          </table:table-cell>
          <table:table-cell office:value-type="float" office:value="6.3396079" calcext:value-type="float">
            <text:p>6.3396079</text:p>
          </table:table-cell>
          <table:table-cell table:formula="of:=[.B29]-[.I29]" office:value-type="float" office:value="-6.33959603" calcext:value-type="float">
            <text:p>-6.33959603</text:p>
          </table:table-cell>
          <table:table-cell office:value-type="float" office:value="3.08043648" calcext:value-type="float">
            <text:p>3.08043648</text:p>
          </table:table-cell>
          <table:table-cell table:formula="of:=[.B29]-[.K29]" office:value-type="float" office:value="-3.08042461" calcext:value-type="float">
            <text:p>-3.080424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6: xz component of inertia matrix of link LShr</text:p>
          </table:table-cell>
          <table:table-cell office:value-type="float" office:value="-0.00010546" calcext:value-type="float">
            <text:p>-0.00010546</text:p>
          </table:table-cell>
          <table:table-cell office:value-type="float" office:value="2.62187487" calcext:value-type="float">
            <text:p>2.62187487</text:p>
          </table:table-cell>
          <table:table-cell table:formula="of:=[.B30]-[.C30]" office:value-type="float" office:value="-2.62198033" calcext:value-type="float">
            <text:p>-2.62198033</text:p>
          </table:table-cell>
          <table:table-cell office:value-type="float" office:value="-4.58094702" calcext:value-type="float">
            <text:p>-4.58094702</text:p>
          </table:table-cell>
          <table:table-cell table:formula="of:=[.B30]-[.E30]" office:value-type="float" office:value="4.58084156" calcext:value-type="float">
            <text:p>4.58084156</text:p>
          </table:table-cell>
          <table:table-cell office:value-type="float" office:value="2.62187562" calcext:value-type="float">
            <text:p>2.62187562</text:p>
          </table:table-cell>
          <table:table-cell table:formula="of:=[.B30]-[.G30]" office:value-type="float" office:value="-2.62198108" calcext:value-type="float">
            <text:p>-2.62198108</text:p>
          </table:table-cell>
          <table:table-cell office:value-type="float" office:value="1.85472256" calcext:value-type="float">
            <text:p>1.85472256</text:p>
          </table:table-cell>
          <table:table-cell table:formula="of:=[.B30]-[.I30]" office:value-type="float" office:value="-1.85482802" calcext:value-type="float">
            <text:p>-1.85482802</text:p>
          </table:table-cell>
          <table:table-cell office:value-type="float" office:value="3.10984787" calcext:value-type="float">
            <text:p>3.10984787</text:p>
          </table:table-cell>
          <table:table-cell table:formula="of:=[.B30]-[.K30]" office:value-type="float" office:value="-3.10995333" calcext:value-type="float">
            <text:p>-3.109953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7: yy component of inertia matrix of link LShr</text:p>
          </table:table-cell>
          <table:table-cell office:value-type="float" office:value="0.01804804" calcext:value-type="float">
            <text:p>0.01804804</text:p>
          </table:table-cell>
          <table:table-cell office:value-type="float" office:value="-1.8858586" calcext:value-type="float">
            <text:p>-1.8858586</text:p>
          </table:table-cell>
          <table:table-cell table:formula="of:=[.B31]-[.C31]" office:value-type="float" office:value="1.90390664" calcext:value-type="float">
            <text:p>1.90390664</text:p>
          </table:table-cell>
          <table:table-cell office:value-type="float" office:value="14.74944769" calcext:value-type="float">
            <text:p>14.74944769</text:p>
          </table:table-cell>
          <table:table-cell table:formula="of:=[.B31]-[.E31]" office:value-type="float" office:value="-14.73139965" calcext:value-type="float">
            <text:p>-14.73139965</text:p>
          </table:table-cell>
          <table:table-cell office:value-type="float" office:value="-1.88586353" calcext:value-type="float">
            <text:p>-1.88586353</text:p>
          </table:table-cell>
          <table:table-cell table:formula="of:=[.B31]-[.G31]" office:value-type="float" office:value="1.90391157" calcext:value-type="float">
            <text:p>1.90391157</text:p>
          </table:table-cell>
          <table:table-cell office:value-type="float" office:value="-6.7721647" calcext:value-type="float">
            <text:p>-6.7721647</text:p>
          </table:table-cell>
          <table:table-cell table:formula="of:=[.B31]-[.I31]" office:value-type="float" office:value="6.79021274" calcext:value-type="float">
            <text:p>6.79021274</text:p>
          </table:table-cell>
          <table:table-cell office:value-type="float" office:value="-0.85679327" calcext:value-type="float">
            <text:p>-0.85679327</text:p>
          </table:table-cell>
          <table:table-cell table:formula="of:=[.B31]-[.K31]" office:value-type="float" office:value="0.87484131" calcext:value-type="float">
            <text:p>0.8748413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8: yz component of inertia matrix of link LShr</text:p>
          </table:table-cell>
          <table:table-cell office:value-type="float" office:value="0.00000565" calcext:value-type="float">
            <text:p>0.00000565</text:p>
          </table:table-cell>
          <table:table-cell office:value-type="float" office:value="2.03565197" calcext:value-type="float">
            <text:p>2.03565197</text:p>
          </table:table-cell>
          <table:table-cell table:formula="of:=[.B32]-[.C32]" office:value-type="float" office:value="-2.03564632" calcext:value-type="float">
            <text:p>-2.03564632</text:p>
          </table:table-cell>
          <table:table-cell office:value-type="float" office:value="10.68519092" calcext:value-type="float">
            <text:p>10.68519092</text:p>
          </table:table-cell>
          <table:table-cell table:formula="of:=[.B32]-[.E32]" office:value-type="float" office:value="-10.68518527" calcext:value-type="float">
            <text:p>-10.68518527</text:p>
          </table:table-cell>
          <table:table-cell office:value-type="float" office:value="2.03565105" calcext:value-type="float">
            <text:p>2.03565105</text:p>
          </table:table-cell>
          <table:table-cell table:formula="of:=[.B32]-[.G32]" office:value-type="float" office:value="-2.0356454" calcext:value-type="float">
            <text:p>-2.0356454</text:p>
          </table:table-cell>
          <table:table-cell office:value-type="float" office:value="-0.80573114" calcext:value-type="float">
            <text:p>-0.80573114</text:p>
          </table:table-cell>
          <table:table-cell table:formula="of:=[.B32]-[.I32]" office:value-type="float" office:value="0.80573679" calcext:value-type="float">
            <text:p>0.80573679</text:p>
          </table:table-cell>
          <table:table-cell office:value-type="float" office:value="2.29849256" calcext:value-type="float">
            <text:p>2.29849256</text:p>
          </table:table-cell>
          <table:table-cell table:formula="of:=[.B32]-[.K32]" office:value-type="float" office:value="-2.29848691" calcext:value-type="float">
            <text:p>-2.2984869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9: zz component of inertia matrix of link LShr</text:p>
          </table:table-cell>
          <table:table-cell office:value-type="float" office:value="0.0080242" calcext:value-type="float">
            <text:p>0.0080242</text:p>
          </table:table-cell>
          <table:table-cell office:value-type="float" office:value="-3.1131213" calcext:value-type="float">
            <text:p>-3.1131213</text:p>
          </table:table-cell>
          <table:table-cell table:formula="of:=[.B33]-[.C33]" office:value-type="float" office:value="3.1211455" calcext:value-type="float">
            <text:p>3.1211455</text:p>
          </table:table-cell>
          <table:table-cell office:value-type="float" office:value="7.23123832" calcext:value-type="float">
            <text:p>7.23123832</text:p>
          </table:table-cell>
          <table:table-cell table:formula="of:=[.B33]-[.E33]" office:value-type="float" office:value="-7.22321412" calcext:value-type="float">
            <text:p>-7.22321412</text:p>
          </table:table-cell>
          <table:table-cell office:value-type="float" office:value="-3.11312159" calcext:value-type="float">
            <text:p>-3.11312159</text:p>
          </table:table-cell>
          <table:table-cell table:formula="of:=[.B33]-[.G33]" office:value-type="float" office:value="3.12114579" calcext:value-type="float">
            <text:p>3.12114579</text:p>
          </table:table-cell>
          <table:table-cell office:value-type="float" office:value="1.21904155" calcext:value-type="float">
            <text:p>1.21904155</text:p>
          </table:table-cell>
          <table:table-cell table:formula="of:=[.B33]-[.I33]" office:value-type="float" office:value="-1.21101735" calcext:value-type="float">
            <text:p>-1.21101735</text:p>
          </table:table-cell>
          <table:table-cell office:value-type="float" office:value="-1.77404849" calcext:value-type="float">
            <text:p>-1.77404849</text:p>
          </table:table-cell>
          <table:table-cell table:formula="of:=[.B33]-[.K33]" office:value-type="float" office:value="1.78207269" calcext:value-type="float">
            <text:p>1.7820726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0: mass of link LShy <text:s text:c="16"/></text:p>
          </table:table-cell>
          <table:table-cell office:value-type="float" office:value="3.20289" calcext:value-type="float">
            <text:p>3.20289</text:p>
          </table:table-cell>
          <table:table-cell office:value-type="float" office:value="2.74953623" calcext:value-type="float">
            <text:p>2.74953623</text:p>
          </table:table-cell>
          <table:table-cell table:formula="of:=[.B34]-[.C34]" office:value-type="float" office:value="0.45335377" calcext:value-type="float">
            <text:p>0.45335377</text:p>
          </table:table-cell>
          <table:table-cell office:value-type="float" office:value="-0.13640736" calcext:value-type="float">
            <text:p>-0.13640736</text:p>
          </table:table-cell>
          <table:table-cell table:formula="of:=[.B34]-[.E34]" office:value-type="float" office:value="3.33929736" calcext:value-type="float">
            <text:p>3.33929736</text:p>
          </table:table-cell>
          <table:table-cell office:value-type="float" office:value="2.74953508" calcext:value-type="float">
            <text:p>2.74953508</text:p>
          </table:table-cell>
          <table:table-cell table:formula="of:=[.B34]-[.G34]" office:value-type="float" office:value="0.45335492" calcext:value-type="float">
            <text:p>0.45335492</text:p>
          </table:table-cell>
          <table:table-cell office:value-type="float" office:value="2.97998844" calcext:value-type="float">
            <text:p>2.97998844</text:p>
          </table:table-cell>
          <table:table-cell table:formula="of:=[.B34]-[.I34]" office:value-type="float" office:value="0.22290156" calcext:value-type="float">
            <text:p>0.22290156</text:p>
          </table:table-cell>
          <table:table-cell office:value-type="float" office:value="3.20289" calcext:value-type="float">
            <text:p>3.20289</text:p>
          </table:table-cell>
          <table:table-cell table:formula="of:=[.B34]-[.K3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1: x component of center of mass of link LShy</text:p>
          </table:table-cell>
          <table:table-cell office:value-type="float" office:value="0.02765374" calcext:value-type="float">
            <text:p>0.02765374</text:p>
          </table:table-cell>
          <table:table-cell office:value-type="float" office:value="-0.73232046" calcext:value-type="float">
            <text:p>-0.73232046</text:p>
          </table:table-cell>
          <table:table-cell table:formula="of:=[.B35]-[.C35]" office:value-type="float" office:value="0.7599742" calcext:value-type="float">
            <text:p>0.7599742</text:p>
          </table:table-cell>
          <table:table-cell office:value-type="float" office:value="13.9541877" calcext:value-type="float">
            <text:p>13.9541877</text:p>
          </table:table-cell>
          <table:table-cell table:formula="of:=[.B35]-[.E35]" office:value-type="float" office:value="-13.92653396" calcext:value-type="float">
            <text:p>-13.92653396</text:p>
          </table:table-cell>
          <table:table-cell office:value-type="float" office:value="-0.73232081" calcext:value-type="float">
            <text:p>-0.73232081</text:p>
          </table:table-cell>
          <table:table-cell table:formula="of:=[.B35]-[.G35]" office:value-type="float" office:value="0.75997455" calcext:value-type="float">
            <text:p>0.75997455</text:p>
          </table:table-cell>
          <table:table-cell office:value-type="float" office:value="0.23070708" calcext:value-type="float">
            <text:p>0.23070708</text:p>
          </table:table-cell>
          <table:table-cell table:formula="of:=[.B35]-[.I35]" office:value-type="float" office:value="-0.20305334" calcext:value-type="float">
            <text:p>-0.20305334</text:p>
          </table:table-cell>
          <table:table-cell office:value-type="float" office:value="0.02765374" calcext:value-type="float">
            <text:p>0.02765374</text:p>
          </table:table-cell>
          <table:table-cell table:formula="of:=[.B35]-[.K3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2: y component of center of mass of link LShy</text:p>
          </table:table-cell>
          <table:table-cell office:value-type="float" office:value="0.03258651" calcext:value-type="float">
            <text:p>0.03258651</text:p>
          </table:table-cell>
          <table:table-cell office:value-type="float" office:value="0.13775423" calcext:value-type="float">
            <text:p>0.13775423</text:p>
          </table:table-cell>
          <table:table-cell table:formula="of:=[.B36]-[.C36]" office:value-type="float" office:value="-0.10516772" calcext:value-type="float">
            <text:p>-0.10516772</text:p>
          </table:table-cell>
          <table:table-cell office:value-type="float" office:value="-2.41470258" calcext:value-type="float">
            <text:p>-2.41470258</text:p>
          </table:table-cell>
          <table:table-cell table:formula="of:=[.B36]-[.E36]" office:value-type="float" office:value="2.44728909" calcext:value-type="float">
            <text:p>2.44728909</text:p>
          </table:table-cell>
          <table:table-cell office:value-type="float" office:value="0.13775423" calcext:value-type="float">
            <text:p>0.13775423</text:p>
          </table:table-cell>
          <table:table-cell table:formula="of:=[.B36]-[.G36]" office:value-type="float" office:value="-0.10516772" calcext:value-type="float">
            <text:p>-0.10516772</text:p>
          </table:table-cell>
          <table:table-cell office:value-type="float" office:value="0.10473955" calcext:value-type="float">
            <text:p>0.10473955</text:p>
          </table:table-cell>
          <table:table-cell table:formula="of:=[.B36]-[.I36]" office:value-type="float" office:value="-0.07215304" calcext:value-type="float">
            <text:p>-0.07215304</text:p>
          </table:table-cell>
          <table:table-cell office:value-type="float" office:value="0.06513941" calcext:value-type="float">
            <text:p>0.06513941</text:p>
          </table:table-cell>
          <table:table-cell table:formula="of:=[.B36]-[.K36]" office:value-type="float" office:value="-0.0325529" calcext:value-type="float">
            <text:p>-0.03255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3: z component of center of mass of link LShy</text:p>
          </table:table-cell>
          <table:table-cell office:value-type="float" office:value="-0.12698781" calcext:value-type="float">
            <text:p>-0.12698781</text:p>
          </table:table-cell>
          <table:table-cell office:value-type="float" office:value="0.42111982" calcext:value-type="float">
            <text:p>0.42111982</text:p>
          </table:table-cell>
          <table:table-cell table:formula="of:=[.B37]-[.C37]" office:value-type="float" office:value="-0.54810763" calcext:value-type="float">
            <text:p>-0.54810763</text:p>
          </table:table-cell>
          <table:table-cell office:value-type="float" office:value="-1.70873878" calcext:value-type="float">
            <text:p>-1.70873878</text:p>
          </table:table-cell>
          <table:table-cell table:formula="of:=[.B37]-[.E37]" office:value-type="float" office:value="1.58175097" calcext:value-type="float">
            <text:p>1.58175097</text:p>
          </table:table-cell>
          <table:table-cell office:value-type="float" office:value="0.42112148" calcext:value-type="float">
            <text:p>0.42112148</text:p>
          </table:table-cell>
          <table:table-cell table:formula="of:=[.B37]-[.G37]" office:value-type="float" office:value="-0.54810929" calcext:value-type="float">
            <text:p>-0.54810929</text:p>
          </table:table-cell>
          <table:table-cell office:value-type="float" office:value="0.66042741" calcext:value-type="float">
            <text:p>0.66042741</text:p>
          </table:table-cell>
          <table:table-cell table:formula="of:=[.B37]-[.I37]" office:value-type="float" office:value="-0.78741522" calcext:value-type="float">
            <text:p>-0.78741522</text:p>
          </table:table-cell>
          <table:table-cell office:value-type="float" office:value="-0.12698781" calcext:value-type="float">
            <text:p>-0.12698781</text:p>
          </table:table-cell>
          <table:table-cell table:formula="of:=[.B37]-[.K3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4: xx component of inertia matrix of link LShy</text:p>
          </table:table-cell>
          <table:table-cell office:value-type="float" office:value="0.01129051" calcext:value-type="float">
            <text:p>0.01129051</text:p>
          </table:table-cell>
          <table:table-cell office:value-type="float" office:value="-2.58687191" calcext:value-type="float">
            <text:p>-2.58687191</text:p>
          </table:table-cell>
          <table:table-cell table:formula="of:=[.B38]-[.C38]" office:value-type="float" office:value="2.59816242" calcext:value-type="float">
            <text:p>2.59816242</text:p>
          </table:table-cell>
          <table:table-cell office:value-type="float" office:value="-0.82461394" calcext:value-type="float">
            <text:p>-0.82461394</text:p>
          </table:table-cell>
          <table:table-cell table:formula="of:=[.B38]-[.E38]" office:value-type="float" office:value="0.83590445" calcext:value-type="float">
            <text:p>0.83590445</text:p>
          </table:table-cell>
          <table:table-cell office:value-type="float" office:value="-2.58687031" calcext:value-type="float">
            <text:p>-2.58687031</text:p>
          </table:table-cell>
          <table:table-cell table:formula="of:=[.B38]-[.G38]" office:value-type="float" office:value="2.59816082" calcext:value-type="float">
            <text:p>2.59816082</text:p>
          </table:table-cell>
          <table:table-cell office:value-type="float" office:value="-4.34467972" calcext:value-type="float">
            <text:p>-4.34467972</text:p>
          </table:table-cell>
          <table:table-cell table:formula="of:=[.B38]-[.I38]" office:value-type="float" office:value="4.35597023" calcext:value-type="float">
            <text:p>4.35597023</text:p>
          </table:table-cell>
          <table:table-cell office:value-type="float" office:value="-11.10536566" calcext:value-type="float">
            <text:p>-11.10536566</text:p>
          </table:table-cell>
          <table:table-cell table:formula="of:=[.B38]-[.K38]" office:value-type="float" office:value="11.11665617" calcext:value-type="float">
            <text:p>11.116656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5: xy component of inertia matrix of link LShy</text:p>
          </table:table-cell>
          <table:table-cell office:value-type="float" office:value="-0.00013518" calcext:value-type="float">
            <text:p>-0.00013518</text:p>
          </table:table-cell>
          <table:table-cell office:value-type="float" office:value="-0.81398423" calcext:value-type="float">
            <text:p>-0.81398423</text:p>
          </table:table-cell>
          <table:table-cell table:formula="of:=[.B39]-[.C39]" office:value-type="float" office:value="0.81384905" calcext:value-type="float">
            <text:p>0.81384905</text:p>
          </table:table-cell>
          <table:table-cell office:value-type="float" office:value="4.0614426" calcext:value-type="float">
            <text:p>4.0614426</text:p>
          </table:table-cell>
          <table:table-cell table:formula="of:=[.B39]-[.E39]" office:value-type="float" office:value="-4.06157778" calcext:value-type="float">
            <text:p>-4.06157778</text:p>
          </table:table-cell>
          <table:table-cell office:value-type="float" office:value="-0.81398425" calcext:value-type="float">
            <text:p>-0.81398425</text:p>
          </table:table-cell>
          <table:table-cell table:formula="of:=[.B39]-[.G39]" office:value-type="float" office:value="0.81384907" calcext:value-type="float">
            <text:p>0.81384907</text:p>
          </table:table-cell>
          <table:table-cell office:value-type="float" office:value="-0.42982727" calcext:value-type="float">
            <text:p>-0.42982727</text:p>
          </table:table-cell>
          <table:table-cell table:formula="of:=[.B39]-[.I39]" office:value-type="float" office:value="0.42969209" calcext:value-type="float">
            <text:p>0.42969209</text:p>
          </table:table-cell>
          <table:table-cell office:value-type="float" office:value="-0.39440679" calcext:value-type="float">
            <text:p>-0.39440679</text:p>
          </table:table-cell>
          <table:table-cell table:formula="of:=[.B39]-[.K39]" office:value-type="float" office:value="0.39427161" calcext:value-type="float">
            <text:p>0.394271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6: xz component of inertia matrix of link LShy</text:p>
          </table:table-cell>
          <table:table-cell office:value-type="float" office:value="-0.0013476" calcext:value-type="float">
            <text:p>-0.0013476</text:p>
          </table:table-cell>
          <table:table-cell office:value-type="float" office:value="-1.15818656" calcext:value-type="float">
            <text:p>-1.15818656</text:p>
          </table:table-cell>
          <table:table-cell table:formula="of:=[.B40]-[.C40]" office:value-type="float" office:value="1.15683896" calcext:value-type="float">
            <text:p>1.15683896</text:p>
          </table:table-cell>
          <table:table-cell office:value-type="float" office:value="2.95877443" calcext:value-type="float">
            <text:p>2.95877443</text:p>
          </table:table-cell>
          <table:table-cell table:formula="of:=[.B40]-[.E40]" office:value-type="float" office:value="-2.96012203" calcext:value-type="float">
            <text:p>-2.96012203</text:p>
          </table:table-cell>
          <table:table-cell office:value-type="float" office:value="-1.15818997" calcext:value-type="float">
            <text:p>-1.15818997</text:p>
          </table:table-cell>
          <table:table-cell table:formula="of:=[.B40]-[.G40]" office:value-type="float" office:value="1.15684237" calcext:value-type="float">
            <text:p>1.15684237</text:p>
          </table:table-cell>
          <table:table-cell office:value-type="float" office:value="-0.29334872" calcext:value-type="float">
            <text:p>-0.29334872</text:p>
          </table:table-cell>
          <table:table-cell table:formula="of:=[.B40]-[.I40]" office:value-type="float" office:value="0.29200112" calcext:value-type="float">
            <text:p>0.29200112</text:p>
          </table:table-cell>
          <table:table-cell office:value-type="float" office:value="0.31605301" calcext:value-type="float">
            <text:p>0.31605301</text:p>
          </table:table-cell>
          <table:table-cell table:formula="of:=[.B40]-[.K40]" office:value-type="float" office:value="-0.31740061" calcext:value-type="float">
            <text:p>-0.317400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7: yy component of inertia matrix of link LShy</text:p>
          </table:table-cell>
          <table:table-cell office:value-type="float" office:value="0.00984956" calcext:value-type="float">
            <text:p>0.00984956</text:p>
          </table:table-cell>
          <table:table-cell office:value-type="float" office:value="-5.04903134" calcext:value-type="float">
            <text:p>-5.04903134</text:p>
          </table:table-cell>
          <table:table-cell table:formula="of:=[.B41]-[.C41]" office:value-type="float" office:value="5.0588809" calcext:value-type="float">
            <text:p>5.0588809</text:p>
          </table:table-cell>
          <table:table-cell office:value-type="float" office:value="23.94143817" calcext:value-type="float">
            <text:p>23.94143817</text:p>
          </table:table-cell>
          <table:table-cell table:formula="of:=[.B41]-[.E41]" office:value-type="float" office:value="-23.93158861" calcext:value-type="float">
            <text:p>-23.93158861</text:p>
          </table:table-cell>
          <table:table-cell office:value-type="float" office:value="-5.0490313" calcext:value-type="float">
            <text:p>-5.0490313</text:p>
          </table:table-cell>
          <table:table-cell table:formula="of:=[.B41]-[.G41]" office:value-type="float" office:value="5.05888086" calcext:value-type="float">
            <text:p>5.05888086</text:p>
          </table:table-cell>
          <table:table-cell office:value-type="float" office:value="-6.90971796" calcext:value-type="float">
            <text:p>-6.90971796</text:p>
          </table:table-cell>
          <table:table-cell table:formula="of:=[.B41]-[.I41]" office:value-type="float" office:value="6.91956752" calcext:value-type="float">
            <text:p>6.91956752</text:p>
          </table:table-cell>
          <table:table-cell office:value-type="float" office:value="-9.79023575" calcext:value-type="float">
            <text:p>-9.79023575</text:p>
          </table:table-cell>
          <table:table-cell table:formula="of:=[.B41]-[.K41]" office:value-type="float" office:value="9.80008531" calcext:value-type="float">
            <text:p>9.8000853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8: yz component of inertia matrix of link LShy</text:p>
          </table:table-cell>
          <table:table-cell office:value-type="float" office:value="0.00026835" calcext:value-type="float">
            <text:p>0.00026835</text:p>
          </table:table-cell>
          <table:table-cell office:value-type="float" office:value="-1.51810258" calcext:value-type="float">
            <text:p>-1.51810258</text:p>
          </table:table-cell>
          <table:table-cell table:formula="of:=[.B42]-[.C42]" office:value-type="float" office:value="1.51837093" calcext:value-type="float">
            <text:p>1.51837093</text:p>
          </table:table-cell>
          <table:table-cell office:value-type="float" office:value="-2.24784199" calcext:value-type="float">
            <text:p>-2.24784199</text:p>
          </table:table-cell>
          <table:table-cell table:formula="of:=[.B42]-[.E42]" office:value-type="float" office:value="2.24811034" calcext:value-type="float">
            <text:p>2.24811034</text:p>
          </table:table-cell>
          <table:table-cell office:value-type="float" office:value="-1.51810203" calcext:value-type="float">
            <text:p>-1.51810203</text:p>
          </table:table-cell>
          <table:table-cell table:formula="of:=[.B42]-[.G42]" office:value-type="float" office:value="1.51837038" calcext:value-type="float">
            <text:p>1.51837038</text:p>
          </table:table-cell>
          <table:table-cell office:value-type="float" office:value="-3.73575749" calcext:value-type="float">
            <text:p>-3.73575749</text:p>
          </table:table-cell>
          <table:table-cell table:formula="of:=[.B42]-[.I42]" office:value-type="float" office:value="3.73602584" calcext:value-type="float">
            <text:p>3.73602584</text:p>
          </table:table-cell>
          <table:table-cell office:value-type="float" office:value="-1.33698313" calcext:value-type="float">
            <text:p>-1.33698313</text:p>
          </table:table-cell>
          <table:table-cell table:formula="of:=[.B42]-[.K42]" office:value-type="float" office:value="1.33725148" calcext:value-type="float">
            <text:p>1.3372514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9: zz component of inertia matrix of link LShy</text:p>
          </table:table-cell>
          <table:table-cell office:value-type="float" office:value="0.00728547" calcext:value-type="float">
            <text:p>0.00728547</text:p>
          </table:table-cell>
          <table:table-cell office:value-type="float" office:value="-2.38233797" calcext:value-type="float">
            <text:p>-2.38233797</text:p>
          </table:table-cell>
          <table:table-cell table:formula="of:=[.B43]-[.C43]" office:value-type="float" office:value="2.38962344" calcext:value-type="float">
            <text:p>2.38962344</text:p>
          </table:table-cell>
          <table:table-cell office:value-type="float" office:value="26.46879712" calcext:value-type="float">
            <text:p>26.46879712</text:p>
          </table:table-cell>
          <table:table-cell table:formula="of:=[.B43]-[.E43]" office:value-type="float" office:value="-26.46151165" calcext:value-type="float">
            <text:p>-26.46151165</text:p>
          </table:table-cell>
          <table:table-cell office:value-type="float" office:value="-2.38233795" calcext:value-type="float">
            <text:p>-2.38233795</text:p>
          </table:table-cell>
          <table:table-cell table:formula="of:=[.B43]-[.G43]" office:value-type="float" office:value="2.38962342" calcext:value-type="float">
            <text:p>2.38962342</text:p>
          </table:table-cell>
          <table:table-cell office:value-type="float" office:value="1.13557005" calcext:value-type="float">
            <text:p>1.13557005</text:p>
          </table:table-cell>
          <table:table-cell table:formula="of:=[.B43]-[.I43]" office:value-type="float" office:value="-1.12828458" calcext:value-type="float">
            <text:p>-1.12828458</text:p>
          </table:table-cell>
          <table:table-cell office:value-type="float" office:value="-1.91972184" calcext:value-type="float">
            <text:p>-1.91972184</text:p>
          </table:table-cell>
          <table:table-cell table:formula="of:=[.B43]-[.K43]" office:value-type="float" office:value="1.92700731" calcext:value-type="float">
            <text:p>1.9270073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0: mass of link LElb <text:s text:c="16"/></text:p>
          </table:table-cell>
          <table:table-cell office:value-type="float" office:value="0.867654" calcext:value-type="float">
            <text:p>0.867654</text:p>
          </table:table-cell>
          <table:table-cell office:value-type="float" office:value="-0.02145738" calcext:value-type="float">
            <text:p>-0.02145738</text:p>
          </table:table-cell>
          <table:table-cell table:formula="of:=[.B44]-[.C44]" office:value-type="float" office:value="0.88911138" calcext:value-type="float">
            <text:p>0.88911138</text:p>
          </table:table-cell>
          <table:table-cell office:value-type="float" office:value="-0.3598583" calcext:value-type="float">
            <text:p>-0.3598583</text:p>
          </table:table-cell>
          <table:table-cell table:formula="of:=[.B44]-[.E44]" office:value-type="float" office:value="1.2275123" calcext:value-type="float">
            <text:p>1.2275123</text:p>
          </table:table-cell>
          <table:table-cell office:value-type="float" office:value="-0.02145387" calcext:value-type="float">
            <text:p>-0.02145387</text:p>
          </table:table-cell>
          <table:table-cell table:formula="of:=[.B44]-[.G44]" office:value-type="float" office:value="0.88910787" calcext:value-type="float">
            <text:p>0.88910787</text:p>
          </table:table-cell>
          <table:table-cell office:value-type="float" office:value="0.10719721" calcext:value-type="float">
            <text:p>0.10719721</text:p>
          </table:table-cell>
          <table:table-cell table:formula="of:=[.B44]-[.I44]" office:value-type="float" office:value="0.76045679" calcext:value-type="float">
            <text:p>0.76045679</text:p>
          </table:table-cell>
          <table:table-cell office:value-type="float" office:value="0.867654" calcext:value-type="float">
            <text:p>0.867654</text:p>
          </table:table-cell>
          <table:table-cell table:formula="of:=[.B44]-[.K4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1: x component of center of mass of link LElb</text:p>
          </table:table-cell>
          <table:table-cell office:value-type="float" office:value="-0.05575494" calcext:value-type="float">
            <text:p>-0.05575494</text:p>
          </table:table-cell>
          <table:table-cell office:value-type="float" office:value="-31.91435258" calcext:value-type="float">
            <text:p>-31.91435258</text:p>
          </table:table-cell>
          <table:table-cell table:formula="of:=[.B45]-[.C45]" office:value-type="float" office:value="31.85859764" calcext:value-type="float">
            <text:p>31.85859764</text:p>
          </table:table-cell>
          <table:table-cell office:value-type="float" office:value="-1.33615805" calcext:value-type="float">
            <text:p>-1.33615805</text:p>
          </table:table-cell>
          <table:table-cell table:formula="of:=[.B45]-[.E45]" office:value-type="float" office:value="1.28040311" calcext:value-type="float">
            <text:p>1.28040311</text:p>
          </table:table-cell>
          <table:table-cell office:value-type="float" office:value="-31.91957244" calcext:value-type="float">
            <text:p>-31.91957244</text:p>
          </table:table-cell>
          <table:table-cell table:formula="of:=[.B45]-[.G45]" office:value-type="float" office:value="31.8638175" calcext:value-type="float">
            <text:p>31.8638175</text:p>
          </table:table-cell>
          <table:table-cell office:value-type="float" office:value="8.01981977" calcext:value-type="float">
            <text:p>8.01981977</text:p>
          </table:table-cell>
          <table:table-cell table:formula="of:=[.B45]-[.I45]" office:value-type="float" office:value="-8.07557471" calcext:value-type="float">
            <text:p>-8.07557471</text:p>
          </table:table-cell>
          <table:table-cell office:value-type="float" office:value="0.77309377" calcext:value-type="float">
            <text:p>0.77309377</text:p>
          </table:table-cell>
          <table:table-cell table:formula="of:=[.B45]-[.K45]" office:value-type="float" office:value="-0.82884871" calcext:value-type="float">
            <text:p>-0.8288487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2: y component of center of mass of link LElb</text:p>
          </table:table-cell>
          <table:table-cell office:value-type="float" office:value="0.00758261" calcext:value-type="float">
            <text:p>0.00758261</text:p>
          </table:table-cell>
          <table:table-cell office:value-type="float" office:value="-2.1674404" calcext:value-type="float">
            <text:p>-2.1674404</text:p>
          </table:table-cell>
          <table:table-cell table:formula="of:=[.B46]-[.C46]" office:value-type="float" office:value="2.17502301" calcext:value-type="float">
            <text:p>2.17502301</text:p>
          </table:table-cell>
          <table:table-cell office:value-type="float" office:value="-0.26645136" calcext:value-type="float">
            <text:p>-0.26645136</text:p>
          </table:table-cell>
          <table:table-cell table:formula="of:=[.B46]-[.E46]" office:value-type="float" office:value="0.27403397" calcext:value-type="float">
            <text:p>0.27403397</text:p>
          </table:table-cell>
          <table:table-cell office:value-type="float" office:value="-2.16780173" calcext:value-type="float">
            <text:p>-2.16780173</text:p>
          </table:table-cell>
          <table:table-cell table:formula="of:=[.B46]-[.G46]" office:value-type="float" office:value="2.17538434" calcext:value-type="float">
            <text:p>2.17538434</text:p>
          </table:table-cell>
          <table:table-cell office:value-type="float" office:value="-3.36788193" calcext:value-type="float">
            <text:p>-3.36788193</text:p>
          </table:table-cell>
          <table:table-cell table:formula="of:=[.B46]-[.I46]" office:value-type="float" office:value="3.37546454" calcext:value-type="float">
            <text:p>3.37546454</text:p>
          </table:table-cell>
          <table:table-cell office:value-type="float" office:value="0.00758261" calcext:value-type="float">
            <text:p>0.00758261</text:p>
          </table:table-cell>
          <table:table-cell table:formula="of:=[.B46]-[.K4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3: z component of center of mass of link LElb</text:p>
          </table:table-cell>
          <table:table-cell office:value-type="float" office:value="-0.04382035" calcext:value-type="float">
            <text:p>-0.04382035</text:p>
          </table:table-cell>
          <table:table-cell office:value-type="float" office:value="22.7913878" calcext:value-type="float">
            <text:p>22.7913878</text:p>
          </table:table-cell>
          <table:table-cell table:formula="of:=[.B47]-[.C47]" office:value-type="float" office:value="-22.83520815" calcext:value-type="float">
            <text:p>-22.83520815</text:p>
          </table:table-cell>
          <table:table-cell office:value-type="float" office:value="1.89733768" calcext:value-type="float">
            <text:p>1.89733768</text:p>
          </table:table-cell>
          <table:table-cell table:formula="of:=[.B47]-[.E47]" office:value-type="float" office:value="-1.94115803" calcext:value-type="float">
            <text:p>-1.94115803</text:p>
          </table:table-cell>
          <table:table-cell office:value-type="float" office:value="22.79513276" calcext:value-type="float">
            <text:p>22.79513276</text:p>
          </table:table-cell>
          <table:table-cell table:formula="of:=[.B47]-[.G47]" office:value-type="float" office:value="-22.83895311" calcext:value-type="float">
            <text:p>-22.83895311</text:p>
          </table:table-cell>
          <table:table-cell office:value-type="float" office:value="-2.34770073" calcext:value-type="float">
            <text:p>-2.34770073</text:p>
          </table:table-cell>
          <table:table-cell table:formula="of:=[.B47]-[.I47]" office:value-type="float" office:value="2.30388038" calcext:value-type="float">
            <text:p>2.30388038</text:p>
          </table:table-cell>
          <table:table-cell office:value-type="float" office:value="-0.14493708" calcext:value-type="float">
            <text:p>-0.14493708</text:p>
          </table:table-cell>
          <table:table-cell table:formula="of:=[.B47]-[.K47]" office:value-type="float" office:value="0.10111673" calcext:value-type="float">
            <text:p>0.1011167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4: xx component of inertia matrix of link LElb</text:p>
          </table:table-cell>
          <table:table-cell office:value-type="float" office:value="0.00403952" calcext:value-type="float">
            <text:p>0.00403952</text:p>
          </table:table-cell>
          <table:table-cell office:value-type="float" office:value="11.45676749" calcext:value-type="float">
            <text:p>11.45676749</text:p>
          </table:table-cell>
          <table:table-cell table:formula="of:=[.B48]-[.C48]" office:value-type="float" office:value="-11.45272797" calcext:value-type="float">
            <text:p>-11.45272797</text:p>
          </table:table-cell>
          <table:table-cell office:value-type="float" office:value="1.54280119" calcext:value-type="float">
            <text:p>1.54280119</text:p>
          </table:table-cell>
          <table:table-cell table:formula="of:=[.B48]-[.E48]" office:value-type="float" office:value="-1.53876167" calcext:value-type="float">
            <text:p>-1.53876167</text:p>
          </table:table-cell>
          <table:table-cell office:value-type="float" office:value="11.45861839" calcext:value-type="float">
            <text:p>11.45861839</text:p>
          </table:table-cell>
          <table:table-cell table:formula="of:=[.B48]-[.G48]" office:value-type="float" office:value="-11.45457887" calcext:value-type="float">
            <text:p>-11.45457887</text:p>
          </table:table-cell>
          <table:table-cell office:value-type="float" office:value="0.49796091" calcext:value-type="float">
            <text:p>0.49796091</text:p>
          </table:table-cell>
          <table:table-cell table:formula="of:=[.B48]-[.I48]" office:value-type="float" office:value="-0.49392139" calcext:value-type="float">
            <text:p>-0.49392139</text:p>
          </table:table-cell>
          <table:table-cell office:value-type="float" office:value="4.63607649" calcext:value-type="float">
            <text:p>4.63607649</text:p>
          </table:table-cell>
          <table:table-cell table:formula="of:=[.B48]-[.K48]" office:value-type="float" office:value="-4.63203697" calcext:value-type="float">
            <text:p>-4.6320369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5: xy component of inertia matrix of link LElb</text:p>
          </table:table-cell>
          <table:table-cell office:value-type="float" office:value="-0.00034973" calcext:value-type="float">
            <text:p>-0.00034973</text:p>
          </table:table-cell>
          <table:table-cell office:value-type="float" office:value="-0.42587894" calcext:value-type="float">
            <text:p>-0.42587894</text:p>
          </table:table-cell>
          <table:table-cell table:formula="of:=[.B49]-[.C49]" office:value-type="float" office:value="0.42552921" calcext:value-type="float">
            <text:p>0.42552921</text:p>
          </table:table-cell>
          <table:table-cell office:value-type="float" office:value="0.93026246" calcext:value-type="float">
            <text:p>0.93026246</text:p>
          </table:table-cell>
          <table:table-cell table:formula="of:=[.B49]-[.E49]" office:value-type="float" office:value="-0.93061219" calcext:value-type="float">
            <text:p>-0.93061219</text:p>
          </table:table-cell>
          <table:table-cell office:value-type="float" office:value="-0.42612628" calcext:value-type="float">
            <text:p>-0.42612628</text:p>
          </table:table-cell>
          <table:table-cell table:formula="of:=[.B49]-[.G49]" office:value-type="float" office:value="0.42577655" calcext:value-type="float">
            <text:p>0.42577655</text:p>
          </table:table-cell>
          <table:table-cell office:value-type="float" office:value="-3.66897214" calcext:value-type="float">
            <text:p>-3.66897214</text:p>
          </table:table-cell>
          <table:table-cell table:formula="of:=[.B49]-[.I49]" office:value-type="float" office:value="3.66862241" calcext:value-type="float">
            <text:p>3.66862241</text:p>
          </table:table-cell>
          <table:table-cell office:value-type="float" office:value="1.39226707" calcext:value-type="float">
            <text:p>1.39226707</text:p>
          </table:table-cell>
          <table:table-cell table:formula="of:=[.B49]-[.K49]" office:value-type="float" office:value="-1.3926168" calcext:value-type="float">
            <text:p>-1.39261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6: xz component of inertia matrix of link LElb</text:p>
          </table:table-cell>
          <table:table-cell office:value-type="float" office:value="-0.00068401" calcext:value-type="float">
            <text:p>-0.00068401</text:p>
          </table:table-cell>
          <table:table-cell office:value-type="float" office:value="15.91355953" calcext:value-type="float">
            <text:p>15.91355953</text:p>
          </table:table-cell>
          <table:table-cell table:formula="of:=[.B50]-[.C50]" office:value-type="float" office:value="-15.91424354" calcext:value-type="float">
            <text:p>-15.91424354</text:p>
          </table:table-cell>
          <table:table-cell office:value-type="float" office:value="1.20381973" calcext:value-type="float">
            <text:p>1.20381973</text:p>
          </table:table-cell>
          <table:table-cell table:formula="of:=[.B50]-[.E50]" office:value-type="float" office:value="-1.20450374" calcext:value-type="float">
            <text:p>-1.20450374</text:p>
          </table:table-cell>
          <table:table-cell office:value-type="float" office:value="15.91612298" calcext:value-type="float">
            <text:p>15.91612298</text:p>
          </table:table-cell>
          <table:table-cell table:formula="of:=[.B50]-[.G50]" office:value-type="float" office:value="-15.91680699" calcext:value-type="float">
            <text:p>-15.91680699</text:p>
          </table:table-cell>
          <table:table-cell office:value-type="float" office:value="-0.34372349" calcext:value-type="float">
            <text:p>-0.34372349</text:p>
          </table:table-cell>
          <table:table-cell table:formula="of:=[.B50]-[.I50]" office:value-type="float" office:value="0.34303948" calcext:value-type="float">
            <text:p>0.34303948</text:p>
          </table:table-cell>
          <table:table-cell office:value-type="float" office:value="-1.17169571" calcext:value-type="float">
            <text:p>-1.17169571</text:p>
          </table:table-cell>
          <table:table-cell table:formula="of:=[.B50]-[.K50]" office:value-type="float" office:value="1.1710117" calcext:value-type="float">
            <text:p>1.17101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7: yy component of inertia matrix of link LElb</text:p>
          </table:table-cell>
          <table:table-cell office:value-type="float" office:value="0.00224606" calcext:value-type="float">
            <text:p>0.00224606</text:p>
          </table:table-cell>
          <table:table-cell office:value-type="float" office:value="32.64596326" calcext:value-type="float">
            <text:p>32.64596326</text:p>
          </table:table-cell>
          <table:table-cell table:formula="of:=[.B51]-[.C51]" office:value-type="float" office:value="-32.6437172" calcext:value-type="float">
            <text:p>-32.6437172</text:p>
          </table:table-cell>
          <table:table-cell office:value-type="float" office:value="1.57404148" calcext:value-type="float">
            <text:p>1.57404148</text:p>
          </table:table-cell>
          <table:table-cell table:formula="of:=[.B51]-[.E51]" office:value-type="float" office:value="-1.57179542" calcext:value-type="float">
            <text:p>-1.57179542</text:p>
          </table:table-cell>
          <table:table-cell office:value-type="float" office:value="32.6513709" calcext:value-type="float">
            <text:p>32.6513709</text:p>
          </table:table-cell>
          <table:table-cell table:formula="of:=[.B51]-[.G51]" office:value-type="float" office:value="-32.64912484" calcext:value-type="float">
            <text:p>-32.64912484</text:p>
          </table:table-cell>
          <table:table-cell office:value-type="float" office:value="-8.25706765" calcext:value-type="float">
            <text:p>-8.25706765</text:p>
          </table:table-cell>
          <table:table-cell table:formula="of:=[.B51]-[.I51]" office:value-type="float" office:value="8.25931371" calcext:value-type="float">
            <text:p>8.25931371</text:p>
          </table:table-cell>
          <table:table-cell office:value-type="float" office:value="-0.03594589" calcext:value-type="float">
            <text:p>-0.03594589</text:p>
          </table:table-cell>
          <table:table-cell table:formula="of:=[.B51]-[.K51]" office:value-type="float" office:value="0.03819195" calcext:value-type="float">
            <text:p>0.038191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8: yz component of inertia matrix of link LElb</text:p>
          </table:table-cell>
          <table:table-cell office:value-type="float" office:value="-0.00028844" calcext:value-type="float">
            <text:p>-0.00028844</text:p>
          </table:table-cell>
          <table:table-cell office:value-type="float" office:value="1.0892799" calcext:value-type="float">
            <text:p>1.0892799</text:p>
          </table:table-cell>
          <table:table-cell table:formula="of:=[.B52]-[.C52]" office:value-type="float" office:value="-1.08956834" calcext:value-type="float">
            <text:p>-1.08956834</text:p>
          </table:table-cell>
          <table:table-cell office:value-type="float" office:value="0.21123312" calcext:value-type="float">
            <text:p>0.21123312</text:p>
          </table:table-cell>
          <table:table-cell table:formula="of:=[.B52]-[.E52]" office:value-type="float" office:value="-0.21152156" calcext:value-type="float">
            <text:p>-0.21152156</text:p>
          </table:table-cell>
          <table:table-cell office:value-type="float" office:value="1.08945734" calcext:value-type="float">
            <text:p>1.08945734</text:p>
          </table:table-cell>
          <table:table-cell table:formula="of:=[.B52]-[.G52]" office:value-type="float" office:value="-1.08974578" calcext:value-type="float">
            <text:p>-1.08974578</text:p>
          </table:table-cell>
          <table:table-cell office:value-type="float" office:value="3.30276131" calcext:value-type="float">
            <text:p>3.30276131</text:p>
          </table:table-cell>
          <table:table-cell table:formula="of:=[.B52]-[.I52]" office:value-type="float" office:value="-3.30304975" calcext:value-type="float">
            <text:p>-3.30304975</text:p>
          </table:table-cell>
          <table:table-cell office:value-type="float" office:value="-0.0009537" calcext:value-type="float">
            <text:p>-0.0009537</text:p>
          </table:table-cell>
          <table:table-cell table:formula="of:=[.B52]-[.K52]" office:value-type="float" office:value="0.00066526" calcext:value-type="float">
            <text:p>0.0006652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9: zz component of inertia matrix of link LElb</text:p>
          </table:table-cell>
          <table:table-cell office:value-type="float" office:value="0.0044895" calcext:value-type="float">
            <text:p>0.0044895</text:p>
          </table:table-cell>
          <table:table-cell office:value-type="float" office:value="18.77653991" calcext:value-type="float">
            <text:p>18.77653991</text:p>
          </table:table-cell>
          <table:table-cell table:formula="of:=[.B53]-[.C53]" office:value-type="float" office:value="-18.77205041" calcext:value-type="float">
            <text:p>-18.77205041</text:p>
          </table:table-cell>
          <table:table-cell office:value-type="float" office:value="-2.45977078" calcext:value-type="float">
            <text:p>-2.45977078</text:p>
          </table:table-cell>
          <table:table-cell table:formula="of:=[.B53]-[.E53]" office:value-type="float" office:value="2.46426028" calcext:value-type="float">
            <text:p>2.46426028</text:p>
          </table:table-cell>
          <table:table-cell office:value-type="float" office:value="18.78012932" calcext:value-type="float">
            <text:p>18.78012932</text:p>
          </table:table-cell>
          <table:table-cell table:formula="of:=[.B53]-[.G53]" office:value-type="float" office:value="-18.77563982" calcext:value-type="float">
            <text:p>-18.77563982</text:p>
          </table:table-cell>
          <table:table-cell office:value-type="float" office:value="-12.16708423" calcext:value-type="float">
            <text:p>-12.16708423</text:p>
          </table:table-cell>
          <table:table-cell table:formula="of:=[.B53]-[.I53]" office:value-type="float" office:value="12.17157373" calcext:value-type="float">
            <text:p>12.17157373</text:p>
          </table:table-cell>
          <table:table-cell office:value-type="float" office:value="-0.51138751" calcext:value-type="float">
            <text:p>-0.51138751</text:p>
          </table:table-cell>
          <table:table-cell table:formula="of:=[.B53]-[.K53]" office:value-type="float" office:value="0.51587701" calcext:value-type="float">
            <text:p>0.515877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0: mass of link LForearm <text:s text:c="12"/></text:p>
          </table:table-cell>
          <table:table-cell office:value-type="float" office:value="2.21277" calcext:value-type="float">
            <text:p>2.21277</text:p>
          </table:table-cell>
          <table:table-cell office:value-type="float" office:value="1.32635413" calcext:value-type="float">
            <text:p>1.32635413</text:p>
          </table:table-cell>
          <table:table-cell table:formula="of:=[.B54]-[.C54]" office:value-type="float" office:value="0.88641587" calcext:value-type="float">
            <text:p>0.88641587</text:p>
          </table:table-cell>
          <table:table-cell office:value-type="float" office:value="-0.29178248" calcext:value-type="float">
            <text:p>-0.29178248</text:p>
          </table:table-cell>
          <table:table-cell table:formula="of:=[.B54]-[.E54]" office:value-type="float" office:value="2.50455248" calcext:value-type="float">
            <text:p>2.50455248</text:p>
          </table:table-cell>
          <table:table-cell office:value-type="float" office:value="1.32635268" calcext:value-type="float">
            <text:p>1.32635268</text:p>
          </table:table-cell>
          <table:table-cell table:formula="of:=[.B54]-[.G54]" office:value-type="float" office:value="0.88641732" calcext:value-type="float">
            <text:p>0.88641732</text:p>
          </table:table-cell>
          <table:table-cell office:value-type="float" office:value="1.43227034" calcext:value-type="float">
            <text:p>1.43227034</text:p>
          </table:table-cell>
          <table:table-cell table:formula="of:=[.B54]-[.I54]" office:value-type="float" office:value="0.78049966" calcext:value-type="float">
            <text:p>0.78049966</text:p>
          </table:table-cell>
          <table:table-cell office:value-type="float" office:value="2.21277" calcext:value-type="float">
            <text:p>2.21277</text:p>
          </table:table-cell>
          <table:table-cell table:formula="of:=[.B54]-[.K5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1: x component of center of mass of link LForearm</text:p>
          </table:table-cell>
          <table:table-cell office:value-type="float" office:value="0.00001263" calcext:value-type="float">
            <text:p>0.00001263</text:p>
          </table:table-cell>
          <table:table-cell office:value-type="float" office:value="-0.12127899" calcext:value-type="float">
            <text:p>-0.12127899</text:p>
          </table:table-cell>
          <table:table-cell table:formula="of:=[.B55]-[.C55]" office:value-type="float" office:value="0.12129162" calcext:value-type="float">
            <text:p>0.12129162</text:p>
          </table:table-cell>
          <table:table-cell office:value-type="float" office:value="0.55129769" calcext:value-type="float">
            <text:p>0.55129769</text:p>
          </table:table-cell>
          <table:table-cell table:formula="of:=[.B55]-[.E55]" office:value-type="float" office:value="-0.55128506" calcext:value-type="float">
            <text:p>-0.55128506</text:p>
          </table:table-cell>
          <table:table-cell office:value-type="float" office:value="-0.12127912" calcext:value-type="float">
            <text:p>-0.12127912</text:p>
          </table:table-cell>
          <table:table-cell table:formula="of:=[.B55]-[.G55]" office:value-type="float" office:value="0.12129175" calcext:value-type="float">
            <text:p>0.12129175</text:p>
          </table:table-cell>
          <table:table-cell office:value-type="float" office:value="0.49895171" calcext:value-type="float">
            <text:p>0.49895171</text:p>
          </table:table-cell>
          <table:table-cell table:formula="of:=[.B55]-[.I55]" office:value-type="float" office:value="-0.49893908" calcext:value-type="float">
            <text:p>-0.49893908</text:p>
          </table:table-cell>
          <table:table-cell office:value-type="float" office:value="0.03931141" calcext:value-type="float">
            <text:p>0.03931141</text:p>
          </table:table-cell>
          <table:table-cell table:formula="of:=[.B55]-[.K55]" office:value-type="float" office:value="-0.03929878" calcext:value-type="float">
            <text:p>-0.0392987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2: y component of center of mass of link LForearm</text:p>
          </table:table-cell>
          <table:table-cell office:value-type="float" office:value="0.00429754" calcext:value-type="float">
            <text:p>0.00429754</text:p>
          </table:table-cell>
          <table:table-cell office:value-type="float" office:value="0.44424599" calcext:value-type="float">
            <text:p>0.44424599</text:p>
          </table:table-cell>
          <table:table-cell table:formula="of:=[.B56]-[.C56]" office:value-type="float" office:value="-0.43994845" calcext:value-type="float">
            <text:p>-0.43994845</text:p>
          </table:table-cell>
          <table:table-cell office:value-type="float" office:value="-2.0061466" calcext:value-type="float">
            <text:p>-2.0061466</text:p>
          </table:table-cell>
          <table:table-cell table:formula="of:=[.B56]-[.E56]" office:value-type="float" office:value="2.01044414" calcext:value-type="float">
            <text:p>2.01044414</text:p>
          </table:table-cell>
          <table:table-cell office:value-type="float" office:value="0.44424647" calcext:value-type="float">
            <text:p>0.44424647</text:p>
          </table:table-cell>
          <table:table-cell table:formula="of:=[.B56]-[.G56]" office:value-type="float" office:value="-0.43994893" calcext:value-type="float">
            <text:p>-0.43994893</text:p>
          </table:table-cell>
          <table:table-cell office:value-type="float" office:value="1.10655279" calcext:value-type="float">
            <text:p>1.10655279</text:p>
          </table:table-cell>
          <table:table-cell table:formula="of:=[.B56]-[.I56]" office:value-type="float" office:value="-1.10225525" calcext:value-type="float">
            <text:p>-1.10225525</text:p>
          </table:table-cell>
          <table:table-cell office:value-type="float" office:value="0.51941234" calcext:value-type="float">
            <text:p>0.51941234</text:p>
          </table:table-cell>
          <table:table-cell table:formula="of:=[.B56]-[.K56]" office:value-type="float" office:value="-0.5151148" calcext:value-type="float">
            <text:p>-0.515114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3: z component of center of mass of link LForearm</text:p>
          </table:table-cell>
          <table:table-cell office:value-type="float" office:value="0.04471798" calcext:value-type="float">
            <text:p>0.04471798</text:p>
          </table:table-cell>
          <table:table-cell office:value-type="float" office:value="-0.20161006" calcext:value-type="float">
            <text:p>-0.20161006</text:p>
          </table:table-cell>
          <table:table-cell table:formula="of:=[.B57]-[.C57]" office:value-type="float" office:value="0.24632804" calcext:value-type="float">
            <text:p>0.24632804</text:p>
          </table:table-cell>
          <table:table-cell office:value-type="float" office:value="2.0746998" calcext:value-type="float">
            <text:p>2.0746998</text:p>
          </table:table-cell>
          <table:table-cell table:formula="of:=[.B57]-[.E57]" office:value-type="float" office:value="-2.02998182" calcext:value-type="float">
            <text:p>-2.02998182</text:p>
          </table:table-cell>
          <table:table-cell office:value-type="float" office:value="-0.20161011" calcext:value-type="float">
            <text:p>-0.20161011</text:p>
          </table:table-cell>
          <table:table-cell table:formula="of:=[.B57]-[.G57]" office:value-type="float" office:value="0.24632809" calcext:value-type="float">
            <text:p>0.24632809</text:p>
          </table:table-cell>
          <table:table-cell office:value-type="float" office:value="-0.40740211" calcext:value-type="float">
            <text:p>-0.40740211</text:p>
          </table:table-cell>
          <table:table-cell table:formula="of:=[.B57]-[.I57]" office:value-type="float" office:value="0.45212009" calcext:value-type="float">
            <text:p>0.45212009</text:p>
          </table:table-cell>
          <table:table-cell office:value-type="float" office:value="0.04471798" calcext:value-type="float">
            <text:p>0.04471798</text:p>
          </table:table-cell>
          <table:table-cell table:formula="of:=[.B57]-[.K5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4: xx component of inertia matrix of link LForearm</text:p>
          </table:table-cell>
          <table:table-cell office:value-type="float" office:value="0.00654286" calcext:value-type="float">
            <text:p>0.00654286</text:p>
          </table:table-cell>
          <table:table-cell office:value-type="float" office:value="0.13570407" calcext:value-type="float">
            <text:p>0.13570407</text:p>
          </table:table-cell>
          <table:table-cell table:formula="of:=[.B58]-[.C58]" office:value-type="float" office:value="-0.12916121" calcext:value-type="float">
            <text:p>-0.12916121</text:p>
          </table:table-cell>
          <table:table-cell office:value-type="float" office:value="2.87978444" calcext:value-type="float">
            <text:p>2.87978444</text:p>
          </table:table-cell>
          <table:table-cell table:formula="of:=[.B58]-[.E58]" office:value-type="float" office:value="-2.87324158" calcext:value-type="float">
            <text:p>-2.87324158</text:p>
          </table:table-cell>
          <table:table-cell office:value-type="float" office:value="0.13570813" calcext:value-type="float">
            <text:p>0.13570813</text:p>
          </table:table-cell>
          <table:table-cell table:formula="of:=[.B58]-[.G58]" office:value-type="float" office:value="-0.12916527" calcext:value-type="float">
            <text:p>-0.12916527</text:p>
          </table:table-cell>
          <table:table-cell office:value-type="float" office:value="0.54133386" calcext:value-type="float">
            <text:p>0.54133386</text:p>
          </table:table-cell>
          <table:table-cell table:formula="of:=[.B58]-[.I58]" office:value-type="float" office:value="-0.534791" calcext:value-type="float">
            <text:p>-0.534791</text:p>
          </table:table-cell>
          <table:table-cell office:value-type="float" office:value="-0.59039767" calcext:value-type="float">
            <text:p>-0.59039767</text:p>
          </table:table-cell>
          <table:table-cell table:formula="of:=[.B58]-[.K58]" office:value-type="float" office:value="0.59694053" calcext:value-type="float">
            <text:p>0.596940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5: xy component of inertia matrix of link LForearm</text:p>
          </table:table-cell>
          <table:table-cell office:value-type="float" office:value="-0.0000412" calcext:value-type="float">
            <text:p>-0.0000412</text:p>
          </table:table-cell>
          <table:table-cell office:value-type="float" office:value="0.20003022" calcext:value-type="float">
            <text:p>0.20003022</text:p>
          </table:table-cell>
          <table:table-cell table:formula="of:=[.B59]-[.C59]" office:value-type="float" office:value="-0.20007142" calcext:value-type="float">
            <text:p>-0.20007142</text:p>
          </table:table-cell>
          <table:table-cell office:value-type="float" office:value="0.59419815" calcext:value-type="float">
            <text:p>0.59419815</text:p>
          </table:table-cell>
          <table:table-cell table:formula="of:=[.B59]-[.E59]" office:value-type="float" office:value="-0.59423935" calcext:value-type="float">
            <text:p>-0.59423935</text:p>
          </table:table-cell>
          <table:table-cell office:value-type="float" office:value="0.20003015" calcext:value-type="float">
            <text:p>0.20003015</text:p>
          </table:table-cell>
          <table:table-cell table:formula="of:=[.B59]-[.G59]" office:value-type="float" office:value="-0.20007135" calcext:value-type="float">
            <text:p>-0.20007135</text:p>
          </table:table-cell>
          <table:table-cell office:value-type="float" office:value="1.71730584" calcext:value-type="float">
            <text:p>1.71730584</text:p>
          </table:table-cell>
          <table:table-cell table:formula="of:=[.B59]-[.I59]" office:value-type="float" office:value="-1.71734704" calcext:value-type="float">
            <text:p>-1.71734704</text:p>
          </table:table-cell>
          <table:table-cell office:value-type="float" office:value="0.14143624" calcext:value-type="float">
            <text:p>0.14143624</text:p>
          </table:table-cell>
          <table:table-cell table:formula="of:=[.B59]-[.K59]" office:value-type="float" office:value="-0.14147744" calcext:value-type="float">
            <text:p>-0.1414774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6: xz component of inertia matrix of link LForearm</text:p>
          </table:table-cell>
          <table:table-cell office:value-type="float" office:value="0.00000327" calcext:value-type="float">
            <text:p>0.00000327</text:p>
          </table:table-cell>
          <table:table-cell office:value-type="float" office:value="-0.67243251" calcext:value-type="float">
            <text:p>-0.67243251</text:p>
          </table:table-cell>
          <table:table-cell table:formula="of:=[.B60]-[.C60]" office:value-type="float" office:value="0.67243578" calcext:value-type="float">
            <text:p>0.67243578</text:p>
          </table:table-cell>
          <table:table-cell office:value-type="float" office:value="-1.03859775" calcext:value-type="float">
            <text:p>-1.03859775</text:p>
          </table:table-cell>
          <table:table-cell table:formula="of:=[.B60]-[.E60]" office:value-type="float" office:value="1.03860102" calcext:value-type="float">
            <text:p>1.03860102</text:p>
          </table:table-cell>
          <table:table-cell office:value-type="float" office:value="-0.6724325" calcext:value-type="float">
            <text:p>-0.6724325</text:p>
          </table:table-cell>
          <table:table-cell table:formula="of:=[.B60]-[.G60]" office:value-type="float" office:value="0.67243577" calcext:value-type="float">
            <text:p>0.67243577</text:p>
          </table:table-cell>
          <table:table-cell office:value-type="float" office:value="-0.86958834" calcext:value-type="float">
            <text:p>-0.86958834</text:p>
          </table:table-cell>
          <table:table-cell table:formula="of:=[.B60]-[.I60]" office:value-type="float" office:value="0.86959161" calcext:value-type="float">
            <text:p>0.86959161</text:p>
          </table:table-cell>
          <table:table-cell office:value-type="float" office:value="-0.42666881" calcext:value-type="float">
            <text:p>-0.42666881</text:p>
          </table:table-cell>
          <table:table-cell table:formula="of:=[.B60]-[.K60]" office:value-type="float" office:value="0.42667208" calcext:value-type="float">
            <text:p>0.4266720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7: yy component of inertia matrix of link LForearm</text:p>
          </table:table-cell>
          <table:table-cell office:value-type="float" office:value="0.00558783" calcext:value-type="float">
            <text:p>0.00558783</text:p>
          </table:table-cell>
          <table:table-cell office:value-type="float" office:value="-0.66107703" calcext:value-type="float">
            <text:p>-0.66107703</text:p>
          </table:table-cell>
          <table:table-cell table:formula="of:=[.B61]-[.C61]" office:value-type="float" office:value="0.66666486" calcext:value-type="float">
            <text:p>0.66666486</text:p>
          </table:table-cell>
          <table:table-cell office:value-type="float" office:value="0.75303199" calcext:value-type="float">
            <text:p>0.75303199</text:p>
          </table:table-cell>
          <table:table-cell table:formula="of:=[.B61]-[.E61]" office:value-type="float" office:value="-0.74744416" calcext:value-type="float">
            <text:p>-0.74744416</text:p>
          </table:table-cell>
          <table:table-cell office:value-type="float" office:value="-0.66107235" calcext:value-type="float">
            <text:p>-0.66107235</text:p>
          </table:table-cell>
          <table:table-cell table:formula="of:=[.B61]-[.G61]" office:value-type="float" office:value="0.66666018" calcext:value-type="float">
            <text:p>0.66666018</text:p>
          </table:table-cell>
          <table:table-cell office:value-type="float" office:value="-1.58531419" calcext:value-type="float">
            <text:p>-1.58531419</text:p>
          </table:table-cell>
          <table:table-cell table:formula="of:=[.B61]-[.I61]" office:value-type="float" office:value="1.59090202" calcext:value-type="float">
            <text:p>1.59090202</text:p>
          </table:table-cell>
          <table:table-cell office:value-type="float" office:value="-1.14477926" calcext:value-type="float">
            <text:p>-1.14477926</text:p>
          </table:table-cell>
          <table:table-cell table:formula="of:=[.B61]-[.K61]" office:value-type="float" office:value="1.15036709" calcext:value-type="float">
            <text:p>1.1503670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8: yz component of inertia matrix of link LForearm</text:p>
          </table:table-cell>
          <table:table-cell office:value-type="float" office:value="0.00042089" calcext:value-type="float">
            <text:p>0.00042089</text:p>
          </table:table-cell>
          <table:table-cell office:value-type="float" office:value="0.11602762" calcext:value-type="float">
            <text:p>0.11602762</text:p>
          </table:table-cell>
          <table:table-cell table:formula="of:=[.B62]-[.C62]" office:value-type="float" office:value="-0.11560673" calcext:value-type="float">
            <text:p>-0.11560673</text:p>
          </table:table-cell>
          <table:table-cell office:value-type="float" office:value="1.44926491" calcext:value-type="float">
            <text:p>1.44926491</text:p>
          </table:table-cell>
          <table:table-cell table:formula="of:=[.B62]-[.E62]" office:value-type="float" office:value="-1.44884402" calcext:value-type="float">
            <text:p>-1.44884402</text:p>
          </table:table-cell>
          <table:table-cell office:value-type="float" office:value="0.11602759" calcext:value-type="float">
            <text:p>0.11602759</text:p>
          </table:table-cell>
          <table:table-cell table:formula="of:=[.B62]-[.G62]" office:value-type="float" office:value="-0.1156067" calcext:value-type="float">
            <text:p>-0.1156067</text:p>
          </table:table-cell>
          <table:table-cell office:value-type="float" office:value="-0.48232221" calcext:value-type="float">
            <text:p>-0.48232221</text:p>
          </table:table-cell>
          <table:table-cell table:formula="of:=[.B62]-[.I62]" office:value-type="float" office:value="0.4827431" calcext:value-type="float">
            <text:p>0.4827431</text:p>
          </table:table-cell>
          <table:table-cell office:value-type="float" office:value="0.15764068" calcext:value-type="float">
            <text:p>0.15764068</text:p>
          </table:table-cell>
          <table:table-cell table:formula="of:=[.B62]-[.K62]" office:value-type="float" office:value="-0.15721979" calcext:value-type="float">
            <text:p>-0.1572197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9: zz component of inertia matrix of link LForearm</text:p>
          </table:table-cell>
          <table:table-cell office:value-type="float" office:value="0.0024783" calcext:value-type="float">
            <text:p>0.0024783</text:p>
          </table:table-cell>
          <table:table-cell office:value-type="float" office:value="0.39084837" calcext:value-type="float">
            <text:p>0.39084837</text:p>
          </table:table-cell>
          <table:table-cell table:formula="of:=[.B63]-[.C63]" office:value-type="float" office:value="-0.38837007" calcext:value-type="float">
            <text:p>-0.38837007</text:p>
          </table:table-cell>
          <table:table-cell office:value-type="float" office:value="1.93719911" calcext:value-type="float">
            <text:p>1.93719911</text:p>
          </table:table-cell>
          <table:table-cell table:formula="of:=[.B63]-[.E63]" office:value-type="float" office:value="-1.93472081" calcext:value-type="float">
            <text:p>-1.93472081</text:p>
          </table:table-cell>
          <table:table-cell office:value-type="float" office:value="0.39084772" calcext:value-type="float">
            <text:p>0.39084772</text:p>
          </table:table-cell>
          <table:table-cell table:formula="of:=[.B63]-[.G63]" office:value-type="float" office:value="-0.38836942" calcext:value-type="float">
            <text:p>-0.38836942</text:p>
          </table:table-cell>
          <table:table-cell office:value-type="float" office:value="-0.5831083" calcext:value-type="float">
            <text:p>-0.5831083</text:p>
          </table:table-cell>
          <table:table-cell table:formula="of:=[.B63]-[.I63]" office:value-type="float" office:value="0.5855866" calcext:value-type="float">
            <text:p>0.5855866</text:p>
          </table:table-cell>
          <table:table-cell office:value-type="float" office:value="0.41356022" calcext:value-type="float">
            <text:p>0.41356022</text:p>
          </table:table-cell>
          <table:table-cell table:formula="of:=[.B63]-[.K63]" office:value-type="float" office:value="-0.41108192" calcext:value-type="float">
            <text:p>-0.4110819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0: mass of link LWrMot2 <text:s text:c="13"/></text:p>
          </table:table-cell>
          <table:table-cell office:value-type="float" office:value="1.28381" calcext:value-type="float">
            <text:p>1.28381</text:p>
          </table:table-cell>
          <table:table-cell office:value-type="float" office:value="0.39739413" calcext:value-type="float">
            <text:p>0.39739413</text:p>
          </table:table-cell>
          <table:table-cell table:formula="of:=[.B64]-[.C64]" office:value-type="float" office:value="0.88641587" calcext:value-type="float">
            <text:p>0.88641587</text:p>
          </table:table-cell>
          <table:table-cell office:value-type="float" office:value="-0.29178248" calcext:value-type="float">
            <text:p>-0.29178248</text:p>
          </table:table-cell>
          <table:table-cell table:formula="of:=[.B64]-[.E64]" office:value-type="float" office:value="1.57559248" calcext:value-type="float">
            <text:p>1.57559248</text:p>
          </table:table-cell>
          <table:table-cell office:value-type="float" office:value="0.39739268" calcext:value-type="float">
            <text:p>0.39739268</text:p>
          </table:table-cell>
          <table:table-cell table:formula="of:=[.B64]-[.G64]" office:value-type="float" office:value="0.88641732" calcext:value-type="float">
            <text:p>0.88641732</text:p>
          </table:table-cell>
          <table:table-cell office:value-type="float" office:value="0.50331034" calcext:value-type="float">
            <text:p>0.50331034</text:p>
          </table:table-cell>
          <table:table-cell table:formula="of:=[.B64]-[.I64]" office:value-type="float" office:value="0.78049966" calcext:value-type="float">
            <text:p>0.78049966</text:p>
          </table:table-cell>
          <table:table-cell office:value-type="float" office:value="1.28381" calcext:value-type="float">
            <text:p>1.28381</text:p>
          </table:table-cell>
          <table:table-cell table:formula="of:=[.B64]-[.K6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1: x component of center of mass of link LWrMot2</text:p>
          </table:table-cell>
          <table:table-cell office:value-type="float" office:value="0.00981937" calcext:value-type="float">
            <text:p>0.00981937</text:p>
          </table:table-cell>
          <table:table-cell office:value-type="float" office:value="-0.04529409" calcext:value-type="float">
            <text:p>-0.04529409</text:p>
          </table:table-cell>
          <table:table-cell table:formula="of:=[.B65]-[.C65]" office:value-type="float" office:value="0.05511346" calcext:value-type="float">
            <text:p>0.05511346</text:p>
          </table:table-cell>
          <table:table-cell office:value-type="float" office:value="0.08715384" calcext:value-type="float">
            <text:p>0.08715384</text:p>
          </table:table-cell>
          <table:table-cell table:formula="of:=[.B65]-[.E65]" office:value-type="float" office:value="-0.07733447" calcext:value-type="float">
            <text:p>-0.07733447</text:p>
          </table:table-cell>
          <table:table-cell office:value-type="float" office:value="-0.04529298" calcext:value-type="float">
            <text:p>-0.04529298</text:p>
          </table:table-cell>
          <table:table-cell table:formula="of:=[.B65]-[.G65]" office:value-type="float" office:value="0.05511235" calcext:value-type="float">
            <text:p>0.05511235</text:p>
          </table:table-cell>
          <table:table-cell office:value-type="float" office:value="-0.6476565" calcext:value-type="float">
            <text:p>-0.6476565</text:p>
          </table:table-cell>
          <table:table-cell table:formula="of:=[.B65]-[.I65]" office:value-type="float" office:value="0.65747587" calcext:value-type="float">
            <text:p>0.65747587</text:p>
          </table:table-cell>
          <table:table-cell office:value-type="float" office:value="-0.07548724" calcext:value-type="float">
            <text:p>-0.07548724</text:p>
          </table:table-cell>
          <table:table-cell table:formula="of:=[.B65]-[.K65]" office:value-type="float" office:value="0.08530661" calcext:value-type="float">
            <text:p>0.085306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2: y component of center of mass of link LWrMot2</text:p>
          </table:table-cell>
          <table:table-cell office:value-type="float" office:value="0.00137971" calcext:value-type="float">
            <text:p>0.00137971</text:p>
          </table:table-cell>
          <table:table-cell office:value-type="float" office:value="1.46325595" calcext:value-type="float">
            <text:p>1.46325595</text:p>
          </table:table-cell>
          <table:table-cell table:formula="of:=[.B66]-[.C66]" office:value-type="float" office:value="-1.46187624" calcext:value-type="float">
            <text:p>-1.46187624</text:p>
          </table:table-cell>
          <table:table-cell office:value-type="float" office:value="-2.0061466" calcext:value-type="float">
            <text:p>-2.0061466</text:p>
          </table:table-cell>
          <table:table-cell table:formula="of:=[.B66]-[.E66]" office:value-type="float" office:value="2.00752631" calcext:value-type="float">
            <text:p>2.00752631</text:p>
          </table:table-cell>
          <table:table-cell office:value-type="float" office:value="1.46326129" calcext:value-type="float">
            <text:p>1.46326129</text:p>
          </table:table-cell>
          <table:table-cell table:formula="of:=[.B66]-[.G66]" office:value-type="float" office:value="-1.46188158" calcext:value-type="float">
            <text:p>-1.46188158</text:p>
          </table:table-cell>
          <table:table-cell office:value-type="float" office:value="3.13354297" calcext:value-type="float">
            <text:p>3.13354297</text:p>
          </table:table-cell>
          <table:table-cell table:formula="of:=[.B66]-[.I66]" office:value-type="float" office:value="-3.13216326" calcext:value-type="float">
            <text:p>-3.13216326</text:p>
          </table:table-cell>
          <table:table-cell office:value-type="float" office:value="0.00137971" calcext:value-type="float">
            <text:p>0.00137971</text:p>
          </table:table-cell>
          <table:table-cell table:formula="of:=[.B66]-[.K6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3: z component of center of mass of link LWrMot2</text:p>
          </table:table-cell>
          <table:table-cell office:value-type="float" office:value="-0.08038027" calcext:value-type="float">
            <text:p>-0.08038027</text:p>
          </table:table-cell>
          <table:table-cell office:value-type="float" office:value="-1.91262293" calcext:value-type="float">
            <text:p>-1.91262293</text:p>
          </table:table-cell>
          <table:table-cell table:formula="of:=[.B67]-[.C67]" office:value-type="float" office:value="1.83224266" calcext:value-type="float">
            <text:p>1.83224266</text:p>
          </table:table-cell>
          <table:table-cell office:value-type="float" office:value="2.73490209" calcext:value-type="float">
            <text:p>2.73490209</text:p>
          </table:table-cell>
          <table:table-cell table:formula="of:=[.B67]-[.E67]" office:value-type="float" office:value="-2.81528236" calcext:value-type="float">
            <text:p>-2.81528236</text:p>
          </table:table-cell>
          <table:table-cell office:value-type="float" office:value="-1.91262938" calcext:value-type="float">
            <text:p>-1.91262938</text:p>
          </table:table-cell>
          <table:table-cell table:formula="of:=[.B67]-[.G67]" office:value-type="float" office:value="1.83224911" calcext:value-type="float">
            <text:p>1.83224911</text:p>
          </table:table-cell>
          <table:table-cell office:value-type="float" office:value="-1.25840718" calcext:value-type="float">
            <text:p>-1.25840718</text:p>
          </table:table-cell>
          <table:table-cell table:formula="of:=[.B67]-[.I67]" office:value-type="float" office:value="1.17802691" calcext:value-type="float">
            <text:p>1.17802691</text:p>
          </table:table-cell>
          <table:table-cell office:value-type="float" office:value="-0.41014628" calcext:value-type="float">
            <text:p>-0.41014628</text:p>
          </table:table-cell>
          <table:table-cell table:formula="of:=[.B67]-[.K67]" office:value-type="float" office:value="0.32976601" calcext:value-type="float">
            <text:p>0.329766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4: xx component of inertia matrix of link LWrMot2</text:p>
          </table:table-cell>
          <table:table-cell office:value-type="float" office:value="0.00199407" calcext:value-type="float">
            <text:p>0.00199407</text:p>
          </table:table-cell>
          <table:table-cell office:value-type="float" office:value="-1.51773113" calcext:value-type="float">
            <text:p>-1.51773113</text:p>
          </table:table-cell>
          <table:table-cell table:formula="of:=[.B68]-[.C68]" office:value-type="float" office:value="1.5197252" calcext:value-type="float">
            <text:p>1.5197252</text:p>
          </table:table-cell>
          <table:table-cell office:value-type="float" office:value="4.1450175" calcext:value-type="float">
            <text:p>4.1450175</text:p>
          </table:table-cell>
          <table:table-cell table:formula="of:=[.B68]-[.E68]" office:value-type="float" office:value="-4.14302343" calcext:value-type="float">
            <text:p>-4.14302343</text:p>
          </table:table-cell>
          <table:table-cell office:value-type="float" office:value="-1.51773842" calcext:value-type="float">
            <text:p>-1.51773842</text:p>
          </table:table-cell>
          <table:table-cell table:formula="of:=[.B68]-[.G68]" office:value-type="float" office:value="1.51973249" calcext:value-type="float">
            <text:p>1.51973249</text:p>
          </table:table-cell>
          <table:table-cell office:value-type="float" office:value="-2.0468252" calcext:value-type="float">
            <text:p>-2.0468252</text:p>
          </table:table-cell>
          <table:table-cell table:formula="of:=[.B68]-[.I68]" office:value-type="float" office:value="2.04881927" calcext:value-type="float">
            <text:p>2.04881927</text:p>
          </table:table-cell>
          <table:table-cell office:value-type="float" office:value="0.43288746" calcext:value-type="float">
            <text:p>0.43288746</text:p>
          </table:table-cell>
          <table:table-cell table:formula="of:=[.B68]-[.K68]" office:value-type="float" office:value="-0.43089339" calcext:value-type="float">
            <text:p>-0.430893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5: xy component of inertia matrix of link LWrMot2</text:p>
          </table:table-cell>
          <table:table-cell office:value-type="float" office:value="0.0000257" calcext:value-type="float">
            <text:p>0.0000257</text:p>
          </table:table-cell>
          <table:table-cell office:value-type="float" office:value="0.4327056" calcext:value-type="float">
            <text:p>0.4327056</text:p>
          </table:table-cell>
          <table:table-cell table:formula="of:=[.B69]-[.C69]" office:value-type="float" office:value="-0.4326799" calcext:value-type="float">
            <text:p>-0.4326799</text:p>
          </table:table-cell>
          <table:table-cell office:value-type="float" office:value="0.51005983" calcext:value-type="float">
            <text:p>0.51005983</text:p>
          </table:table-cell>
          <table:table-cell table:formula="of:=[.B69]-[.E69]" office:value-type="float" office:value="-0.51003413" calcext:value-type="float">
            <text:p>-0.51003413</text:p>
          </table:table-cell>
          <table:table-cell office:value-type="float" office:value="0.43270625" calcext:value-type="float">
            <text:p>0.43270625</text:p>
          </table:table-cell>
          <table:table-cell table:formula="of:=[.B69]-[.G69]" office:value-type="float" office:value="-0.43268055" calcext:value-type="float">
            <text:p>-0.43268055</text:p>
          </table:table-cell>
          <table:table-cell office:value-type="float" office:value="0.84849147" calcext:value-type="float">
            <text:p>0.84849147</text:p>
          </table:table-cell>
          <table:table-cell table:formula="of:=[.B69]-[.I69]" office:value-type="float" office:value="-0.84846577" calcext:value-type="float">
            <text:p>-0.84846577</text:p>
          </table:table-cell>
          <table:table-cell office:value-type="float" office:value="0.13747394" calcext:value-type="float">
            <text:p>0.13747394</text:p>
          </table:table-cell>
          <table:table-cell table:formula="of:=[.B69]-[.K69]" office:value-type="float" office:value="-0.13744824" calcext:value-type="float">
            <text:p>-0.137448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6: xz component of inertia matrix of link LWrMot2</text:p>
          </table:table-cell>
          <table:table-cell office:value-type="float" office:value="0.00017443" calcext:value-type="float">
            <text:p>0.00017443</text:p>
          </table:table-cell>
          <table:table-cell office:value-type="float" office:value="0.29848937" calcext:value-type="float">
            <text:p>0.29848937</text:p>
          </table:table-cell>
          <table:table-cell table:formula="of:=[.B70]-[.C70]" office:value-type="float" office:value="-0.29831494" calcext:value-type="float">
            <text:p>-0.29831494</text:p>
          </table:table-cell>
          <table:table-cell office:value-type="float" office:value="0.19383091" calcext:value-type="float">
            <text:p>0.19383091</text:p>
          </table:table-cell>
          <table:table-cell table:formula="of:=[.B70]-[.E70]" office:value-type="float" office:value="-0.19365648" calcext:value-type="float">
            <text:p>-0.19365648</text:p>
          </table:table-cell>
          <table:table-cell office:value-type="float" office:value="0.29848856" calcext:value-type="float">
            <text:p>0.29848856</text:p>
          </table:table-cell>
          <table:table-cell table:formula="of:=[.B70]-[.G70]" office:value-type="float" office:value="-0.29831413" calcext:value-type="float">
            <text:p>-0.29831413</text:p>
          </table:table-cell>
          <table:table-cell office:value-type="float" office:value="2.74247759" calcext:value-type="float">
            <text:p>2.74247759</text:p>
          </table:table-cell>
          <table:table-cell table:formula="of:=[.B70]-[.I70]" office:value-type="float" office:value="-2.74230316" calcext:value-type="float">
            <text:p>-2.74230316</text:p>
          </table:table-cell>
          <table:table-cell office:value-type="float" office:value="-0.00503944" calcext:value-type="float">
            <text:p>-0.00503944</text:p>
          </table:table-cell>
          <table:table-cell table:formula="of:=[.B70]-[.K70]" office:value-type="float" office:value="0.00521387" calcext:value-type="float">
            <text:p>0.0052138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7: yy component of inertia matrix of link LWrMot2</text:p>
          </table:table-cell>
          <table:table-cell office:value-type="float" office:value="0.00217543" calcext:value-type="float">
            <text:p>0.00217543</text:p>
          </table:table-cell>
          <table:table-cell office:value-type="float" office:value="-1.19030632" calcext:value-type="float">
            <text:p>-1.19030632</text:p>
          </table:table-cell>
          <table:table-cell table:formula="of:=[.B71]-[.C71]" office:value-type="float" office:value="1.19248175" calcext:value-type="float">
            <text:p>1.19248175</text:p>
          </table:table-cell>
          <table:table-cell office:value-type="float" office:value="2.45456385" calcext:value-type="float">
            <text:p>2.45456385</text:p>
          </table:table-cell>
          <table:table-cell table:formula="of:=[.B71]-[.E71]" office:value-type="float" office:value="-2.45238842" calcext:value-type="float">
            <text:p>-2.45238842</text:p>
          </table:table-cell>
          <table:table-cell office:value-type="float" office:value="-1.19031083" calcext:value-type="float">
            <text:p>-1.19031083</text:p>
          </table:table-cell>
          <table:table-cell table:formula="of:=[.B71]-[.G71]" office:value-type="float" office:value="1.19248626" calcext:value-type="float">
            <text:p>1.19248626</text:p>
          </table:table-cell>
          <table:table-cell office:value-type="float" office:value="-0.27582789" calcext:value-type="float">
            <text:p>-0.27582789</text:p>
          </table:table-cell>
          <table:table-cell table:formula="of:=[.B71]-[.I71]" office:value-type="float" office:value="0.27800332" calcext:value-type="float">
            <text:p>0.27800332</text:p>
          </table:table-cell>
          <table:table-cell office:value-type="float" office:value="0.11332506" calcext:value-type="float">
            <text:p>0.11332506</text:p>
          </table:table-cell>
          <table:table-cell table:formula="of:=[.B71]-[.K71]" office:value-type="float" office:value="-0.11114963" calcext:value-type="float">
            <text:p>-0.1111496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8: yz component of inertia matrix of link LWrMot2</text:p>
          </table:table-cell>
          <table:table-cell office:value-type="float" office:value="-0.00012101" calcext:value-type="float">
            <text:p>-0.00012101</text:p>
          </table:table-cell>
          <table:table-cell office:value-type="float" office:value="-1.79732921" calcext:value-type="float">
            <text:p>-1.79732921</text:p>
          </table:table-cell>
          <table:table-cell table:formula="of:=[.B72]-[.C72]" office:value-type="float" office:value="1.7972082" calcext:value-type="float">
            <text:p>1.7972082</text:p>
          </table:table-cell>
          <table:table-cell office:value-type="float" office:value="0.91573847" calcext:value-type="float">
            <text:p>0.91573847</text:p>
          </table:table-cell>
          <table:table-cell table:formula="of:=[.B72]-[.E72]" office:value-type="float" office:value="-0.91585948" calcext:value-type="float">
            <text:p>-0.91585948</text:p>
          </table:table-cell>
          <table:table-cell office:value-type="float" office:value="-1.79733296" calcext:value-type="float">
            <text:p>-1.79733296</text:p>
          </table:table-cell>
          <table:table-cell table:formula="of:=[.B72]-[.G72]" office:value-type="float" office:value="1.79721195" calcext:value-type="float">
            <text:p>1.79721195</text:p>
          </table:table-cell>
          <table:table-cell office:value-type="float" office:value="-3.34628023" calcext:value-type="float">
            <text:p>-3.34628023</text:p>
          </table:table-cell>
          <table:table-cell table:formula="of:=[.B72]-[.I72]" office:value-type="float" office:value="3.34615922" calcext:value-type="float">
            <text:p>3.34615922</text:p>
          </table:table-cell>
          <table:table-cell office:value-type="float" office:value="-0.00070512" calcext:value-type="float">
            <text:p>-0.00070512</text:p>
          </table:table-cell>
          <table:table-cell table:formula="of:=[.B72]-[.K72]" office:value-type="float" office:value="0.00058411" calcext:value-type="float">
            <text:p>0.0005841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9: zz component of inertia matrix of link LWrMot2</text:p>
          </table:table-cell>
          <table:table-cell office:value-type="float" office:value="0.00183037" calcext:value-type="float">
            <text:p>0.00183037</text:p>
          </table:table-cell>
          <table:table-cell office:value-type="float" office:value="-0.51631756" calcext:value-type="float">
            <text:p>-0.51631756</text:p>
          </table:table-cell>
          <table:table-cell table:formula="of:=[.B73]-[.C73]" office:value-type="float" office:value="0.51814793" calcext:value-type="float">
            <text:p>0.51814793</text:p>
          </table:table-cell>
          <table:table-cell office:value-type="float" office:value="1.51200088" calcext:value-type="float">
            <text:p>1.51200088</text:p>
          </table:table-cell>
          <table:table-cell table:formula="of:=[.B73]-[.E73]" office:value-type="float" office:value="-1.51017051" calcext:value-type="float">
            <text:p>-1.51017051</text:p>
          </table:table-cell>
          <table:table-cell office:value-type="float" office:value="-0.51632031" calcext:value-type="float">
            <text:p>-0.51632031</text:p>
          </table:table-cell>
          <table:table-cell table:formula="of:=[.B73]-[.G73]" office:value-type="float" office:value="0.51815068" calcext:value-type="float">
            <text:p>0.51815068</text:p>
          </table:table-cell>
          <table:table-cell office:value-type="float" office:value="-4.78667864" calcext:value-type="float">
            <text:p>-4.78667864</text:p>
          </table:table-cell>
          <table:table-cell table:formula="of:=[.B73]-[.I73]" office:value-type="float" office:value="4.78850901" calcext:value-type="float">
            <text:p>4.78850901</text:p>
          </table:table-cell>
          <table:table-cell office:value-type="float" office:value="-0.00536141" calcext:value-type="float">
            <text:p>-0.00536141</text:p>
          </table:table-cell>
          <table:table-cell table:formula="of:=[.B73]-[.K73]" office:value-type="float" office:value="0.00719178" calcext:value-type="float">
            <text:p>0.0071917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0: mass of link LWrMot3 <text:s text:c="13"/></text:p>
          </table:table-cell>
          <table:table-cell office:value-type="float" office:value="0.428014" calcext:value-type="float">
            <text:p>0.428014</text:p>
          </table:table-cell>
          <table:table-cell office:value-type="float" office:value="-0.3892528" calcext:value-type="float">
            <text:p>-0.3892528</text:p>
          </table:table-cell>
          <table:table-cell table:formula="of:=[.B74]-[.C74]" office:value-type="float" office:value="0.8172668" calcext:value-type="float">
            <text:p>0.8172668</text:p>
          </table:table-cell>
          <table:table-cell office:value-type="float" office:value="-0.20941037" calcext:value-type="float">
            <text:p>-0.20941037</text:p>
          </table:table-cell>
          <table:table-cell table:formula="of:=[.B74]-[.E74]" office:value-type="float" office:value="0.63742437" calcext:value-type="float">
            <text:p>0.63742437</text:p>
          </table:table-cell>
          <table:table-cell office:value-type="float" office:value="-0.38925166" calcext:value-type="float">
            <text:p>-0.38925166</text:p>
          </table:table-cell>
          <table:table-cell table:formula="of:=[.B74]-[.G74]" office:value-type="float" office:value="0.81726566" calcext:value-type="float">
            <text:p>0.81726566</text:p>
          </table:table-cell>
          <table:table-cell office:value-type="float" office:value="-0.26643672" calcext:value-type="float">
            <text:p>-0.26643672</text:p>
          </table:table-cell>
          <table:table-cell table:formula="of:=[.B74]-[.I74]" office:value-type="float" office:value="0.69445072" calcext:value-type="float">
            <text:p>0.69445072</text:p>
          </table:table-cell>
          <table:table-cell office:value-type="float" office:value="0.428014" calcext:value-type="float">
            <text:p>0.428014</text:p>
          </table:table-cell>
          <table:table-cell table:formula="of:=[.B74]-[.K7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1: x component of center of mass of link LWrMot3</text:p>
          </table:table-cell>
          <table:table-cell office:value-type="float" office:value="0.00703809" calcext:value-type="float">
            <text:p>0.00703809</text:p>
          </table:table-cell>
          <table:table-cell office:value-type="float" office:value="0.00875553" calcext:value-type="float">
            <text:p>0.00875553</text:p>
          </table:table-cell>
          <table:table-cell table:formula="of:=[.B75]-[.C75]" office:value-type="float" office:value="-0.00171744" calcext:value-type="float">
            <text:p>-0.00171744</text:p>
          </table:table-cell>
          <table:table-cell office:value-type="float" office:value="0.00572631" calcext:value-type="float">
            <text:p>0.00572631</text:p>
          </table:table-cell>
          <table:table-cell table:formula="of:=[.B75]-[.E75]" office:value-type="float" office:value="0.00131178" calcext:value-type="float">
            <text:p>0.00131178</text:p>
          </table:table-cell>
          <table:table-cell office:value-type="float" office:value="0.00875621" calcext:value-type="float">
            <text:p>0.00875621</text:p>
          </table:table-cell>
          <table:table-cell table:formula="of:=[.B75]-[.G75]" office:value-type="float" office:value="-0.00171812" calcext:value-type="float">
            <text:p>-0.00171812</text:p>
          </table:table-cell>
          <table:table-cell office:value-type="float" office:value="0.45453871" calcext:value-type="float">
            <text:p>0.45453871</text:p>
          </table:table-cell>
          <table:table-cell table:formula="of:=[.B75]-[.I75]" office:value-type="float" office:value="-0.44750062" calcext:value-type="float">
            <text:p>-0.44750062</text:p>
          </table:table-cell>
          <table:table-cell office:value-type="float" office:value="0.00703809" calcext:value-type="float">
            <text:p>0.00703809</text:p>
          </table:table-cell>
          <table:table-cell table:formula="of:=[.B75]-[.K7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2: y component of center of mass of link LWrMot3</text:p>
          </table:table-cell>
          <table:table-cell office:value-type="float" office:value="-0.00001081" calcext:value-type="float">
            <text:p>-0.00001081</text:p>
          </table:table-cell>
          <table:table-cell office:value-type="float" office:value="0.17248457" calcext:value-type="float">
            <text:p>0.17248457</text:p>
          </table:table-cell>
          <table:table-cell table:formula="of:=[.B76]-[.C76]" office:value-type="float" office:value="-0.17249538" calcext:value-type="float">
            <text:p>-0.17249538</text:p>
          </table:table-cell>
          <table:table-cell office:value-type="float" office:value="0.32060413" calcext:value-type="float">
            <text:p>0.32060413</text:p>
          </table:table-cell>
          <table:table-cell table:formula="of:=[.B76]-[.E76]" office:value-type="float" office:value="-0.32061494" calcext:value-type="float">
            <text:p>-0.32061494</text:p>
          </table:table-cell>
          <table:table-cell office:value-type="float" office:value="0.17248508" calcext:value-type="float">
            <text:p>0.17248508</text:p>
          </table:table-cell>
          <table:table-cell table:formula="of:=[.B76]-[.G76]" office:value-type="float" office:value="-0.17249589" calcext:value-type="float">
            <text:p>-0.17249589</text:p>
          </table:table-cell>
          <table:table-cell office:value-type="float" office:value="3.76553042" calcext:value-type="float">
            <text:p>3.76553042</text:p>
          </table:table-cell>
          <table:table-cell table:formula="of:=[.B76]-[.I76]" office:value-type="float" office:value="-3.76554123" calcext:value-type="float">
            <text:p>-3.76554123</text:p>
          </table:table-cell>
          <table:table-cell office:value-type="float" office:value="-0.49976815" calcext:value-type="float">
            <text:p>-0.49976815</text:p>
          </table:table-cell>
          <table:table-cell table:formula="of:=[.B76]-[.K76]" office:value-type="float" office:value="0.49975734" calcext:value-type="float">
            <text:p>0.4997573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3: z component of center of mass of link LWrMot3</text:p>
          </table:table-cell>
          <table:table-cell office:value-type="float" office:value="-0.03966926" calcext:value-type="float">
            <text:p>-0.03966926</text:p>
          </table:table-cell>
          <table:table-cell office:value-type="float" office:value="-0.2835301" calcext:value-type="float">
            <text:p>-0.2835301</text:p>
          </table:table-cell>
          <table:table-cell table:formula="of:=[.B77]-[.C77]" office:value-type="float" office:value="0.24386084" calcext:value-type="float">
            <text:p>0.24386084</text:p>
          </table:table-cell>
          <table:table-cell office:value-type="float" office:value="-0.08048494" calcext:value-type="float">
            <text:p>-0.08048494</text:p>
          </table:table-cell>
          <table:table-cell table:formula="of:=[.B77]-[.E77]" office:value-type="float" office:value="0.04081568" calcext:value-type="float">
            <text:p>0.04081568</text:p>
          </table:table-cell>
          <table:table-cell office:value-type="float" office:value="-0.28353093" calcext:value-type="float">
            <text:p>-0.28353093</text:p>
          </table:table-cell>
          <table:table-cell table:formula="of:=[.B77]-[.G77]" office:value-type="float" office:value="0.24386167" calcext:value-type="float">
            <text:p>0.24386167</text:p>
          </table:table-cell>
          <table:table-cell office:value-type="float" office:value="2.20589938" calcext:value-type="float">
            <text:p>2.20589938</text:p>
          </table:table-cell>
          <table:table-cell table:formula="of:=[.B77]-[.I77]" office:value-type="float" office:value="-2.24556864" calcext:value-type="float">
            <text:p>-2.24556864</text:p>
          </table:table-cell>
          <table:table-cell office:value-type="float" office:value="0.13256334" calcext:value-type="float">
            <text:p>0.13256334</text:p>
          </table:table-cell>
          <table:table-cell table:formula="of:=[.B77]-[.K77]" office:value-type="float" office:value="-0.1722326" calcext:value-type="float">
            <text:p>-0.172232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4: xx component of inertia matrix of link LWrMot3</text:p>
          </table:table-cell>
          <table:table-cell office:value-type="float" office:value="0.0002862" calcext:value-type="float">
            <text:p>0.0002862</text:p>
          </table:table-cell>
          <table:table-cell office:value-type="float" office:value="-0.15128504" calcext:value-type="float">
            <text:p>-0.15128504</text:p>
          </table:table-cell>
          <table:table-cell table:formula="of:=[.B78]-[.C78]" office:value-type="float" office:value="0.15157124" calcext:value-type="float">
            <text:p>0.15157124</text:p>
          </table:table-cell>
          <table:table-cell office:value-type="float" office:value="-0.15325614" calcext:value-type="float">
            <text:p>-0.15325614</text:p>
          </table:table-cell>
          <table:table-cell table:formula="of:=[.B78]-[.E78]" office:value-type="float" office:value="0.15354234" calcext:value-type="float">
            <text:p>0.15354234</text:p>
          </table:table-cell>
          <table:table-cell office:value-type="float" office:value="-0.15128491" calcext:value-type="float">
            <text:p>-0.15128491</text:p>
          </table:table-cell>
          <table:table-cell table:formula="of:=[.B78]-[.G78]" office:value-type="float" office:value="0.15157111" calcext:value-type="float">
            <text:p>0.15157111</text:p>
          </table:table-cell>
          <table:table-cell office:value-type="float" office:value="2.55708226" calcext:value-type="float">
            <text:p>2.55708226</text:p>
          </table:table-cell>
          <table:table-cell table:formula="of:=[.B78]-[.I78]" office:value-type="float" office:value="-2.55679606" calcext:value-type="float">
            <text:p>-2.55679606</text:p>
          </table:table-cell>
          <table:table-cell office:value-type="float" office:value="-0.35732166" calcext:value-type="float">
            <text:p>-0.35732166</text:p>
          </table:table-cell>
          <table:table-cell table:formula="of:=[.B78]-[.K78]" office:value-type="float" office:value="0.35760786" calcext:value-type="float">
            <text:p>0.3576078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5: xy component of inertia matrix of link LWrMot3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-0.1868377" calcext:value-type="float">
            <text:p>-0.1868377</text:p>
          </table:table-cell>
          <table:table-cell table:formula="of:=[.B79]-[.C79]" office:value-type="float" office:value="0.18683775" calcext:value-type="float">
            <text:p>0.18683775</text:p>
          </table:table-cell>
          <table:table-cell office:value-type="float" office:value="-0.18663437" calcext:value-type="float">
            <text:p>-0.18663437</text:p>
          </table:table-cell>
          <table:table-cell table:formula="of:=[.B79]-[.E79]" office:value-type="float" office:value="0.18663442" calcext:value-type="float">
            <text:p>0.18663442</text:p>
          </table:table-cell>
          <table:table-cell office:value-type="float" office:value="-0.18683775" calcext:value-type="float">
            <text:p>-0.18683775</text:p>
          </table:table-cell>
          <table:table-cell table:formula="of:=[.B79]-[.G79]" office:value-type="float" office:value="0.1868378" calcext:value-type="float">
            <text:p>0.1868378</text:p>
          </table:table-cell>
          <table:table-cell office:value-type="float" office:value="-1.18742373" calcext:value-type="float">
            <text:p>-1.18742373</text:p>
          </table:table-cell>
          <table:table-cell table:formula="of:=[.B79]-[.I79]" office:value-type="float" office:value="1.18742378" calcext:value-type="float">
            <text:p>1.18742378</text:p>
          </table:table-cell>
          <table:table-cell office:value-type="float" office:value="-0.15861945" calcext:value-type="float">
            <text:p>-0.15861945</text:p>
          </table:table-cell>
          <table:table-cell table:formula="of:=[.B79]-[.K79]" office:value-type="float" office:value="0.1586195" calcext:value-type="float">
            <text:p>0.15861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6: xz component of inertia matrix of link LWrMot3</text:p>
          </table:table-cell>
          <table:table-cell office:value-type="float" office:value="-0.00003917" calcext:value-type="float">
            <text:p>-0.00003917</text:p>
          </table:table-cell>
          <table:table-cell office:value-type="float" office:value="-0.17941271" calcext:value-type="float">
            <text:p>-0.17941271</text:p>
          </table:table-cell>
          <table:table-cell table:formula="of:=[.B80]-[.C80]" office:value-type="float" office:value="0.17937354" calcext:value-type="float">
            <text:p>0.17937354</text:p>
          </table:table-cell>
          <table:table-cell office:value-type="float" office:value="-0.18032266" calcext:value-type="float">
            <text:p>-0.18032266</text:p>
          </table:table-cell>
          <table:table-cell table:formula="of:=[.B80]-[.E80]" office:value-type="float" office:value="0.18028349" calcext:value-type="float">
            <text:p>0.18028349</text:p>
          </table:table-cell>
          <table:table-cell office:value-type="float" office:value="-0.17941264" calcext:value-type="float">
            <text:p>-0.17941264</text:p>
          </table:table-cell>
          <table:table-cell table:formula="of:=[.B80]-[.G80]" office:value-type="float" office:value="0.17937347" calcext:value-type="float">
            <text:p>0.17937347</text:p>
          </table:table-cell>
          <table:table-cell office:value-type="float" office:value="-1.36558477" calcext:value-type="float">
            <text:p>-1.36558477</text:p>
          </table:table-cell>
          <table:table-cell table:formula="of:=[.B80]-[.I80]" office:value-type="float" office:value="1.3655456" calcext:value-type="float">
            <text:p>1.3655456</text:p>
          </table:table-cell>
          <table:table-cell office:value-type="float" office:value="-0.34578512" calcext:value-type="float">
            <text:p>-0.34578512</text:p>
          </table:table-cell>
          <table:table-cell table:formula="of:=[.B80]-[.K80]" office:value-type="float" office:value="0.34574595" calcext:value-type="float">
            <text:p>0.345745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7: yy component of inertia matrix of link LWrMot3</text:p>
          </table:table-cell>
          <table:table-cell office:value-type="float" office:value="0.00071262" calcext:value-type="float">
            <text:p>0.00071262</text:p>
          </table:table-cell>
          <table:table-cell office:value-type="float" office:value="0.31734424" calcext:value-type="float">
            <text:p>0.31734424</text:p>
          </table:table-cell>
          <table:table-cell table:formula="of:=[.B81]-[.C81]" office:value-type="float" office:value="-0.31663162" calcext:value-type="float">
            <text:p>-0.31663162</text:p>
          </table:table-cell>
          <table:table-cell office:value-type="float" office:value="0.30440818" calcext:value-type="float">
            <text:p>0.30440818</text:p>
          </table:table-cell>
          <table:table-cell table:formula="of:=[.B81]-[.E81]" office:value-type="float" office:value="-0.30369556" calcext:value-type="float">
            <text:p>-0.30369556</text:p>
          </table:table-cell>
          <table:table-cell office:value-type="float" office:value="0.31734435" calcext:value-type="float">
            <text:p>0.31734435</text:p>
          </table:table-cell>
          <table:table-cell table:formula="of:=[.B81]-[.G81]" office:value-type="float" office:value="-0.31663173" calcext:value-type="float">
            <text:p>-0.31663173</text:p>
          </table:table-cell>
          <table:table-cell office:value-type="float" office:value="1.78535315" calcext:value-type="float">
            <text:p>1.78535315</text:p>
          </table:table-cell>
          <table:table-cell table:formula="of:=[.B81]-[.I81]" office:value-type="float" office:value="-1.78464053" calcext:value-type="float">
            <text:p>-1.78464053</text:p>
          </table:table-cell>
          <table:table-cell office:value-type="float" office:value="-0.00613534" calcext:value-type="float">
            <text:p>-0.00613534</text:p>
          </table:table-cell>
          <table:table-cell table:formula="of:=[.B81]-[.K81]" office:value-type="float" office:value="0.00684796" calcext:value-type="float">
            <text:p>0.0068479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8: yz component of inertia matrix of link LWrMot3</text:p>
          </table:table-cell>
          <table:table-cell office:value-type="float" office:value="-0.0000001" calcext:value-type="float">
            <text:p>-0.0000001</text:p>
          </table:table-cell>
          <table:table-cell office:value-type="float" office:value="-0.00073272" calcext:value-type="float">
            <text:p>-0.00073272</text:p>
          </table:table-cell>
          <table:table-cell table:formula="of:=[.B82]-[.C82]" office:value-type="float" office:value="0.00073262" calcext:value-type="float">
            <text:p>0.00073262</text:p>
          </table:table-cell>
          <table:table-cell office:value-type="float" office:value="-0.01436524" calcext:value-type="float">
            <text:p>-0.01436524</text:p>
          </table:table-cell>
          <table:table-cell table:formula="of:=[.B82]-[.E82]" office:value-type="float" office:value="0.01436514" calcext:value-type="float">
            <text:p>0.01436514</text:p>
          </table:table-cell>
          <table:table-cell office:value-type="float" office:value="-0.00073267" calcext:value-type="float">
            <text:p>-0.00073267</text:p>
          </table:table-cell>
          <table:table-cell table:formula="of:=[.B82]-[.G82]" office:value-type="float" office:value="0.00073257" calcext:value-type="float">
            <text:p>0.00073257</text:p>
          </table:table-cell>
          <table:table-cell office:value-type="float" office:value="-2.18886978" calcext:value-type="float">
            <text:p>-2.18886978</text:p>
          </table:table-cell>
          <table:table-cell table:formula="of:=[.B82]-[.I82]" office:value-type="float" office:value="2.18886968" calcext:value-type="float">
            <text:p>2.18886968</text:p>
          </table:table-cell>
          <table:table-cell office:value-type="float" office:value="-0.31857923" calcext:value-type="float">
            <text:p>-0.31857923</text:p>
          </table:table-cell>
          <table:table-cell table:formula="of:=[.B82]-[.K82]" office:value-type="float" office:value="0.31857913" calcext:value-type="float">
            <text:p>0.3185791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9: zz component of inertia matrix of link LWrMot3</text:p>
          </table:table-cell>
          <table:table-cell office:value-type="float" office:value="0.00061444" calcext:value-type="float">
            <text:p>0.00061444</text:p>
          </table:table-cell>
          <table:table-cell office:value-type="float" office:value="0.31467198" calcext:value-type="float">
            <text:p>0.31467198</text:p>
          </table:table-cell>
          <table:table-cell table:formula="of:=[.B83]-[.C83]" office:value-type="float" office:value="-0.31405754" calcext:value-type="float">
            <text:p>-0.31405754</text:p>
          </table:table-cell>
          <table:table-cell office:value-type="float" office:value="0.32386111" calcext:value-type="float">
            <text:p>0.32386111</text:p>
          </table:table-cell>
          <table:table-cell table:formula="of:=[.B83]-[.E83]" office:value-type="float" office:value="-0.32324667" calcext:value-type="float">
            <text:p>-0.32324667</text:p>
          </table:table-cell>
          <table:table-cell office:value-type="float" office:value="0.31467203" calcext:value-type="float">
            <text:p>0.31467203</text:p>
          </table:table-cell>
          <table:table-cell table:formula="of:=[.B83]-[.G83]" office:value-type="float" office:value="-0.31405759" calcext:value-type="float">
            <text:p>-0.31405759</text:p>
          </table:table-cell>
          <table:table-cell office:value-type="float" office:value="4.48739194" calcext:value-type="float">
            <text:p>4.48739194</text:p>
          </table:table-cell>
          <table:table-cell table:formula="of:=[.B83]-[.I83]" office:value-type="float" office:value="-4.4867775" calcext:value-type="float">
            <text:p>-4.4867775</text:p>
          </table:table-cell>
          <table:table-cell office:value-type="float" office:value="0.20586523" calcext:value-type="float">
            <text:p>0.20586523</text:p>
          </table:table-cell>
          <table:table-cell table:formula="of:=[.B83]-[.K83]" office:value-type="float" office:value="-0.20525079" calcext:value-type="float">
            <text:p>-0.2052507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0: mass of link LSoftHandLink <text:s text:c="7"/></text:p>
          </table:table-cell>
          <table:table-cell office:value-type="float" office:value="1.2" calcext:value-type="float">
            <text:p>1.2</text:p>
          </table:table-cell>
          <table:table-cell office:value-type="float" office:value="0.3827332" calcext:value-type="float">
            <text:p>0.3827332</text:p>
          </table:table-cell>
          <table:table-cell table:formula="of:=[.B84]-[.C84]" office:value-type="float" office:value="0.8172668" calcext:value-type="float">
            <text:p>0.8172668</text:p>
          </table:table-cell>
          <table:table-cell office:value-type="float" office:value="-0.20941037" calcext:value-type="float">
            <text:p>-0.20941037</text:p>
          </table:table-cell>
          <table:table-cell table:formula="of:=[.B84]-[.E84]" office:value-type="float" office:value="1.40941037" calcext:value-type="float">
            <text:p>1.40941037</text:p>
          </table:table-cell>
          <table:table-cell office:value-type="float" office:value="0.38273434" calcext:value-type="float">
            <text:p>0.38273434</text:p>
          </table:table-cell>
          <table:table-cell table:formula="of:=[.B84]-[.G84]" office:value-type="float" office:value="0.81726566" calcext:value-type="float">
            <text:p>0.81726566</text:p>
          </table:table-cell>
          <table:table-cell office:value-type="float" office:value="0.50554928" calcext:value-type="float">
            <text:p>0.50554928</text:p>
          </table:table-cell>
          <table:table-cell table:formula="of:=[.B84]-[.I84]" office:value-type="float" office:value="0.69445072" calcext:value-type="float">
            <text:p>0.69445072</text:p>
          </table:table-cell>
          <table:table-cell office:value-type="float" office:value="1.2" calcext:value-type="float">
            <text:p>1.2</text:p>
          </table:table-cell>
          <table:table-cell table:formula="of:=[.B84]-[.K8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1: x component of center of mass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01677543" calcext:value-type="float">
            <text:p>-0.01677543</text:p>
          </table:table-cell>
          <table:table-cell table:formula="of:=[.B85]-[.C85]" office:value-type="float" office:value="0.01677543" calcext:value-type="float">
            <text:p>0.01677543</text:p>
          </table:table-cell>
          <table:table-cell office:value-type="float" office:value="0.00572631" calcext:value-type="float">
            <text:p>0.00572631</text:p>
          </table:table-cell>
          <table:table-cell table:formula="of:=[.B85]-[.E85]" office:value-type="float" office:value="-0.00572631" calcext:value-type="float">
            <text:p>-0.00572631</text:p>
          </table:table-cell>
          <table:table-cell office:value-type="float" office:value="-0.01677605" calcext:value-type="float">
            <text:p>-0.01677605</text:p>
          </table:table-cell>
          <table:table-cell table:formula="of:=[.B85]-[.G85]" office:value-type="float" office:value="0.01677605" calcext:value-type="float">
            <text:p>0.01677605</text:p>
          </table:table-cell>
          <table:table-cell office:value-type="float" office:value="-0.24551158" calcext:value-type="float">
            <text:p>-0.24551158</text:p>
          </table:table-cell>
          <table:table-cell table:formula="of:=[.B85]-[.I85]" office:value-type="float" office:value="0.24551158" calcext:value-type="float">
            <text:p>0.24551158</text:p>
          </table:table-cell>
          <table:table-cell office:value-type="float" office:value="0" calcext:value-type="float">
            <text:p>0</text:p>
          </table:table-cell>
          <table:table-cell table:formula="of:=[.B85]-[.K8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2: y component of center of mass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17541064" calcext:value-type="float">
            <text:p>-0.17541064</text:p>
          </table:table-cell>
          <table:table-cell table:formula="of:=[.B86]-[.C86]" office:value-type="float" office:value="0.17541064" calcext:value-type="float">
            <text:p>0.17541064</text:p>
          </table:table-cell>
          <table:table-cell office:value-type="float" office:value="0.32060413" calcext:value-type="float">
            <text:p>0.32060413</text:p>
          </table:table-cell>
          <table:table-cell table:formula="of:=[.B86]-[.E86]" office:value-type="float" office:value="-0.32060413" calcext:value-type="float">
            <text:p>-0.32060413</text:p>
          </table:table-cell>
          <table:table-cell office:value-type="float" office:value="-0.17541012" calcext:value-type="float">
            <text:p>-0.17541012</text:p>
          </table:table-cell>
          <table:table-cell table:formula="of:=[.B86]-[.G86]" office:value-type="float" office:value="0.17541012" calcext:value-type="float">
            <text:p>0.17541012</text:p>
          </table:table-cell>
          <table:table-cell office:value-type="float" office:value="-1.98451663" calcext:value-type="float">
            <text:p>-1.98451663</text:p>
          </table:table-cell>
          <table:table-cell table:formula="of:=[.B86]-[.I86]" office:value-type="float" office:value="1.98451663" calcext:value-type="float">
            <text:p>1.98451663</text:p>
          </table:table-cell>
          <table:table-cell office:value-type="float" office:value="0" calcext:value-type="float">
            <text:p>0</text:p>
          </table:table-cell>
          <table:table-cell table:formula="of:=[.B86]-[.K8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3: z component of center of mass of link LSoftHandLink</text:p>
          </table:table-cell>
          <table:table-cell office:value-type="float" office:value="-0.17" calcext:value-type="float">
            <text:p>-0.17</text:p>
          </table:table-cell>
          <table:table-cell office:value-type="float" office:value="-0.20028603" calcext:value-type="float">
            <text:p>-0.20028603</text:p>
          </table:table-cell>
          <table:table-cell table:formula="of:=[.B87]-[.C87]" office:value-type="float" office:value="0.03028603" calcext:value-type="float">
            <text:p>0.03028603</text:p>
          </table:table-cell>
          <table:table-cell office:value-type="float" office:value="-0.08048494" calcext:value-type="float">
            <text:p>-0.08048494</text:p>
          </table:table-cell>
          <table:table-cell table:formula="of:=[.B87]-[.E87]" office:value-type="float" office:value="-0.08951506" calcext:value-type="float">
            <text:p>-0.08951506</text:p>
          </table:table-cell>
          <table:table-cell office:value-type="float" office:value="-0.20028544" calcext:value-type="float">
            <text:p>-0.20028544</text:p>
          </table:table-cell>
          <table:table-cell table:formula="of:=[.B87]-[.G87]" office:value-type="float" office:value="0.03028544" calcext:value-type="float">
            <text:p>0.03028544</text:p>
          </table:table-cell>
          <table:table-cell office:value-type="float" office:value="-1.53249867" calcext:value-type="float">
            <text:p>-1.53249867</text:p>
          </table:table-cell>
          <table:table-cell table:formula="of:=[.B87]-[.I87]" office:value-type="float" office:value="1.36249867" calcext:value-type="float">
            <text:p>1.36249867</text:p>
          </table:table-cell>
          <table:table-cell office:value-type="float" office:value="-0.17" calcext:value-type="float">
            <text:p>-0.17</text:p>
          </table:table-cell>
          <table:table-cell table:formula="of:=[.B87]-[.K8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4: xx component of inertia matrix of link LSoftHandLink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-0.18524661" calcext:value-type="float">
            <text:p>-0.18524661</text:p>
          </table:table-cell>
          <table:table-cell table:formula="of:=[.B88]-[.C88]" office:value-type="float" office:value="0.18756661" calcext:value-type="float">
            <text:p>0.18756661</text:p>
          </table:table-cell>
          <table:table-cell office:value-type="float" office:value="-0.15325614" calcext:value-type="float">
            <text:p>-0.15325614</text:p>
          </table:table-cell>
          <table:table-cell table:formula="of:=[.B88]-[.E88]" office:value-type="float" office:value="0.15557614" calcext:value-type="float">
            <text:p>0.15557614</text:p>
          </table:table-cell>
          <table:table-cell office:value-type="float" office:value="-0.18524653" calcext:value-type="float">
            <text:p>-0.18524653</text:p>
          </table:table-cell>
          <table:table-cell table:formula="of:=[.B88]-[.G88]" office:value-type="float" office:value="0.18756653" calcext:value-type="float">
            <text:p>0.18756653</text:p>
          </table:table-cell>
          <table:table-cell office:value-type="float" office:value="-5.65953792" calcext:value-type="float">
            <text:p>-5.65953792</text:p>
          </table:table-cell>
          <table:table-cell table:formula="of:=[.B88]-[.I88]" office:value-type="float" office:value="5.66185792" calcext:value-type="float">
            <text:p>5.66185792</text:p>
          </table:table-cell>
          <table:table-cell office:value-type="float" office:value="0.00232" calcext:value-type="float">
            <text:p>0.00232</text:p>
          </table:table-cell>
          <table:table-cell table:formula="of:=[.B88]-[.K88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5: xy component of inertia matrix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18512371" calcext:value-type="float">
            <text:p>-0.18512371</text:p>
          </table:table-cell>
          <table:table-cell table:formula="of:=[.B89]-[.C89]" office:value-type="float" office:value="0.18512371" calcext:value-type="float">
            <text:p>0.18512371</text:p>
          </table:table-cell>
          <table:table-cell office:value-type="float" office:value="-0.18663437" calcext:value-type="float">
            <text:p>-0.18663437</text:p>
          </table:table-cell>
          <table:table-cell table:formula="of:=[.B89]-[.E89]" office:value-type="float" office:value="0.18663437" calcext:value-type="float">
            <text:p>0.18663437</text:p>
          </table:table-cell>
          <table:table-cell office:value-type="float" office:value="-0.18512367" calcext:value-type="float">
            <text:p>-0.18512367</text:p>
          </table:table-cell>
          <table:table-cell table:formula="of:=[.B89]-[.G89]" office:value-type="float" office:value="0.18512367" calcext:value-type="float">
            <text:p>0.18512367</text:p>
          </table:table-cell>
          <table:table-cell office:value-type="float" office:value="-0.48508158" calcext:value-type="float">
            <text:p>-0.48508158</text:p>
          </table:table-cell>
          <table:table-cell table:formula="of:=[.B89]-[.I89]" office:value-type="float" office:value="0.48508158" calcext:value-type="float">
            <text:p>0.48508158</text:p>
          </table:table-cell>
          <table:table-cell office:value-type="float" office:value="0" calcext:value-type="float">
            <text:p>0</text:p>
          </table:table-cell>
          <table:table-cell table:formula="of:=[.B89]-[.K8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6: xz component of inertia matrix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1791734" calcext:value-type="float">
            <text:p>-0.1791734</text:p>
          </table:table-cell>
          <table:table-cell table:formula="of:=[.B90]-[.C90]" office:value-type="float" office:value="0.1791734" calcext:value-type="float">
            <text:p>0.1791734</text:p>
          </table:table-cell>
          <table:table-cell office:value-type="float" office:value="-0.18032266" calcext:value-type="float">
            <text:p>-0.18032266</text:p>
          </table:table-cell>
          <table:table-cell table:formula="of:=[.B90]-[.E90]" office:value-type="float" office:value="0.18032266" calcext:value-type="float">
            <text:p>0.18032266</text:p>
          </table:table-cell>
          <table:table-cell office:value-type="float" office:value="-0.17917335" calcext:value-type="float">
            <text:p>-0.17917335</text:p>
          </table:table-cell>
          <table:table-cell table:formula="of:=[.B90]-[.G90]" office:value-type="float" office:value="0.17917335" calcext:value-type="float">
            <text:p>0.17917335</text:p>
          </table:table-cell>
          <table:table-cell office:value-type="float" office:value="-0.90830689" calcext:value-type="float">
            <text:p>-0.90830689</text:p>
          </table:table-cell>
          <table:table-cell table:formula="of:=[.B90]-[.I90]" office:value-type="float" office:value="0.90830689" calcext:value-type="float">
            <text:p>0.90830689</text:p>
          </table:table-cell>
          <table:table-cell office:value-type="float" office:value="0" calcext:value-type="float">
            <text:p>0</text:p>
          </table:table-cell>
          <table:table-cell table:formula="of:=[.B90]-[.K90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7: yy component of inertia matrix of link LSoftHandLink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30679441" calcext:value-type="float">
            <text:p>0.30679441</text:p>
          </table:table-cell>
          <table:table-cell table:formula="of:=[.B91]-[.C91]" office:value-type="float" office:value="-0.30383441" calcext:value-type="float">
            <text:p>-0.30383441</text:p>
          </table:table-cell>
          <table:table-cell office:value-type="float" office:value="0.30440818" calcext:value-type="float">
            <text:p>0.30440818</text:p>
          </table:table-cell>
          <table:table-cell table:formula="of:=[.B91]-[.E91]" office:value-type="float" office:value="-0.30144818" calcext:value-type="float">
            <text:p>-0.30144818</text:p>
          </table:table-cell>
          <table:table-cell office:value-type="float" office:value="0.30679446" calcext:value-type="float">
            <text:p>0.30679446</text:p>
          </table:table-cell>
          <table:table-cell table:formula="of:=[.B91]-[.G91]" office:value-type="float" office:value="-0.30383446" calcext:value-type="float">
            <text:p>-0.30383446</text:p>
          </table:table-cell>
          <table:table-cell office:value-type="float" office:value="-0.74772178" calcext:value-type="float">
            <text:p>-0.74772178</text:p>
          </table:table-cell>
          <table:table-cell table:formula="of:=[.B91]-[.I91]" office:value-type="float" office:value="0.75068178" calcext:value-type="float">
            <text:p>0.75068178</text:p>
          </table:table-cell>
          <table:table-cell office:value-type="float" office:value="0.00296" calcext:value-type="float">
            <text:p>0.00296</text:p>
          </table:table-cell>
          <table:table-cell table:formula="of:=[.B91]-[.K91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8: yz component of inertia matrix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00632239" calcext:value-type="float">
            <text:p>-0.00632239</text:p>
          </table:table-cell>
          <table:table-cell table:formula="of:=[.B92]-[.C92]" office:value-type="float" office:value="0.00632239" calcext:value-type="float">
            <text:p>0.00632239</text:p>
          </table:table-cell>
          <table:table-cell office:value-type="float" office:value="-0.01436524" calcext:value-type="float">
            <text:p>-0.01436524</text:p>
          </table:table-cell>
          <table:table-cell table:formula="of:=[.B92]-[.E92]" office:value-type="float" office:value="0.01436524" calcext:value-type="float">
            <text:p>0.01436524</text:p>
          </table:table-cell>
          <table:table-cell office:value-type="float" office:value="-0.00632243" calcext:value-type="float">
            <text:p>-0.00632243</text:p>
          </table:table-cell>
          <table:table-cell table:formula="of:=[.B92]-[.G92]" office:value-type="float" office:value="0.00632243" calcext:value-type="float">
            <text:p>0.00632243</text:p>
          </table:table-cell>
          <table:table-cell office:value-type="float" office:value="1.56176688" calcext:value-type="float">
            <text:p>1.56176688</text:p>
          </table:table-cell>
          <table:table-cell table:formula="of:=[.B92]-[.I92]" office:value-type="float" office:value="-1.56176688" calcext:value-type="float">
            <text:p>-1.56176688</text:p>
          </table:table-cell>
          <table:table-cell office:value-type="float" office:value="0" calcext:value-type="float">
            <text:p>0</text:p>
          </table:table-cell>
          <table:table-cell table:formula="of:=[.B92]-[.K92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9: zz component of inertia matrix of link LSoftHandLink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29190188" calcext:value-type="float">
            <text:p>0.29190188</text:p>
          </table:table-cell>
          <table:table-cell table:formula="of:=[.B93]-[.C93]" office:value-type="float" office:value="-0.29054188" calcext:value-type="float">
            <text:p>-0.29054188</text:p>
          </table:table-cell>
          <table:table-cell office:value-type="float" office:value="0.32386111" calcext:value-type="float">
            <text:p>0.32386111</text:p>
          </table:table-cell>
          <table:table-cell table:formula="of:=[.B93]-[.E93]" office:value-type="float" office:value="-0.32250111" calcext:value-type="float">
            <text:p>-0.32250111</text:p>
          </table:table-cell>
          <table:table-cell office:value-type="float" office:value="0.29190192" calcext:value-type="float">
            <text:p>0.29190192</text:p>
          </table:table-cell>
          <table:table-cell table:formula="of:=[.B93]-[.G93]" office:value-type="float" office:value="-0.29054192" calcext:value-type="float">
            <text:p>-0.29054192</text:p>
          </table:table-cell>
          <table:table-cell office:value-type="float" office:value="-1.36627604" calcext:value-type="float">
            <text:p>-1.36627604</text:p>
          </table:table-cell>
          <table:table-cell table:formula="of:=[.B93]-[.I93]" office:value-type="float" office:value="1.36763604" calcext:value-type="float">
            <text:p>1.36763604</text:p>
          </table:table-cell>
          <table:table-cell office:value-type="float" office:value="0.00136" calcext:value-type="float">
            <text:p>0.00136</text:p>
          </table:table-cell>
          <table:table-cell table:formula="of:=[.B93]-[.K93]" office:value-type="float" office:value="0" calcext:value-type="float">
            <text:p>0</text:p>
          </table:table-cell>
          <table:table-cell table:number-columns-repeated="3"/>
        </table:table-row>
        <table:table-row table:style-name="ro3" table:number-rows-repeated="2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table:style-name="ce1" office:value-type="string" calcext:value-type="string" table:number-columns-spanned="5" table:number-rows-spanned="1">
            <text:p>robotran simulation and idyntree identification</text:p>
          </table:table-cell>
          <table:covered-table-cell/>
          <table:covered-table-cell table:style-name="Default"/>
          <table:covered-table-cell table:number-columns-repeated="2" table:style-name="ce2"/>
          <table:table-cell table:style-name="ce2"/>
          <table:table-cell table:style-name="ce1"/>
          <table:table-cell/>
          <table:table-cell table:style-name="Default"/>
          <table:table-cell table:style-name="ce8" table:number-columns-spanned="2" table:number-rows-spanned="1"/>
          <table:covered-table-cell table:style-name="Default"/>
          <table:table-cell table:number-columns-repeated="3"/>
        </table:table-row>
        <table:table-row table:style-name="ro4">
          <table:table-cell/>
          <table:table-cell table:style-name="ce1" office:value-type="string" calcext:value-type="string">
            <text:p>CAD</text:p>
          </table:table-cell>
          <table:table-cell table:style-name="ce3" office:value-type="string" calcext:value-type="string">
            <text:p>direct standard params, a priori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standard by identifying base params first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using a priori, standard with base first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using a priori, standard with base first, WLS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standard essential, weighted with essential</text:p>
          </table:table-cell>
          <table:table-cell table:style-name="ce1" office:value-type="string" calcext:value-type="string">
            <text:p>diff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/>
          <table:table-cell table:style-name="Default"/>
          <table:table-cell table:style-name="ce4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# 0: mass of link Waist <text:s text:c="16"/></text:p>
          </table:table-cell>
          <table:table-cell office:value-type="float" office:value="11.0461" calcext:value-type="float">
            <text:p>11.0461</text:p>
          </table:table-cell>
          <table:table-cell table:style-name="ce4" office:value-type="float" office:value="11.0461" calcext:value-type="float">
            <text:p>11.0461</text:p>
          </table:table-cell>
          <table:table-cell table:formula="of:=[.B99]-[.C99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99]-[.E99]" office:value-type="float" office:value="11.0461" calcext:value-type="float">
            <text:p>11.0461</text:p>
          </table:table-cell>
          <table:table-cell table:style-name="ce4" office:value-type="float" office:value="11.0461" calcext:value-type="float">
            <text:p>11.0461</text:p>
          </table:table-cell>
          <table:table-cell table:formula="of:=[.B99]-[.G99]" office:value-type="float" office:value="0" calcext:value-type="float">
            <text:p>0</text:p>
          </table:table-cell>
          <table:table-cell office:value-type="float" office:value="11.0461" calcext:value-type="float">
            <text:p>11.0461</text:p>
          </table:table-cell>
          <table:table-cell table:formula="of:=[.B99]-[.I99]" office:value-type="float" office:value="0" calcext:value-type="float">
            <text:p>0</text:p>
          </table:table-cell>
          <table:table-cell table:style-name="ce4" office:value-type="float" office:value="11.0461" calcext:value-type="float">
            <text:p>11.0461</text:p>
          </table:table-cell>
          <table:table-cell table:formula="of:=[.B99]-[.K99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: x component of center of mass of link Waist</text:p>
          </table:table-cell>
          <table:table-cell office:value-type="float" office:value="-0.02281339" calcext:value-type="float">
            <text:p>-0.02281339</text:p>
          </table:table-cell>
          <table:table-cell table:style-name="ce4" office:value-type="float" office:value="-0.02281339" calcext:value-type="float">
            <text:p>-0.02281339</text:p>
          </table:table-cell>
          <table:table-cell table:formula="of:=[.B100]-[.C100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0]-[.E100]" office:value-type="float" office:value="-0.02281339" calcext:value-type="float">
            <text:p>-0.02281339</text:p>
          </table:table-cell>
          <table:table-cell table:style-name="ce4" office:value-type="float" office:value="-0.02281339" calcext:value-type="float">
            <text:p>-0.02281339</text:p>
          </table:table-cell>
          <table:table-cell table:formula="of:=[.B100]-[.G100]" office:value-type="float" office:value="0" calcext:value-type="float">
            <text:p>0</text:p>
          </table:table-cell>
          <table:table-cell office:value-type="float" office:value="-0.02281339" calcext:value-type="float">
            <text:p>-0.02281339</text:p>
          </table:table-cell>
          <table:table-cell table:formula="of:=[.B100]-[.I100]" office:value-type="float" office:value="0" calcext:value-type="float">
            <text:p>0</text:p>
          </table:table-cell>
          <table:table-cell table:style-name="ce4" office:value-type="float" office:value="-0.02281339" calcext:value-type="float">
            <text:p>-0.02281339</text:p>
          </table:table-cell>
          <table:table-cell table:formula="of:=[.B100]-[.K100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: y component of center of mass of link Waist</text:p>
          </table:table-cell>
          <table:table-cell office:value-type="float" office:value="-0.00073935" calcext:value-type="float">
            <text:p>-0.00073935</text:p>
          </table:table-cell>
          <table:table-cell table:style-name="ce4" office:value-type="float" office:value="-0.00073935" calcext:value-type="float">
            <text:p>-0.00073935</text:p>
          </table:table-cell>
          <table:table-cell table:formula="of:=[.B101]-[.C101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1]-[.E101]" office:value-type="float" office:value="-0.00073935" calcext:value-type="float">
            <text:p>-0.00073935</text:p>
          </table:table-cell>
          <table:table-cell table:style-name="ce4" office:value-type="float" office:value="-0.00073935" calcext:value-type="float">
            <text:p>-0.00073935</text:p>
          </table:table-cell>
          <table:table-cell table:formula="of:=[.B101]-[.G101]" office:value-type="float" office:value="0" calcext:value-type="float">
            <text:p>0</text:p>
          </table:table-cell>
          <table:table-cell office:value-type="float" office:value="-0.00073935" calcext:value-type="float">
            <text:p>-0.00073935</text:p>
          </table:table-cell>
          <table:table-cell table:formula="of:=[.B101]-[.I101]" office:value-type="float" office:value="0" calcext:value-type="float">
            <text:p>0</text:p>
          </table:table-cell>
          <table:table-cell table:style-name="ce4" office:value-type="float" office:value="-0.00073935" calcext:value-type="float">
            <text:p>-0.00073935</text:p>
          </table:table-cell>
          <table:table-cell table:formula="of:=[.B101]-[.K101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: z component of center of mass of link Waist</text:p>
          </table:table-cell>
          <table:table-cell office:value-type="float" office:value="0.03042286" calcext:value-type="float">
            <text:p>0.03042286</text:p>
          </table:table-cell>
          <table:table-cell table:style-name="ce4" office:value-type="float" office:value="0.03042286" calcext:value-type="float">
            <text:p>0.03042286</text:p>
          </table:table-cell>
          <table:table-cell table:formula="of:=[.B102]-[.C102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2]-[.E102]" office:value-type="float" office:value="0.03042286" calcext:value-type="float">
            <text:p>0.03042286</text:p>
          </table:table-cell>
          <table:table-cell table:style-name="ce4" office:value-type="float" office:value="0.03042286" calcext:value-type="float">
            <text:p>0.03042286</text:p>
          </table:table-cell>
          <table:table-cell table:formula="of:=[.B102]-[.G102]" office:value-type="float" office:value="0" calcext:value-type="float">
            <text:p>0</text:p>
          </table:table-cell>
          <table:table-cell office:value-type="float" office:value="0.03042286" calcext:value-type="float">
            <text:p>0.03042286</text:p>
          </table:table-cell>
          <table:table-cell table:formula="of:=[.B102]-[.I102]" office:value-type="float" office:value="0" calcext:value-type="float">
            <text:p>0</text:p>
          </table:table-cell>
          <table:table-cell table:style-name="ce4" office:value-type="float" office:value="0.03042286" calcext:value-type="float">
            <text:p>0.03042286</text:p>
          </table:table-cell>
          <table:table-cell table:formula="of:=[.B102]-[.K102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: xx component of inertia matrix of link Waist</text:p>
          </table:table-cell>
          <table:table-cell office:value-type="float" office:value="0.09620824" calcext:value-type="float">
            <text:p>0.09620824</text:p>
          </table:table-cell>
          <table:table-cell table:style-name="ce4" office:value-type="float" office:value="0.09620824" calcext:value-type="float">
            <text:p>0.09620824</text:p>
          </table:table-cell>
          <table:table-cell table:formula="of:=[.B103]-[.C103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3]-[.E103]" office:value-type="float" office:value="0.09620824" calcext:value-type="float">
            <text:p>0.09620824</text:p>
          </table:table-cell>
          <table:table-cell table:style-name="ce4" office:value-type="float" office:value="0.09620824" calcext:value-type="float">
            <text:p>0.09620824</text:p>
          </table:table-cell>
          <table:table-cell table:formula="of:=[.B103]-[.G103]" office:value-type="float" office:value="0" calcext:value-type="float">
            <text:p>0</text:p>
          </table:table-cell>
          <table:table-cell office:value-type="float" office:value="0.09620824" calcext:value-type="float">
            <text:p>0.09620824</text:p>
          </table:table-cell>
          <table:table-cell table:formula="of:=[.B103]-[.I103]" office:value-type="float" office:value="0" calcext:value-type="float">
            <text:p>0</text:p>
          </table:table-cell>
          <table:table-cell table:style-name="ce4" office:value-type="float" office:value="0.09620824" calcext:value-type="float">
            <text:p>0.09620824</text:p>
          </table:table-cell>
          <table:table-cell table:formula="of:=[.B103]-[.K103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: xy component of inertia matrix of link Waist</text:p>
          </table:table-cell>
          <table:table-cell office:value-type="float" office:value="0.00014081" calcext:value-type="float">
            <text:p>0.00014081</text:p>
          </table:table-cell>
          <table:table-cell table:style-name="ce4" office:value-type="float" office:value="0.00014081" calcext:value-type="float">
            <text:p>0.00014081</text:p>
          </table:table-cell>
          <table:table-cell table:formula="of:=[.B104]-[.C104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4]-[.E104]" office:value-type="float" office:value="0.00014081" calcext:value-type="float">
            <text:p>0.00014081</text:p>
          </table:table-cell>
          <table:table-cell table:style-name="ce4" office:value-type="float" office:value="0.00014081" calcext:value-type="float">
            <text:p>0.00014081</text:p>
          </table:table-cell>
          <table:table-cell table:formula="of:=[.B104]-[.G104]" office:value-type="float" office:value="0" calcext:value-type="float">
            <text:p>0</text:p>
          </table:table-cell>
          <table:table-cell office:value-type="float" office:value="0.00014081" calcext:value-type="float">
            <text:p>0.00014081</text:p>
          </table:table-cell>
          <table:table-cell table:formula="of:=[.B104]-[.I104]" office:value-type="float" office:value="0" calcext:value-type="float">
            <text:p>0</text:p>
          </table:table-cell>
          <table:table-cell table:style-name="ce4" office:value-type="float" office:value="0.00014081" calcext:value-type="float">
            <text:p>0.00014081</text:p>
          </table:table-cell>
          <table:table-cell table:formula="of:=[.B104]-[.K104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: xz component of inertia matrix of link Waist</text:p>
          </table:table-cell>
          <table:table-cell office:value-type="float" office:value="0.00312577" calcext:value-type="float">
            <text:p>0.00312577</text:p>
          </table:table-cell>
          <table:table-cell table:style-name="ce4" office:value-type="float" office:value="0.00312577" calcext:value-type="float">
            <text:p>0.00312577</text:p>
          </table:table-cell>
          <table:table-cell table:formula="of:=[.B105]-[.C105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5]-[.E105]" office:value-type="float" office:value="0.00312577" calcext:value-type="float">
            <text:p>0.00312577</text:p>
          </table:table-cell>
          <table:table-cell table:style-name="ce4" office:value-type="float" office:value="0.00312577" calcext:value-type="float">
            <text:p>0.00312577</text:p>
          </table:table-cell>
          <table:table-cell table:formula="of:=[.B105]-[.G105]" office:value-type="float" office:value="0" calcext:value-type="float">
            <text:p>0</text:p>
          </table:table-cell>
          <table:table-cell office:value-type="float" office:value="0.00312577" calcext:value-type="float">
            <text:p>0.00312577</text:p>
          </table:table-cell>
          <table:table-cell table:formula="of:=[.B105]-[.I105]" office:value-type="float" office:value="0" calcext:value-type="float">
            <text:p>0</text:p>
          </table:table-cell>
          <table:table-cell table:style-name="ce4" office:value-type="float" office:value="0.00312577" calcext:value-type="float">
            <text:p>0.00312577</text:p>
          </table:table-cell>
          <table:table-cell table:formula="of:=[.B105]-[.K105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: yy component of inertia matrix of link Waist</text:p>
          </table:table-cell>
          <table:table-cell office:value-type="float" office:value="0.09851132" calcext:value-type="float">
            <text:p>0.09851132</text:p>
          </table:table-cell>
          <table:table-cell table:style-name="ce4" office:value-type="float" office:value="0.09851132" calcext:value-type="float">
            <text:p>0.09851132</text:p>
          </table:table-cell>
          <table:table-cell table:formula="of:=[.B106]-[.C106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6]-[.E106]" office:value-type="float" office:value="0.09851132" calcext:value-type="float">
            <text:p>0.09851132</text:p>
          </table:table-cell>
          <table:table-cell table:style-name="ce4" office:value-type="float" office:value="0.09851132" calcext:value-type="float">
            <text:p>0.09851132</text:p>
          </table:table-cell>
          <table:table-cell table:formula="of:=[.B106]-[.G106]" office:value-type="float" office:value="0" calcext:value-type="float">
            <text:p>0</text:p>
          </table:table-cell>
          <table:table-cell office:value-type="float" office:value="0.09851132" calcext:value-type="float">
            <text:p>0.09851132</text:p>
          </table:table-cell>
          <table:table-cell table:formula="of:=[.B106]-[.I106]" office:value-type="float" office:value="0" calcext:value-type="float">
            <text:p>0</text:p>
          </table:table-cell>
          <table:table-cell table:style-name="ce4" office:value-type="float" office:value="0.09851132" calcext:value-type="float">
            <text:p>0.09851132</text:p>
          </table:table-cell>
          <table:table-cell table:formula="of:=[.B106]-[.K106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: yz component of inertia matrix of link Waist</text:p>
          </table:table-cell>
          <table:table-cell office:value-type="float" office:value="0.00013938" calcext:value-type="float">
            <text:p>0.00013938</text:p>
          </table:table-cell>
          <table:table-cell table:style-name="ce4" office:value-type="float" office:value="0.00013938" calcext:value-type="float">
            <text:p>0.00013938</text:p>
          </table:table-cell>
          <table:table-cell table:formula="of:=[.B107]-[.C107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7]-[.E107]" office:value-type="float" office:value="0.00013938" calcext:value-type="float">
            <text:p>0.00013938</text:p>
          </table:table-cell>
          <table:table-cell table:style-name="ce4" office:value-type="float" office:value="0.00013938" calcext:value-type="float">
            <text:p>0.00013938</text:p>
          </table:table-cell>
          <table:table-cell table:formula="of:=[.B107]-[.G107]" office:value-type="float" office:value="0" calcext:value-type="float">
            <text:p>0</text:p>
          </table:table-cell>
          <table:table-cell office:value-type="float" office:value="0.00013938" calcext:value-type="float">
            <text:p>0.00013938</text:p>
          </table:table-cell>
          <table:table-cell table:formula="of:=[.B107]-[.I107]" office:value-type="float" office:value="0" calcext:value-type="float">
            <text:p>0</text:p>
          </table:table-cell>
          <table:table-cell table:style-name="ce4" office:value-type="float" office:value="0.00013938" calcext:value-type="float">
            <text:p>0.00013938</text:p>
          </table:table-cell>
          <table:table-cell table:formula="of:=[.B107]-[.K107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9: zz component of inertia matrix of link Waist</text:p>
          </table:table-cell>
          <table:table-cell office:value-type="float" office:value="0.08654151" calcext:value-type="float">
            <text:p>0.08654151</text:p>
          </table:table-cell>
          <table:table-cell table:style-name="ce4" office:value-type="float" office:value="0.08654151" calcext:value-type="float">
            <text:p>0.08654151</text:p>
          </table:table-cell>
          <table:table-cell table:formula="of:=[.B108]-[.C108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8]-[.E108]" office:value-type="float" office:value="0.08654151" calcext:value-type="float">
            <text:p>0.08654151</text:p>
          </table:table-cell>
          <table:table-cell table:style-name="ce4" office:value-type="float" office:value="0.08654151" calcext:value-type="float">
            <text:p>0.08654151</text:p>
          </table:table-cell>
          <table:table-cell table:formula="of:=[.B108]-[.G108]" office:value-type="float" office:value="0" calcext:value-type="float">
            <text:p>0</text:p>
          </table:table-cell>
          <table:table-cell office:value-type="float" office:value="0.08654151" calcext:value-type="float">
            <text:p>0.08654151</text:p>
          </table:table-cell>
          <table:table-cell table:formula="of:=[.B108]-[.I108]" office:value-type="float" office:value="0" calcext:value-type="float">
            <text:p>0</text:p>
          </table:table-cell>
          <table:table-cell table:style-name="ce4" office:value-type="float" office:value="0.08654151" calcext:value-type="float">
            <text:p>0.08654151</text:p>
          </table:table-cell>
          <table:table-cell table:formula="of:=[.B108]-[.K108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0: mass of link LShp <text:s text:c="16"/></text:p>
          </table:table-cell>
          <table:table-cell office:value-type="float" office:value="1.81746" calcext:value-type="float">
            <text:p>1.81746</text:p>
          </table:table-cell>
          <table:table-cell table:style-name="ce4" office:value-type="float" office:value="1.81746" calcext:value-type="float">
            <text:p>1.81746</text:p>
          </table:table-cell>
          <table:table-cell table:formula="of:=[.B109]-[.C109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9]-[.E109]" office:value-type="float" office:value="1.81746" calcext:value-type="float">
            <text:p>1.81746</text:p>
          </table:table-cell>
          <table:table-cell table:style-name="ce4" office:value-type="float" office:value="1.81746" calcext:value-type="float">
            <text:p>1.81746</text:p>
          </table:table-cell>
          <table:table-cell table:formula="of:=[.B109]-[.G109]" office:value-type="float" office:value="0" calcext:value-type="float">
            <text:p>0</text:p>
          </table:table-cell>
          <table:table-cell office:value-type="float" office:value="1.81746" calcext:value-type="float">
            <text:p>1.81746</text:p>
          </table:table-cell>
          <table:table-cell table:formula="of:=[.B109]-[.I109]" office:value-type="float" office:value="0" calcext:value-type="float">
            <text:p>0</text:p>
          </table:table-cell>
          <table:table-cell table:style-name="ce4" office:value-type="float" office:value="1.81746" calcext:value-type="float">
            <text:p>1.81746</text:p>
          </table:table-cell>
          <table:table-cell table:formula="of:=[.B109]-[.K109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1: x component of center of mass of link LShp</text:p>
          </table:table-cell>
          <table:table-cell office:value-type="float" office:value="-0.00543348" calcext:value-type="float">
            <text:p>-0.00543348</text:p>
          </table:table-cell>
          <table:table-cell table:style-name="ce4" office:value-type="float" office:value="0.00494643" calcext:value-type="float">
            <text:p>0.00494643</text:p>
          </table:table-cell>
          <table:table-cell table:style-name="ce7" table:formula="of:=[.B110]-[.C110]" office:value-type="float" office:value="-0.01037991" calcext:value-type="float">
            <text:p>-0.01037991</text:p>
          </table:table-cell>
          <table:table-cell table:style-name="ce4" office:value-type="float" office:value="0" calcext:value-type="float">
            <text:p>0</text:p>
          </table:table-cell>
          <table:table-cell table:formula="of:=[.B110]-[.E110]" office:value-type="float" office:value="-0.00543348" calcext:value-type="float">
            <text:p>-0.00543348</text:p>
          </table:table-cell>
          <table:table-cell table:style-name="ce4" office:value-type="float" office:value="0.00493694" calcext:value-type="float">
            <text:p>0.00493694</text:p>
          </table:table-cell>
          <table:table-cell table:formula="of:=[.B110]-[.G110]" office:value-type="float" office:value="-0.01037042" calcext:value-type="float">
            <text:p>-0.01037042</text:p>
          </table:table-cell>
          <table:table-cell office:value-type="float" office:value="0.01719693" calcext:value-type="float">
            <text:p>0.01719693</text:p>
          </table:table-cell>
          <table:table-cell table:formula="of:=[.B110]-[.I110]" office:value-type="float" office:value="-0.02263041" calcext:value-type="float">
            <text:p>-0.02263041</text:p>
          </table:table-cell>
          <table:table-cell table:style-name="ce4" office:value-type="float" office:value="-0.00543348" calcext:value-type="float">
            <text:p>-0.00543348</text:p>
          </table:table-cell>
          <table:table-cell table:formula="of:=[.B110]-[.K110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2: y component of center of mass of link LShp</text:p>
          </table:table-cell>
          <table:table-cell office:value-type="float" office:value="0.04480011" calcext:value-type="float">
            <text:p>0.04480011</text:p>
          </table:table-cell>
          <table:table-cell table:style-name="ce4" office:value-type="float" office:value="0.1136682" calcext:value-type="float">
            <text:p>0.1136682</text:p>
          </table:table-cell>
          <table:table-cell table:formula="of:=[.B111]-[.C111]" office:value-type="float" office:value="-0.06886809" calcext:value-type="float">
            <text:p>-0.06886809</text:p>
          </table:table-cell>
          <table:table-cell table:style-name="ce4" office:value-type="float" office:value="0" calcext:value-type="float">
            <text:p>0</text:p>
          </table:table-cell>
          <table:table-cell table:formula="of:=[.B111]-[.E111]" office:value-type="float" office:value="0.04480011" calcext:value-type="float">
            <text:p>0.04480011</text:p>
          </table:table-cell>
          <table:table-cell table:style-name="ce4" office:value-type="float" office:value="0.11359678" calcext:value-type="float">
            <text:p>0.11359678</text:p>
          </table:table-cell>
          <table:table-cell table:formula="of:=[.B111]-[.G111]" office:value-type="float" office:value="-0.06879667" calcext:value-type="float">
            <text:p>-0.06879667</text:p>
          </table:table-cell>
          <table:table-cell office:value-type="float" office:value="0.20016962" calcext:value-type="float">
            <text:p>0.20016962</text:p>
          </table:table-cell>
          <table:table-cell table:formula="of:=[.B111]-[.I111]" office:value-type="float" office:value="-0.15536951" calcext:value-type="float">
            <text:p>-0.15536951</text:p>
          </table:table-cell>
          <table:table-cell table:style-name="ce4" office:value-type="float" office:value="0.04480011" calcext:value-type="float">
            <text:p>0.04480011</text:p>
          </table:table-cell>
          <table:table-cell table:formula="of:=[.B111]-[.K111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3: z component of center of mass of link LShp</text:p>
          </table:table-cell>
          <table:table-cell office:value-type="float" office:value="0.01581058" calcext:value-type="float">
            <text:p>0.01581058</text:p>
          </table:table-cell>
          <table:table-cell table:style-name="ce4" office:value-type="float" office:value="-0.06067509" calcext:value-type="float">
            <text:p>-0.06067509</text:p>
          </table:table-cell>
          <table:table-cell table:formula="of:=[.B112]-[.C112]" office:value-type="float" office:value="0.07648567" calcext:value-type="float">
            <text:p>0.07648567</text:p>
          </table:table-cell>
          <table:table-cell table:style-name="ce4" office:value-type="float" office:value="0" calcext:value-type="float">
            <text:p>0</text:p>
          </table:table-cell>
          <table:table-cell table:formula="of:=[.B112]-[.E112]" office:value-type="float" office:value="0.01581058" calcext:value-type="float">
            <text:p>0.01581058</text:p>
          </table:table-cell>
          <table:table-cell table:style-name="ce4" office:value-type="float" office:value="-0.06059585" calcext:value-type="float">
            <text:p>-0.06059585</text:p>
          </table:table-cell>
          <table:table-cell table:formula="of:=[.B112]-[.G112]" office:value-type="float" office:value="0.07640643" calcext:value-type="float">
            <text:p>0.07640643</text:p>
          </table:table-cell>
          <table:table-cell office:value-type="float" office:value="-0.1567447" calcext:value-type="float">
            <text:p>-0.1567447</text:p>
          </table:table-cell>
          <table:table-cell table:formula="of:=[.B112]-[.I112]" office:value-type="float" office:value="0.17255528" calcext:value-type="float">
            <text:p>0.17255528</text:p>
          </table:table-cell>
          <table:table-cell table:style-name="ce4" office:value-type="float" office:value="0.01581058" calcext:value-type="float">
            <text:p>0.01581058</text:p>
          </table:table-cell>
          <table:table-cell table:formula="of:=[.B112]-[.K112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4: xx component of inertia matrix of link LShp</text:p>
          </table:table-cell>
          <table:table-cell office:value-type="float" office:value="0.00571054" calcext:value-type="float">
            <text:p>0.00571054</text:p>
          </table:table-cell>
          <table:table-cell table:style-name="ce4" office:value-type="float" office:value="-0.02036075" calcext:value-type="float">
            <text:p>-0.02036075</text:p>
          </table:table-cell>
          <table:table-cell table:formula="of:=[.B113]-[.C113]" office:value-type="float" office:value="0.02607129" calcext:value-type="float">
            <text:p>0.02607129</text:p>
          </table:table-cell>
          <table:table-cell table:style-name="ce4" office:value-type="float" office:value="0" calcext:value-type="float">
            <text:p>0</text:p>
          </table:table-cell>
          <table:table-cell table:formula="of:=[.B113]-[.E113]" office:value-type="float" office:value="0.00571054" calcext:value-type="float">
            <text:p>0.00571054</text:p>
          </table:table-cell>
          <table:table-cell table:style-name="ce4" office:value-type="float" office:value="-0.02031378" calcext:value-type="float">
            <text:p>-0.02031378</text:p>
          </table:table-cell>
          <table:table-cell table:formula="of:=[.B113]-[.G113]" office:value-type="float" office:value="0.02602432" calcext:value-type="float">
            <text:p>0.02602432</text:p>
          </table:table-cell>
          <table:table-cell office:value-type="float" office:value="-0.10766217" calcext:value-type="float">
            <text:p>-0.10766217</text:p>
          </table:table-cell>
          <table:table-cell table:formula="of:=[.B113]-[.I113]" office:value-type="float" office:value="0.11337271" calcext:value-type="float">
            <text:p>0.11337271</text:p>
          </table:table-cell>
          <table:table-cell table:style-name="ce4" office:value-type="float" office:value="0.00571054" calcext:value-type="float">
            <text:p>0.00571054</text:p>
          </table:table-cell>
          <table:table-cell table:formula="of:=[.B113]-[.K113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5: xy component of inertia matrix of link LShp</text:p>
          </table:table-cell>
          <table:table-cell office:value-type="float" office:value="-0.00041083" calcext:value-type="float">
            <text:p>-0.00041083</text:p>
          </table:table-cell>
          <table:table-cell table:style-name="ce4" office:value-type="float" office:value="0.00105345" calcext:value-type="float">
            <text:p>0.00105345</text:p>
          </table:table-cell>
          <table:table-cell table:formula="of:=[.B114]-[.C114]" office:value-type="float" office:value="-0.00146428" calcext:value-type="float">
            <text:p>-0.00146428</text:p>
          </table:table-cell>
          <table:table-cell table:style-name="ce4" office:value-type="float" office:value="-0" calcext:value-type="float">
            <text:p>0</text:p>
          </table:table-cell>
          <table:table-cell table:formula="of:=[.B114]-[.E114]" office:value-type="float" office:value="-0.00041083" calcext:value-type="float">
            <text:p>-0.00041083</text:p>
          </table:table-cell>
          <table:table-cell table:style-name="ce4" office:value-type="float" office:value="0.00105085" calcext:value-type="float">
            <text:p>0.00105085</text:p>
          </table:table-cell>
          <table:table-cell table:formula="of:=[.B114]-[.G114]" office:value-type="float" office:value="-0.00146168" calcext:value-type="float">
            <text:p>-0.00146168</text:p>
          </table:table-cell>
          <table:table-cell office:value-type="float" office:value="0.00628783" calcext:value-type="float">
            <text:p>0.00628783</text:p>
          </table:table-cell>
          <table:table-cell table:formula="of:=[.B114]-[.I114]" office:value-type="float" office:value="-0.00669866" calcext:value-type="float">
            <text:p>-0.00669866</text:p>
          </table:table-cell>
          <table:table-cell table:style-name="ce4" office:value-type="float" office:value="-0.00041083" calcext:value-type="float">
            <text:p>-0.00041083</text:p>
          </table:table-cell>
          <table:table-cell table:formula="of:=[.B114]-[.K114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6: xz component of inertia matrix of link LShp</text:p>
          </table:table-cell>
          <table:table-cell office:value-type="float" office:value="-0.0000513" calcext:value-type="float">
            <text:p>-0.0000513</text:p>
          </table:table-cell>
          <table:table-cell table:style-name="ce4" office:value-type="float" office:value="-0.00044063" calcext:value-type="float">
            <text:p>-0.00044063</text:p>
          </table:table-cell>
          <table:table-cell table:formula="of:=[.B115]-[.C115]" office:value-type="float" office:value="0.00038933" calcext:value-type="float">
            <text:p>0.00038933</text:p>
          </table:table-cell>
          <table:table-cell table:style-name="ce4" office:value-type="float" office:value="-0" calcext:value-type="float">
            <text:p>0</text:p>
          </table:table-cell>
          <table:table-cell table:formula="of:=[.B115]-[.E115]" office:value-type="float" office:value="-0.0000513" calcext:value-type="float">
            <text:p>-0.0000513</text:p>
          </table:table-cell>
          <table:table-cell table:style-name="ce4" office:value-type="float" office:value="-0.00043888" calcext:value-type="float">
            <text:p>-0.00043888</text:p>
          </table:table-cell>
          <table:table-cell table:formula="of:=[.B115]-[.G115]" office:value-type="float" office:value="0.00038758" calcext:value-type="float">
            <text:p>0.00038758</text:p>
          </table:table-cell>
          <table:table-cell office:value-type="float" office:value="-0.00479418" calcext:value-type="float">
            <text:p>-0.00479418</text:p>
          </table:table-cell>
          <table:table-cell table:formula="of:=[.B115]-[.I115]" office:value-type="float" office:value="0.00474288" calcext:value-type="float">
            <text:p>0.00474288</text:p>
          </table:table-cell>
          <table:table-cell table:style-name="ce4" office:value-type="float" office:value="-0.0000513" calcext:value-type="float">
            <text:p>-0.0000513</text:p>
          </table:table-cell>
          <table:table-cell table:formula="of:=[.B115]-[.K115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7: yy component of inertia matrix of link LShp</text:p>
          </table:table-cell>
          <table:table-cell office:value-type="float" office:value="0.01126913" calcext:value-type="float">
            <text:p>0.01126913</text:p>
          </table:table-cell>
          <table:table-cell table:style-name="ce4" office:value-type="float" office:value="0.11054031" calcext:value-type="float">
            <text:p>0.11054031</text:p>
          </table:table-cell>
          <table:table-cell table:formula="of:=[.B116]-[.C116]" office:value-type="float" office:value="-0.09927118" calcext:value-type="float">
            <text:p>-0.09927118</text:p>
          </table:table-cell>
          <table:table-cell table:style-name="ce4" office:value-type="float" office:value="0.13758234" calcext:value-type="float">
            <text:p>0.13758234</text:p>
          </table:table-cell>
          <table:table-cell table:formula="of:=[.B116]-[.E116]" office:value-type="float" office:value="-0.12631321" calcext:value-type="float">
            <text:p>-0.12631321</text:p>
          </table:table-cell>
          <table:table-cell table:style-name="ce4" office:value-type="float" office:value="0.11046477" calcext:value-type="float">
            <text:p>0.11046477</text:p>
          </table:table-cell>
          <table:table-cell table:formula="of:=[.B116]-[.G116]" office:value-type="float" office:value="-0.09919564" calcext:value-type="float">
            <text:p>-0.09919564</text:p>
          </table:table-cell>
          <table:table-cell office:value-type="float" office:value="0.20549007" calcext:value-type="float">
            <text:p>0.20549007</text:p>
          </table:table-cell>
          <table:table-cell table:formula="of:=[.B116]-[.I116]" office:value-type="float" office:value="-0.19422094" calcext:value-type="float">
            <text:p>-0.19422094</text:p>
          </table:table-cell>
          <table:table-cell table:style-name="ce4" office:value-type="float" office:value="0.01126913" calcext:value-type="float">
            <text:p>0.01126913</text:p>
          </table:table-cell>
          <table:table-cell table:formula="of:=[.B116]-[.K116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8: yz component of inertia matrix of link LShp</text:p>
          </table:table-cell>
          <table:table-cell office:value-type="float" office:value="0.00003461" calcext:value-type="float">
            <text:p>0.00003461</text:p>
          </table:table-cell>
          <table:table-cell table:style-name="ce4" office:value-type="float" office:value="0.17619345" calcext:value-type="float">
            <text:p>0.17619345</text:p>
          </table:table-cell>
          <table:table-cell table:formula="of:=[.B117]-[.C117]" office:value-type="float" office:value="-0.17615884" calcext:value-type="float">
            <text:p>-0.17615884</text:p>
          </table:table-cell>
          <table:table-cell table:style-name="ce4" office:value-type="float" office:value="0.24775953" calcext:value-type="float">
            <text:p>0.24775953</text:p>
          </table:table-cell>
          <table:table-cell table:formula="of:=[.B117]-[.E117]" office:value-type="float" office:value="-0.24772492" calcext:value-type="float">
            <text:p>-0.24772492</text:p>
          </table:table-cell>
          <table:table-cell table:style-name="ce4" office:value-type="float" office:value="0.17605172" calcext:value-type="float">
            <text:p>0.17605172</text:p>
          </table:table-cell>
          <table:table-cell table:formula="of:=[.B117]-[.G117]" office:value-type="float" office:value="-0.17601711" calcext:value-type="float">
            <text:p>-0.17601711</text:p>
          </table:table-cell>
          <table:table-cell office:value-type="float" office:value="0.37194284" calcext:value-type="float">
            <text:p>0.37194284</text:p>
          </table:table-cell>
          <table:table-cell table:formula="of:=[.B117]-[.I117]" office:value-type="float" office:value="-0.37190823" calcext:value-type="float">
            <text:p>-0.37190823</text:p>
          </table:table-cell>
          <table:table-cell table:style-name="ce4" office:value-type="float" office:value="0.00003461" calcext:value-type="float">
            <text:p>0.00003461</text:p>
          </table:table-cell>
          <table:table-cell table:formula="of:=[.B117]-[.K117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9: zz component of inertia matrix of link LShp</text:p>
          </table:table-cell>
          <table:table-cell office:value-type="float" office:value="0.01371201" calcext:value-type="float">
            <text:p>0.01371201</text:p>
          </table:table-cell>
          <table:table-cell table:style-name="ce4" office:value-type="float" office:value="0.07941659" calcext:value-type="float">
            <text:p>0.07941659</text:p>
          </table:table-cell>
          <table:table-cell table:formula="of:=[.B118]-[.C118]" office:value-type="float" office:value="-0.06570458" calcext:value-type="float">
            <text:p>-0.06570458</text:p>
          </table:table-cell>
          <table:table-cell table:style-name="ce4" office:value-type="float" office:value="0.11154182" calcext:value-type="float">
            <text:p>0.11154182</text:p>
          </table:table-cell>
          <table:table-cell table:formula="of:=[.B118]-[.E118]" office:value-type="float" office:value="-0.09782981" calcext:value-type="float">
            <text:p>-0.09782981</text:p>
          </table:table-cell>
          <table:table-cell table:style-name="ce4" office:value-type="float" office:value="0.07937122" calcext:value-type="float">
            <text:p>0.07937122</text:p>
          </table:table-cell>
          <table:table-cell table:formula="of:=[.B118]-[.G118]" office:value-type="float" office:value="-0.06565921" calcext:value-type="float">
            <text:p>-0.06565921</text:p>
          </table:table-cell>
          <table:table-cell office:value-type="float" office:value="0.13773972" calcext:value-type="float">
            <text:p>0.13773972</text:p>
          </table:table-cell>
          <table:table-cell table:formula="of:=[.B118]-[.I118]" office:value-type="float" office:value="-0.12402771" calcext:value-type="float">
            <text:p>-0.12402771</text:p>
          </table:table-cell>
          <table:table-cell table:style-name="ce4" office:value-type="float" office:value="0.01371201" calcext:value-type="float">
            <text:p>0.01371201</text:p>
          </table:table-cell>
          <table:table-cell table:formula="of:=[.B118]-[.K118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0: mass of link LShr <text:s text:c="16"/></text:p>
          </table:table-cell>
          <table:table-cell office:value-type="float" office:value="5.00486" calcext:value-type="float">
            <text:p>5.00486</text:p>
          </table:table-cell>
          <table:table-cell table:style-name="ce4" office:value-type="float" office:value="5.01531085" calcext:value-type="float">
            <text:p>5.01531085</text:p>
          </table:table-cell>
          <table:table-cell table:formula="of:=[.B119]-[.C119]" office:value-type="float" office:value="-0.0104508499999998" calcext:value-type="float">
            <text:p>-0.01045085</text:p>
          </table:table-cell>
          <table:table-cell table:style-name="ce4" office:value-type="float" office:value="0.0430249" calcext:value-type="float">
            <text:p>0.0430249</text:p>
          </table:table-cell>
          <table:table-cell table:formula="of:=[.B119]-[.E119]" office:value-type="float" office:value="4.9618351" calcext:value-type="float">
            <text:p>4.9618351</text:p>
          </table:table-cell>
          <table:table-cell table:style-name="ce4" office:value-type="float" office:value="5.01529982" calcext:value-type="float">
            <text:p>5.01529982</text:p>
          </table:table-cell>
          <table:table-cell table:formula="of:=[.B119]-[.G119]" office:value-type="float" office:value="-0.0104398200000002" calcext:value-type="float">
            <text:p>-0.01043982</text:p>
          </table:table-cell>
          <table:table-cell office:value-type="float" office:value="5.02844151" calcext:value-type="float">
            <text:p>5.02844151</text:p>
          </table:table-cell>
          <table:table-cell table:formula="of:=[.B119]-[.I119]" office:value-type="float" office:value="-0.0235815100000005" calcext:value-type="float">
            <text:p>-0.02358151</text:p>
          </table:table-cell>
          <table:table-cell table:style-name="ce4" office:value-type="float" office:value="5.00486" calcext:value-type="float">
            <text:p>5.00486</text:p>
          </table:table-cell>
          <table:table-cell table:formula="of:=[.B119]-[.K119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1: x component of center of mass of link LShr</text:p>
          </table:table-cell>
          <table:table-cell office:value-type="float" office:value="0.00729315" calcext:value-type="float">
            <text:p>0.00729315</text:p>
          </table:table-cell>
          <table:table-cell table:style-name="ce4" office:value-type="float" office:value="0.01103945" calcext:value-type="float">
            <text:p>0.01103945</text:p>
          </table:table-cell>
          <table:table-cell table:formula="of:=[.B120]-[.C120]" office:value-type="float" office:value="-0.0037463" calcext:value-type="float">
            <text:p>-0.0037463</text:p>
          </table:table-cell>
          <table:table-cell table:style-name="ce4" office:value-type="float" office:value="0.74754954" calcext:value-type="float">
            <text:p>0.74754954</text:p>
          </table:table-cell>
          <table:table-cell table:formula="of:=[.B120]-[.E120]" office:value-type="float" office:value="-0.74025639" calcext:value-type="float">
            <text:p>-0.74025639</text:p>
          </table:table-cell>
          <table:table-cell table:style-name="ce4" office:value-type="float" office:value="0.01103603" calcext:value-type="float">
            <text:p>0.01103603</text:p>
          </table:table-cell>
          <table:table-cell table:formula="of:=[.B120]-[.G120]" office:value-type="float" office:value="-0.00374288" calcext:value-type="float">
            <text:p>-0.00374288</text:p>
          </table:table-cell>
          <table:table-cell office:value-type="float" office:value="0.0154384" calcext:value-type="float">
            <text:p>0.0154384</text:p>
          </table:table-cell>
          <table:table-cell table:formula="of:=[.B120]-[.I120]" office:value-type="float" office:value="-0.00814525" calcext:value-type="float">
            <text:p>-0.00814525</text:p>
          </table:table-cell>
          <table:table-cell table:style-name="ce4" office:value-type="float" office:value="0.01168089" calcext:value-type="float">
            <text:p>0.01168089</text:p>
          </table:table-cell>
          <table:table-cell table:formula="of:=[.B120]-[.K120]" office:value-type="float" office:value="-0.00438774" calcext:value-type="float">
            <text:p>-0.00438774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2: y component of center of mass of link LShr</text:p>
          </table:table-cell>
          <table:table-cell office:value-type="float" office:value="-0.00002698" calcext:value-type="float">
            <text:p>-0.00002698</text:p>
          </table:table-cell>
          <table:table-cell table:style-name="ce4" office:value-type="float" office:value="0.01576712" calcext:value-type="float">
            <text:p>0.01576712</text:p>
          </table:table-cell>
          <table:table-cell table:formula="of:=[.B121]-[.C121]" office:value-type="float" office:value="-0.0157941" calcext:value-type="float">
            <text:p>-0.0157941</text:p>
          </table:table-cell>
          <table:table-cell table:style-name="ce4" office:value-type="float" office:value="1.83829531" calcext:value-type="float">
            <text:p>1.83829531</text:p>
          </table:table-cell>
          <table:table-cell table:formula="of:=[.B121]-[.E121]" office:value-type="float" office:value="-1.83832229" calcext:value-type="float">
            <text:p>-1.83832229</text:p>
          </table:table-cell>
          <table:table-cell table:style-name="ce4" office:value-type="float" office:value="0.01576862" calcext:value-type="float">
            <text:p>0.01576862</text:p>
          </table:table-cell>
          <table:table-cell table:formula="of:=[.B121]-[.G121]" office:value-type="float" office:value="-0.0157956" calcext:value-type="float">
            <text:p>-0.0157956</text:p>
          </table:table-cell>
          <table:table-cell office:value-type="float" office:value="0.01012105" calcext:value-type="float">
            <text:p>0.01012105</text:p>
          </table:table-cell>
          <table:table-cell table:formula="of:=[.B121]-[.I121]" office:value-type="float" office:value="-0.01014803" calcext:value-type="float">
            <text:p>-0.01014803</text:p>
          </table:table-cell>
          <table:table-cell table:style-name="ce4" office:value-type="float" office:value="0.00652462" calcext:value-type="float">
            <text:p>0.00652462</text:p>
          </table:table-cell>
          <table:table-cell table:formula="of:=[.B121]-[.K121]" office:value-type="float" office:value="-0.0065516" calcext:value-type="float">
            <text:p>-0.0065516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3: z component of center of mass of link LShr</text:p>
          </table:table-cell>
          <table:table-cell office:value-type="float" office:value="-0.07529701" calcext:value-type="float">
            <text:p>-0.07529701</text:p>
          </table:table-cell>
          <table:table-cell table:style-name="ce4" office:value-type="float" office:value="-0.04348771" calcext:value-type="float">
            <text:p>-0.04348771</text:p>
          </table:table-cell>
          <table:table-cell table:formula="of:=[.B122]-[.C122]" office:value-type="float" office:value="-0.0318093" calcext:value-type="float">
            <text:p>-0.0318093</text:p>
          </table:table-cell>
          <table:table-cell table:style-name="ce4" office:value-type="float" office:value="-24.90601395" calcext:value-type="float">
            <text:p>-24.90601395</text:p>
          </table:table-cell>
          <table:table-cell table:formula="of:=[.B122]-[.E122]" office:value-type="float" office:value="24.83071694" calcext:value-type="float">
            <text:p>24.83071694</text:p>
          </table:table-cell>
          <table:table-cell table:style-name="ce4" office:value-type="float" office:value="-0.04349184" calcext:value-type="float">
            <text:p>-0.04349184</text:p>
          </table:table-cell>
          <table:table-cell table:formula="of:=[.B122]-[.G122]" office:value-type="float" office:value="-0.03180517" calcext:value-type="float">
            <text:p>-0.03180517</text:p>
          </table:table-cell>
          <table:table-cell office:value-type="float" office:value="-0.03815621" calcext:value-type="float">
            <text:p>-0.03815621</text:p>
          </table:table-cell>
          <table:table-cell table:formula="of:=[.B122]-[.I122]" office:value-type="float" office:value="-0.0371408" calcext:value-type="float">
            <text:p>-0.0371408</text:p>
          </table:table-cell>
          <table:table-cell table:style-name="ce4" office:value-type="float" office:value="0.00557014" calcext:value-type="float">
            <text:p>0.00557014</text:p>
          </table:table-cell>
          <table:table-cell table:formula="of:=[.B122]-[.K122]" office:value-type="float" office:value="-0.08086715" calcext:value-type="float">
            <text:p>-0.08086715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4: xx component of inertia matrix of link LShr</text:p>
          </table:table-cell>
          <table:table-cell office:value-type="float" office:value="0.01644344" calcext:value-type="float">
            <text:p>0.01644344</text:p>
          </table:table-cell>
          <table:table-cell table:style-name="ce4" office:value-type="float" office:value="-0.05240646" calcext:value-type="float">
            <text:p>-0.05240646</text:p>
          </table:table-cell>
          <table:table-cell table:formula="of:=[.B123]-[.C123]" office:value-type="float" office:value="0.0688499" calcext:value-type="float">
            <text:p>0.0688499</text:p>
          </table:table-cell>
          <table:table-cell table:style-name="ce4" office:value-type="float" office:value="-26.7859165" calcext:value-type="float">
            <text:p>-26.7859165</text:p>
          </table:table-cell>
          <table:table-cell table:formula="of:=[.B123]-[.E123]" office:value-type="float" office:value="26.80235994" calcext:value-type="float">
            <text:p>26.80235994</text:p>
          </table:table-cell>
          <table:table-cell table:style-name="ce4" office:value-type="float" office:value="-0.05237773" calcext:value-type="float">
            <text:p>-0.05237773</text:p>
          </table:table-cell>
          <table:table-cell table:formula="of:=[.B123]-[.G123]" office:value-type="float" office:value="0.06882117" calcext:value-type="float">
            <text:p>0.06882117</text:p>
          </table:table-cell>
          <table:table-cell office:value-type="float" office:value="-0.06477197" calcext:value-type="float">
            <text:p>-0.06477197</text:p>
          </table:table-cell>
          <table:table-cell table:formula="of:=[.B123]-[.I123]" office:value-type="float" office:value="0.08121541" calcext:value-type="float">
            <text:p>0.08121541</text:p>
          </table:table-cell>
          <table:table-cell table:style-name="ce4" office:value-type="float" office:value="0.04445086" calcext:value-type="float">
            <text:p>0.04445086</text:p>
          </table:table-cell>
          <table:table-cell table:formula="of:=[.B123]-[.K123]" office:value-type="float" office:value="-0.02800742" calcext:value-type="float">
            <text:p>-0.02800742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5: xy component of inertia matrix of link LShr</text:p>
          </table:table-cell>
          <table:table-cell office:value-type="float" office:value="0.00001187" calcext:value-type="float">
            <text:p>0.00001187</text:p>
          </table:table-cell>
          <table:table-cell table:style-name="ce4" office:value-type="float" office:value="-0.01519492" calcext:value-type="float">
            <text:p>-0.01519492</text:p>
          </table:table-cell>
          <table:table-cell table:formula="of:=[.B124]-[.C124]" office:value-type="float" office:value="0.01520679" calcext:value-type="float">
            <text:p>0.01520679</text:p>
          </table:table-cell>
          <table:table-cell table:style-name="ce4" office:value-type="float" office:value="0.04305579" calcext:value-type="float">
            <text:p>0.04305579</text:p>
          </table:table-cell>
          <table:table-cell table:formula="of:=[.B124]-[.E124]" office:value-type="float" office:value="-0.04304392" calcext:value-type="float">
            <text:p>-0.04304392</text:p>
          </table:table-cell>
          <table:table-cell table:style-name="ce4" office:value-type="float" office:value="-0.01519565" calcext:value-type="float">
            <text:p>-0.01519565</text:p>
          </table:table-cell>
          <table:table-cell table:formula="of:=[.B124]-[.G124]" office:value-type="float" office:value="0.01520752" calcext:value-type="float">
            <text:p>0.01520752</text:p>
          </table:table-cell>
          <table:table-cell office:value-type="float" office:value="-0.03477422" calcext:value-type="float">
            <text:p>-0.03477422</text:p>
          </table:table-cell>
          <table:table-cell table:formula="of:=[.B124]-[.I124]" office:value-type="float" office:value="0.03478609" calcext:value-type="float">
            <text:p>0.03478609</text:p>
          </table:table-cell>
          <table:table-cell table:style-name="ce4" office:value-type="float" office:value="0.00083798" calcext:value-type="float">
            <text:p>0.00083798</text:p>
          </table:table-cell>
          <table:table-cell table:formula="of:=[.B124]-[.K124]" office:value-type="float" office:value="-0.00082611" calcext:value-type="float">
            <text:p>-0.00082611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6: xz component of inertia matrix of link LShr</text:p>
          </table:table-cell>
          <table:table-cell office:value-type="float" office:value="-0.00010546" calcext:value-type="float">
            <text:p>-0.00010546</text:p>
          </table:table-cell>
          <table:table-cell table:style-name="ce4" office:value-type="float" office:value="-0.0286281" calcext:value-type="float">
            <text:p>-0.0286281</text:p>
          </table:table-cell>
          <table:table-cell table:formula="of:=[.B125]-[.C125]" office:value-type="float" office:value="0.02852264" calcext:value-type="float">
            <text:p>0.02852264</text:p>
          </table:table-cell>
          <table:table-cell table:style-name="ce4" office:value-type="float" office:value="-0.8272839" calcext:value-type="float">
            <text:p>-0.8272839</text:p>
          </table:table-cell>
          <table:table-cell table:formula="of:=[.B125]-[.E125]" office:value-type="float" office:value="0.82717844" calcext:value-type="float">
            <text:p>0.82717844</text:p>
          </table:table-cell>
          <table:table-cell table:style-name="ce4" office:value-type="float" office:value="-0.0286335" calcext:value-type="float">
            <text:p>-0.0286335</text:p>
          </table:table-cell>
          <table:table-cell table:formula="of:=[.B125]-[.G125]" office:value-type="float" office:value="0.02852804" calcext:value-type="float">
            <text:p>0.02852804</text:p>
          </table:table-cell>
          <table:table-cell office:value-type="float" office:value="-0.03938942" calcext:value-type="float">
            <text:p>-0.03938942</text:p>
          </table:table-cell>
          <table:table-cell table:formula="of:=[.B125]-[.I125]" office:value-type="float" office:value="0.03928396" calcext:value-type="float">
            <text:p>0.03928396</text:p>
          </table:table-cell>
          <table:table-cell table:style-name="ce4" office:value-type="float" office:value="-0.00830355" calcext:value-type="float">
            <text:p>-0.00830355</text:p>
          </table:table-cell>
          <table:table-cell table:formula="of:=[.B125]-[.K125]" office:value-type="float" office:value="0.00819809" calcext:value-type="float">
            <text:p>0.00819809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7: yy component of inertia matrix of link LShr</text:p>
          </table:table-cell>
          <table:table-cell office:value-type="float" office:value="0.01804804" calcext:value-type="float">
            <text:p>0.01804804</text:p>
          </table:table-cell>
          <table:table-cell table:style-name="ce4" office:value-type="float" office:value="0.1211859" calcext:value-type="float">
            <text:p>0.1211859</text:p>
          </table:table-cell>
          <table:table-cell table:formula="of:=[.B126]-[.C126]" office:value-type="float" office:value="-0.10313786" calcext:value-type="float">
            <text:p>-0.10313786</text:p>
          </table:table-cell>
          <table:table-cell table:style-name="ce4" office:value-type="float" office:value="-26.5350031" calcext:value-type="float">
            <text:p>-26.5350031</text:p>
          </table:table-cell>
          <table:table-cell table:formula="of:=[.B126]-[.E126]" office:value-type="float" office:value="26.55305114" calcext:value-type="float">
            <text:p>26.55305114</text:p>
          </table:table-cell>
          <table:table-cell table:style-name="ce4" office:value-type="float" office:value="0.12110318" calcext:value-type="float">
            <text:p>0.12110318</text:p>
          </table:table-cell>
          <table:table-cell table:formula="of:=[.B126]-[.G126]" office:value-type="float" office:value="-0.10305514" calcext:value-type="float">
            <text:p>-0.10305514</text:p>
          </table:table-cell>
          <table:table-cell office:value-type="float" office:value="0.21748317" calcext:value-type="float">
            <text:p>0.21748317</text:p>
          </table:table-cell>
          <table:table-cell table:formula="of:=[.B126]-[.I126]" office:value-type="float" office:value="-0.19943513" calcext:value-type="float">
            <text:p>-0.19943513</text:p>
          </table:table-cell>
          <table:table-cell table:style-name="ce4" office:value-type="float" office:value="0.04585184" calcext:value-type="float">
            <text:p>0.04585184</text:p>
          </table:table-cell>
          <table:table-cell table:formula="of:=[.B126]-[.K126]" office:value-type="float" office:value="-0.0278038" calcext:value-type="float">
            <text:p>-0.0278038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8: yz component of inertia matrix of link LShr</text:p>
          </table:table-cell>
          <table:table-cell office:value-type="float" office:value="0.00000565" calcext:value-type="float">
            <text:p>0.00000565</text:p>
          </table:table-cell>
          <table:table-cell table:style-name="ce4" office:value-type="float" office:value="0.06278234" calcext:value-type="float">
            <text:p>0.06278234</text:p>
          </table:table-cell>
          <table:table-cell table:formula="of:=[.B127]-[.C127]" office:value-type="float" office:value="-0.06277669" calcext:value-type="float">
            <text:p>-0.06277669</text:p>
          </table:table-cell>
          <table:table-cell table:style-name="ce4" office:value-type="float" office:value="-1.90365845" calcext:value-type="float">
            <text:p>-1.90365845</text:p>
          </table:table-cell>
          <table:table-cell table:formula="of:=[.B127]-[.E127]" office:value-type="float" office:value="1.9036641" calcext:value-type="float">
            <text:p>1.9036641</text:p>
          </table:table-cell>
          <table:table-cell table:style-name="ce4" office:value-type="float" office:value="0.0627781" calcext:value-type="float">
            <text:p>0.0627781</text:p>
          </table:table-cell>
          <table:table-cell table:formula="of:=[.B127]-[.G127]" office:value-type="float" office:value="-0.06277245" calcext:value-type="float">
            <text:p>-0.06277245</text:p>
          </table:table-cell>
          <table:table-cell office:value-type="float" office:value="0.06670093" calcext:value-type="float">
            <text:p>0.06670093</text:p>
          </table:table-cell>
          <table:table-cell table:formula="of:=[.B127]-[.I127]" office:value-type="float" office:value="-0.06669528" calcext:value-type="float">
            <text:p>-0.06669528</text:p>
          </table:table-cell>
          <table:table-cell table:style-name="ce4" office:value-type="float" office:value="-0.00651036" calcext:value-type="float">
            <text:p>-0.00651036</text:p>
          </table:table-cell>
          <table:table-cell table:formula="of:=[.B127]-[.K127]" office:value-type="float" office:value="0.00651601" calcext:value-type="float">
            <text:p>0.00651601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9: zz component of inertia matrix of link LShr</text:p>
          </table:table-cell>
          <table:table-cell office:value-type="float" office:value="0.0080242" calcext:value-type="float">
            <text:p>0.0080242</text:p>
          </table:table-cell>
          <table:table-cell table:style-name="ce4" office:value-type="float" office:value="0.11286903" calcext:value-type="float">
            <text:p>0.11286903</text:p>
          </table:table-cell>
          <table:table-cell table:formula="of:=[.B128]-[.C128]" office:value-type="float" office:value="-0.10484483" calcext:value-type="float">
            <text:p>-0.10484483</text:p>
          </table:table-cell>
          <table:table-cell table:style-name="ce4" office:value-type="float" office:value="-0.09810832" calcext:value-type="float">
            <text:p>-0.09810832</text:p>
          </table:table-cell>
          <table:table-cell table:formula="of:=[.B128]-[.E128]" office:value-type="float" office:value="0.10613252" calcext:value-type="float">
            <text:p>0.10613252</text:p>
          </table:table-cell>
          <table:table-cell table:style-name="ce4" office:value-type="float" office:value="0.1127823" calcext:value-type="float">
            <text:p>0.1127823</text:p>
          </table:table-cell>
          <table:table-cell table:formula="of:=[.B128]-[.G128]" office:value-type="float" office:value="-0.1047581" calcext:value-type="float">
            <text:p>-0.1047581</text:p>
          </table:table-cell>
          <table:table-cell office:value-type="float" office:value="0.25985324" calcext:value-type="float">
            <text:p>0.25985324</text:p>
          </table:table-cell>
          <table:table-cell table:formula="of:=[.B128]-[.I128]" office:value-type="float" office:value="-0.25182904" calcext:value-type="float">
            <text:p>-0.25182904</text:p>
          </table:table-cell>
          <table:table-cell table:style-name="ce4" office:value-type="float" office:value="0.00739447" calcext:value-type="float">
            <text:p>0.00739447</text:p>
          </table:table-cell>
          <table:table-cell table:formula="of:=[.B128]-[.K128]" office:value-type="float" office:value="0.00062973" calcext:value-type="float">
            <text:p>0.00062973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0: mass of link LShy <text:s text:c="16"/></text:p>
          </table:table-cell>
          <table:table-cell office:value-type="float" office:value="3.20289" calcext:value-type="float">
            <text:p>3.20289</text:p>
          </table:table-cell>
          <table:table-cell table:style-name="ce4" office:value-type="float" office:value="3.17800423" calcext:value-type="float">
            <text:p>3.17800423</text:p>
          </table:table-cell>
          <table:table-cell table:formula="of:=[.B129]-[.C129]" office:value-type="float" office:value="0.02488577" calcext:value-type="float">
            <text:p>0.02488577</text:p>
          </table:table-cell>
          <table:table-cell table:style-name="ce4" office:value-type="float" office:value="0.29205503" calcext:value-type="float">
            <text:p>0.29205503</text:p>
          </table:table-cell>
          <table:table-cell table:formula="of:=[.B129]-[.E129]" office:value-type="float" office:value="2.91083497" calcext:value-type="float">
            <text:p>2.91083497</text:p>
          </table:table-cell>
          <table:table-cell table:style-name="ce4" office:value-type="float" office:value="3.17799631" calcext:value-type="float">
            <text:p>3.17799631</text:p>
          </table:table-cell>
          <table:table-cell table:formula="of:=[.B129]-[.G129]" office:value-type="float" office:value="0.0248936899999999" calcext:value-type="float">
            <text:p>0.02489369</text:p>
          </table:table-cell>
          <table:table-cell office:value-type="float" office:value="3.18922722" calcext:value-type="float">
            <text:p>3.18922722</text:p>
          </table:table-cell>
          <table:table-cell table:formula="of:=[.B129]-[.I129]" office:value-type="float" office:value="0.0136627800000002" calcext:value-type="float">
            <text:p>0.01366278</text:p>
          </table:table-cell>
          <table:table-cell table:style-name="ce4" office:value-type="float" office:value="3.20289" calcext:value-type="float">
            <text:p>3.20289</text:p>
          </table:table-cell>
          <table:table-cell table:formula="of:=[.B129]-[.K129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1: x component of center of mass of link LShy</text:p>
          </table:table-cell>
          <table:table-cell office:value-type="float" office:value="0.02765374" calcext:value-type="float">
            <text:p>0.02765374</text:p>
          </table:table-cell>
          <table:table-cell table:style-name="ce4" office:value-type="float" office:value="0.0186623" calcext:value-type="float">
            <text:p>0.0186623</text:p>
          </table:table-cell>
          <table:table-cell table:formula="of:=[.B130]-[.C130]" office:value-type="float" office:value="0.00899144" calcext:value-type="float">
            <text:p>0.00899144</text:p>
          </table:table-cell>
          <table:table-cell table:style-name="ce4" office:value-type="float" office:value="0.58004938" calcext:value-type="float">
            <text:p>0.58004938</text:p>
          </table:table-cell>
          <table:table-cell table:formula="of:=[.B130]-[.E130]" office:value-type="float" office:value="-0.55239564" calcext:value-type="float">
            <text:p>-0.55239564</text:p>
          </table:table-cell>
          <table:table-cell table:style-name="ce4" office:value-type="float" office:value="0.01866517" calcext:value-type="float">
            <text:p>0.01866517</text:p>
          </table:table-cell>
          <table:table-cell table:formula="of:=[.B130]-[.G130]" office:value-type="float" office:value="0.00898857" calcext:value-type="float">
            <text:p>0.00898857</text:p>
          </table:table-cell>
          <table:table-cell office:value-type="float" office:value="0.01100637" calcext:value-type="float">
            <text:p>0.01100637</text:p>
          </table:table-cell>
          <table:table-cell table:formula="of:=[.B130]-[.I130]" office:value-type="float" office:value="0.01664737" calcext:value-type="float">
            <text:p>0.01664737</text:p>
          </table:table-cell>
          <table:table-cell table:style-name="ce4" office:value-type="float" office:value="0.02029192" calcext:value-type="float">
            <text:p>0.02029192</text:p>
          </table:table-cell>
          <table:table-cell table:formula="of:=[.B130]-[.K130]" office:value-type="float" office:value="0.00736182" calcext:value-type="float">
            <text:p>0.00736182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2: y component of center of mass of link LShy</text:p>
          </table:table-cell>
          <table:table-cell office:value-type="float" office:value="0.03258651" calcext:value-type="float">
            <text:p>0.03258651</text:p>
          </table:table-cell>
          <table:table-cell table:style-name="ce4" office:value-type="float" office:value="0.0330507" calcext:value-type="float">
            <text:p>0.0330507</text:p>
          </table:table-cell>
          <table:table-cell table:formula="of:=[.B131]-[.C131]" office:value-type="float" office:value="-0.000464190000000003" calcext:value-type="float">
            <text:p>-0.00046419</text:p>
          </table:table-cell>
          <table:table-cell table:style-name="ce4" office:value-type="float" office:value="0.1905748" calcext:value-type="float">
            <text:p>0.1905748</text:p>
          </table:table-cell>
          <table:table-cell table:formula="of:=[.B131]-[.E131]" office:value-type="float" office:value="-0.15798829" calcext:value-type="float">
            <text:p>-0.15798829</text:p>
          </table:table-cell>
          <table:table-cell table:style-name="ce4" office:value-type="float" office:value="0.03305082" calcext:value-type="float">
            <text:p>0.03305082</text:p>
          </table:table-cell>
          <table:table-cell table:formula="of:=[.B131]-[.G131]" office:value-type="float" office:value="-0.000464310000000002" calcext:value-type="float">
            <text:p>-0.00046431</text:p>
          </table:table-cell>
          <table:table-cell office:value-type="float" office:value="0.03391857" calcext:value-type="float">
            <text:p>0.03391857</text:p>
          </table:table-cell>
          <table:table-cell table:formula="of:=[.B131]-[.I131]" office:value-type="float" office:value="-0.00133206" calcext:value-type="float">
            <text:p>-0.00133206</text:p>
          </table:table-cell>
          <table:table-cell table:style-name="ce4" office:value-type="float" office:value="0.03192045" calcext:value-type="float">
            <text:p>0.03192045</text:p>
          </table:table-cell>
          <table:table-cell table:formula="of:=[.B131]-[.K131]" office:value-type="float" office:value="0.000666059999999996" calcext:value-type="float">
            <text:p>0.00066606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3: z component of center of mass of link LShy</text:p>
          </table:table-cell>
          <table:table-cell office:value-type="float" office:value="-0.12698781" calcext:value-type="float">
            <text:p>-0.12698781</text:p>
          </table:table-cell>
          <table:table-cell table:style-name="ce4" office:value-type="float" office:value="-0.07776606" calcext:value-type="float">
            <text:p>-0.07776606</text:p>
          </table:table-cell>
          <table:table-cell table:formula="of:=[.B132]-[.C132]" office:value-type="float" office:value="-0.04922175" calcext:value-type="float">
            <text:p>-0.04922175</text:p>
          </table:table-cell>
          <table:table-cell table:style-name="ce4" office:value-type="float" office:value="-4.01271636" calcext:value-type="float">
            <text:p>-4.01271636</text:p>
          </table:table-cell>
          <table:table-cell table:formula="of:=[.B132]-[.E132]" office:value-type="float" office:value="3.88572855" calcext:value-type="float">
            <text:p>3.88572855</text:p>
          </table:table-cell>
          <table:table-cell table:style-name="ce4" office:value-type="float" office:value="-0.07776429" calcext:value-type="float">
            <text:p>-0.07776429</text:p>
          </table:table-cell>
          <table:table-cell table:formula="of:=[.B132]-[.G132]" office:value-type="float" office:value="-0.04922352" calcext:value-type="float">
            <text:p>-0.04922352</text:p>
          </table:table-cell>
          <table:table-cell office:value-type="float" office:value="-0.08032625" calcext:value-type="float">
            <text:p>-0.08032625</text:p>
          </table:table-cell>
          <table:table-cell table:formula="of:=[.B132]-[.I132]" office:value-type="float" office:value="-0.04666156" calcext:value-type="float">
            <text:p>-0.04666156</text:p>
          </table:table-cell>
          <table:table-cell table:style-name="ce4" office:value-type="float" office:value="-0.12698781" calcext:value-type="float">
            <text:p>-0.12698781</text:p>
          </table:table-cell>
          <table:table-cell table:formula="of:=[.B132]-[.K132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4: xx component of inertia matrix of link LShy</text:p>
          </table:table-cell>
          <table:table-cell office:value-type="float" office:value="0.01129051" calcext:value-type="float">
            <text:p>0.01129051</text:p>
          </table:table-cell>
          <table:table-cell table:style-name="ce4" office:value-type="float" office:value="0.0532079" calcext:value-type="float">
            <text:p>0.0532079</text:p>
          </table:table-cell>
          <table:table-cell table:formula="of:=[.B133]-[.C133]" office:value-type="float" office:value="-0.04191739" calcext:value-type="float">
            <text:p>-0.04191739</text:p>
          </table:table-cell>
          <table:table-cell table:style-name="ce4" office:value-type="float" office:value="-4.60854983" calcext:value-type="float">
            <text:p>-4.60854983</text:p>
          </table:table-cell>
          <table:table-cell table:formula="of:=[.B133]-[.E133]" office:value-type="float" office:value="4.61984034" calcext:value-type="float">
            <text:p>4.61984034</text:p>
          </table:table-cell>
          <table:table-cell table:style-name="ce4" office:value-type="float" office:value="0.05318213" calcext:value-type="float">
            <text:p>0.05318213</text:p>
          </table:table-cell>
          <table:table-cell table:formula="of:=[.B133]-[.G133]" office:value-type="float" office:value="-0.04189162" calcext:value-type="float">
            <text:p>-0.04189162</text:p>
          </table:table-cell>
          <table:table-cell office:value-type="float" office:value="0.08909693" calcext:value-type="float">
            <text:p>0.08909693</text:p>
          </table:table-cell>
          <table:table-cell table:formula="of:=[.B133]-[.I133]" office:value-type="float" office:value="-0.07780642" calcext:value-type="float">
            <text:p>-0.07780642</text:p>
          </table:table-cell>
          <table:table-cell table:style-name="ce4" office:value-type="float" office:value="0.01142813" calcext:value-type="float">
            <text:p>0.01142813</text:p>
          </table:table-cell>
          <table:table-cell table:formula="of:=[.B133]-[.K133]" office:value-type="float" office:value="-0.00013762" calcext:value-type="float">
            <text:p>-0.00013762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5: xy component of inertia matrix of link LShy</text:p>
          </table:table-cell>
          <table:table-cell office:value-type="float" office:value="-0.00013518" calcext:value-type="float">
            <text:p>-0.00013518</text:p>
          </table:table-cell>
          <table:table-cell table:style-name="ce4" office:value-type="float" office:value="0.00188171" calcext:value-type="float">
            <text:p>0.00188171</text:p>
          </table:table-cell>
          <table:table-cell table:formula="of:=[.B134]-[.C134]" office:value-type="float" office:value="-0.00201689" calcext:value-type="float">
            <text:p>-0.00201689</text:p>
          </table:table-cell>
          <table:table-cell table:style-name="ce4" office:value-type="float" office:value="0.03398568" calcext:value-type="float">
            <text:p>0.03398568</text:p>
          </table:table-cell>
          <table:table-cell table:formula="of:=[.B134]-[.E134]" office:value-type="float" office:value="-0.03412086" calcext:value-type="float">
            <text:p>-0.03412086</text:p>
          </table:table-cell>
          <table:table-cell table:style-name="ce4" office:value-type="float" office:value="0.00188417" calcext:value-type="float">
            <text:p>0.00188417</text:p>
          </table:table-cell>
          <table:table-cell table:formula="of:=[.B134]-[.G134]" office:value-type="float" office:value="-0.00201935" calcext:value-type="float">
            <text:p>-0.00201935</text:p>
          </table:table-cell>
          <table:table-cell office:value-type="float" office:value="0.0073283" calcext:value-type="float">
            <text:p>0.0073283</text:p>
          </table:table-cell>
          <table:table-cell table:formula="of:=[.B134]-[.I134]" office:value-type="float" office:value="-0.00746348" calcext:value-type="float">
            <text:p>-0.00746348</text:p>
          </table:table-cell>
          <table:table-cell table:style-name="ce4" office:value-type="float" office:value="0.00802913" calcext:value-type="float">
            <text:p>0.00802913</text:p>
          </table:table-cell>
          <table:table-cell table:formula="of:=[.B134]-[.K134]" office:value-type="float" office:value="-0.00816431" calcext:value-type="float">
            <text:p>-0.00816431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6: xz component of inertia matrix of link LShy</text:p>
          </table:table-cell>
          <table:table-cell office:value-type="float" office:value="-0.0013476" calcext:value-type="float">
            <text:p>-0.0013476</text:p>
          </table:table-cell>
          <table:table-cell table:style-name="ce4" office:value-type="float" office:value="0.00075446" calcext:value-type="float">
            <text:p>0.00075446</text:p>
          </table:table-cell>
          <table:table-cell table:formula="of:=[.B135]-[.C135]" office:value-type="float" office:value="-0.00210206" calcext:value-type="float">
            <text:p>-0.00210206</text:p>
          </table:table-cell>
          <table:table-cell table:style-name="ce4" office:value-type="float" office:value="-0.65790048" calcext:value-type="float">
            <text:p>-0.65790048</text:p>
          </table:table-cell>
          <table:table-cell table:formula="of:=[.B135]-[.E135]" office:value-type="float" office:value="0.65655288" calcext:value-type="float">
            <text:p>0.65655288</text:p>
          </table:table-cell>
          <table:table-cell table:style-name="ce4" office:value-type="float" office:value="0.00075444" calcext:value-type="float">
            <text:p>0.00075444</text:p>
          </table:table-cell>
          <table:table-cell table:formula="of:=[.B135]-[.G135]" office:value-type="float" office:value="-0.00210204" calcext:value-type="float">
            <text:p>-0.00210204</text:p>
          </table:table-cell>
          <table:table-cell office:value-type="float" office:value="0.00186782" calcext:value-type="float">
            <text:p>0.00186782</text:p>
          </table:table-cell>
          <table:table-cell table:formula="of:=[.B135]-[.I135]" office:value-type="float" office:value="-0.00321542" calcext:value-type="float">
            <text:p>-0.00321542</text:p>
          </table:table-cell>
          <table:table-cell table:style-name="ce4" office:value-type="float" office:value="-0.01455575" calcext:value-type="float">
            <text:p>-0.01455575</text:p>
          </table:table-cell>
          <table:table-cell table:formula="of:=[.B135]-[.K135]" office:value-type="float" office:value="0.01320815" calcext:value-type="float">
            <text:p>0.01320815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7: yy component of inertia matrix of link LShy</text:p>
          </table:table-cell>
          <table:table-cell office:value-type="float" office:value="0.00984956" calcext:value-type="float">
            <text:p>0.00984956</text:p>
          </table:table-cell>
          <table:table-cell table:style-name="ce4" office:value-type="float" office:value="0.03216458" calcext:value-type="float">
            <text:p>0.03216458</text:p>
          </table:table-cell>
          <table:table-cell table:formula="of:=[.B136]-[.C136]" office:value-type="float" office:value="-0.02231502" calcext:value-type="float">
            <text:p>-0.02231502</text:p>
          </table:table-cell>
          <table:table-cell table:style-name="ce4" office:value-type="float" office:value="-4.6795736" calcext:value-type="float">
            <text:p>-4.6795736</text:p>
          </table:table-cell>
          <table:table-cell table:formula="of:=[.B136]-[.E136]" office:value-type="float" office:value="4.68942316" calcext:value-type="float">
            <text:p>4.68942316</text:p>
          </table:table-cell>
          <table:table-cell table:style-name="ce4" office:value-type="float" office:value="0.03213946" calcext:value-type="float">
            <text:p>0.03213946</text:p>
          </table:table-cell>
          <table:table-cell table:formula="of:=[.B136]-[.G136]" office:value-type="float" office:value="-0.0222899" calcext:value-type="float">
            <text:p>-0.0222899</text:p>
          </table:table-cell>
          <table:table-cell office:value-type="float" office:value="0.0735385" calcext:value-type="float">
            <text:p>0.0735385</text:p>
          </table:table-cell>
          <table:table-cell table:formula="of:=[.B136]-[.I136]" office:value-type="float" office:value="-0.06368894" calcext:value-type="float">
            <text:p>-0.06368894</text:p>
          </table:table-cell>
          <table:table-cell table:style-name="ce4" office:value-type="float" office:value="0.01098007" calcext:value-type="float">
            <text:p>0.01098007</text:p>
          </table:table-cell>
          <table:table-cell table:formula="of:=[.B136]-[.K136]" office:value-type="float" office:value="-0.00113051" calcext:value-type="float">
            <text:p>-0.00113051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8: yz component of inertia matrix of link LShy</text:p>
          </table:table-cell>
          <table:table-cell office:value-type="float" office:value="0.00026835" calcext:value-type="float">
            <text:p>0.00026835</text:p>
          </table:table-cell>
          <table:table-cell table:style-name="ce4" office:value-type="float" office:value="0.01082924" calcext:value-type="float">
            <text:p>0.01082924</text:p>
          </table:table-cell>
          <table:table-cell table:formula="of:=[.B137]-[.C137]" office:value-type="float" office:value="-0.01056089" calcext:value-type="float">
            <text:p>-0.01056089</text:p>
          </table:table-cell>
          <table:table-cell table:style-name="ce4" office:value-type="float" office:value="-0.2117514" calcext:value-type="float">
            <text:p>-0.2117514</text:p>
          </table:table-cell>
          <table:table-cell table:formula="of:=[.B137]-[.E137]" office:value-type="float" office:value="0.21201975" calcext:value-type="float">
            <text:p>0.21201975</text:p>
          </table:table-cell>
          <table:table-cell table:style-name="ce4" office:value-type="float" office:value="0.01082823" calcext:value-type="float">
            <text:p>0.01082823</text:p>
          </table:table-cell>
          <table:table-cell table:formula="of:=[.B137]-[.G137]" office:value-type="float" office:value="-0.01055988" calcext:value-type="float">
            <text:p>-0.01055988</text:p>
          </table:table-cell>
          <table:table-cell office:value-type="float" office:value="0.01843464" calcext:value-type="float">
            <text:p>0.01843464</text:p>
          </table:table-cell>
          <table:table-cell table:formula="of:=[.B137]-[.I137]" office:value-type="float" office:value="-0.01816629" calcext:value-type="float">
            <text:p>-0.01816629</text:p>
          </table:table-cell>
          <table:table-cell table:style-name="ce4" office:value-type="float" office:value="-0.00010805" calcext:value-type="float">
            <text:p>-0.00010805</text:p>
          </table:table-cell>
          <table:table-cell table:formula="of:=[.B137]-[.K137]" office:value-type="float" office:value="0.0003764" calcext:value-type="float">
            <text:p>0.0003764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9: zz component of inertia matrix of link LShy</text:p>
          </table:table-cell>
          <table:table-cell office:value-type="float" office:value="0.00728547" calcext:value-type="float">
            <text:p>0.00728547</text:p>
          </table:table-cell>
          <table:table-cell table:style-name="ce4" office:value-type="float" office:value="-0.0097621" calcext:value-type="float">
            <text:p>-0.0097621</text:p>
          </table:table-cell>
          <table:table-cell table:formula="of:=[.B138]-[.C138]" office:value-type="float" office:value="0.01704757" calcext:value-type="float">
            <text:p>0.01704757</text:p>
          </table:table-cell>
          <table:table-cell table:style-name="ce4" office:value-type="float" office:value="-0.14615823" calcext:value-type="float">
            <text:p>-0.14615823</text:p>
          </table:table-cell>
          <table:table-cell table:formula="of:=[.B138]-[.E138]" office:value-type="float" office:value="0.1534437" calcext:value-type="float">
            <text:p>0.1534437</text:p>
          </table:table-cell>
          <table:table-cell table:style-name="ce4" office:value-type="float" office:value="-0.00975192" calcext:value-type="float">
            <text:p>-0.00975192</text:p>
          </table:table-cell>
          <table:table-cell table:formula="of:=[.B138]-[.G138]" office:value-type="float" office:value="0.01703739" calcext:value-type="float">
            <text:p>0.01703739</text:p>
          </table:table-cell>
          <table:table-cell office:value-type="float" office:value="-0.02932821" calcext:value-type="float">
            <text:p>-0.02932821</text:p>
          </table:table-cell>
          <table:table-cell table:formula="of:=[.B138]-[.I138]" office:value-type="float" office:value="0.03661368" calcext:value-type="float">
            <text:p>0.03661368</text:p>
          </table:table-cell>
          <table:table-cell table:style-name="ce4" office:value-type="float" office:value="0.0085536" calcext:value-type="float">
            <text:p>0.0085536</text:p>
          </table:table-cell>
          <table:table-cell table:formula="of:=[.B138]-[.K138]" office:value-type="float" office:value="-0.00126813" calcext:value-type="float">
            <text:p>-0.00126813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0: mass of link LElb <text:s text:c="16"/></text:p>
          </table:table-cell>
          <table:table-cell office:value-type="float" office:value="0.867654" calcext:value-type="float">
            <text:p>0.867654</text:p>
          </table:table-cell>
          <table:table-cell table:style-name="ce4" office:value-type="float" office:value="0.8176704" calcext:value-type="float">
            <text:p>0.8176704</text:p>
          </table:table-cell>
          <table:table-cell table:formula="of:=[.B139]-[.C139]" office:value-type="float" office:value="0.0499835999999999" calcext:value-type="float">
            <text:p>0.0499836</text:p>
          </table:table-cell>
          <table:table-cell table:style-name="ce4" office:value-type="float" office:value="0.47925706" calcext:value-type="float">
            <text:p>0.47925706</text:p>
          </table:table-cell>
          <table:table-cell table:formula="of:=[.B139]-[.E139]" office:value-type="float" office:value="0.38839694" calcext:value-type="float">
            <text:p>0.38839694</text:p>
          </table:table-cell>
          <table:table-cell table:style-name="ce4" office:value-type="float" office:value="0.81766104" calcext:value-type="float">
            <text:p>0.81766104</text:p>
          </table:table-cell>
          <table:table-cell table:formula="of:=[.B139]-[.G139]" office:value-type="float" office:value="0.0499929599999999" calcext:value-type="float">
            <text:p>0.04999296</text:p>
          </table:table-cell>
          <table:table-cell office:value-type="float" office:value="0.83119051" calcext:value-type="float">
            <text:p>0.83119051</text:p>
          </table:table-cell>
          <table:table-cell table:formula="of:=[.B139]-[.I139]" office:value-type="float" office:value="0.0364634899999999" calcext:value-type="float">
            <text:p>0.03646349</text:p>
          </table:table-cell>
          <table:table-cell table:style-name="ce4" office:value-type="float" office:value="0.867654" calcext:value-type="float">
            <text:p>0.867654</text:p>
          </table:table-cell>
          <table:table-cell table:formula="of:=[.B139]-[.K139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1: x component of center of mass of link LElb</text:p>
          </table:table-cell>
          <table:table-cell office:value-type="float" office:value="-0.05575494" calcext:value-type="float">
            <text:p>-0.05575494</text:p>
          </table:table-cell>
          <table:table-cell table:style-name="ce4" office:value-type="float" office:value="0.0122323" calcext:value-type="float">
            <text:p>0.0122323</text:p>
          </table:table-cell>
          <table:table-cell table:formula="of:=[.B140]-[.C140]" office:value-type="float" office:value="-0.06798724" calcext:value-type="float">
            <text:p>-0.06798724</text:p>
          </table:table-cell>
          <table:table-cell table:style-name="ce4" office:value-type="float" office:value="-0.40473897" calcext:value-type="float">
            <text:p>-0.40473897</text:p>
          </table:table-cell>
          <table:table-cell table:formula="of:=[.B140]-[.E140]" office:value-type="float" office:value="0.34898403" calcext:value-type="float">
            <text:p>0.34898403</text:p>
          </table:table-cell>
          <table:table-cell table:style-name="ce4" office:value-type="float" office:value="0.01222596" calcext:value-type="float">
            <text:p>0.01222596</text:p>
          </table:table-cell>
          <table:table-cell table:formula="of:=[.B140]-[.G140]" office:value-type="float" office:value="-0.0679809" calcext:value-type="float">
            <text:p>-0.0679809</text:p>
          </table:table-cell>
          <table:table-cell office:value-type="float" office:value="0.01593695" calcext:value-type="float">
            <text:p>0.01593695</text:p>
          </table:table-cell>
          <table:table-cell table:formula="of:=[.B140]-[.I140]" office:value-type="float" office:value="-0.07169189" calcext:value-type="float">
            <text:p>-0.07169189</text:p>
          </table:table-cell>
          <table:table-cell table:style-name="ce4" office:value-type="float" office:value="0.02726249" calcext:value-type="float">
            <text:p>0.02726249</text:p>
          </table:table-cell>
          <table:table-cell table:formula="of:=[.B140]-[.K140]" office:value-type="float" office:value="-0.08301743" calcext:value-type="float">
            <text:p>-0.08301743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2: y component of center of mass of link LElb</text:p>
          </table:table-cell>
          <table:table-cell office:value-type="float" office:value="0.00758261" calcext:value-type="float">
            <text:p>0.00758261</text:p>
          </table:table-cell>
          <table:table-cell table:style-name="ce4" office:value-type="float" office:value="0.00973445" calcext:value-type="float">
            <text:p>0.00973445</text:p>
          </table:table-cell>
          <table:table-cell table:formula="of:=[.B141]-[.C141]" office:value-type="float" office:value="-0.00215184" calcext:value-type="float">
            <text:p>-0.00215184</text:p>
          </table:table-cell>
          <table:table-cell table:style-name="ce4" office:value-type="float" office:value="0.11963387" calcext:value-type="float">
            <text:p>0.11963387</text:p>
          </table:table-cell>
          <table:table-cell table:formula="of:=[.B141]-[.E141]" office:value-type="float" office:value="-0.11205126" calcext:value-type="float">
            <text:p>-0.11205126</text:p>
          </table:table-cell>
          <table:table-cell table:style-name="ce4" office:value-type="float" office:value="0.00973335" calcext:value-type="float">
            <text:p>0.00973335</text:p>
          </table:table-cell>
          <table:table-cell table:formula="of:=[.B141]-[.G141]" office:value-type="float" office:value="-0.00215074" calcext:value-type="float">
            <text:p>-0.00215074</text:p>
          </table:table-cell>
          <table:table-cell office:value-type="float" office:value="0.0145486" calcext:value-type="float">
            <text:p>0.0145486</text:p>
          </table:table-cell>
          <table:table-cell table:formula="of:=[.B141]-[.I141]" office:value-type="float" office:value="-0.00696599" calcext:value-type="float">
            <text:p>-0.00696599</text:p>
          </table:table-cell>
          <table:table-cell table:style-name="ce4" office:value-type="float" office:value="0.00758261" calcext:value-type="float">
            <text:p>0.00758261</text:p>
          </table:table-cell>
          <table:table-cell table:formula="of:=[.B141]-[.K141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3: z component of center of mass of link LElb</text:p>
          </table:table-cell>
          <table:table-cell office:value-type="float" office:value="-0.04382035" calcext:value-type="float">
            <text:p>-0.04382035</text:p>
          </table:table-cell>
          <table:table-cell table:style-name="ce4" office:value-type="float" office:value="0.06123267" calcext:value-type="float">
            <text:p>0.06123267</text:p>
          </table:table-cell>
          <table:table-cell table:formula="of:=[.B142]-[.C142]" office:value-type="float" office:value="-0.10505302" calcext:value-type="float">
            <text:p>-0.10505302</text:p>
          </table:table-cell>
          <table:table-cell table:style-name="ce4" office:value-type="float" office:value="-0.29975764" calcext:value-type="float">
            <text:p>-0.29975764</text:p>
          </table:table-cell>
          <table:table-cell table:formula="of:=[.B142]-[.E142]" office:value-type="float" office:value="0.25593729" calcext:value-type="float">
            <text:p>0.25593729</text:p>
          </table:table-cell>
          <table:table-cell table:style-name="ce4" office:value-type="float" office:value="0.06123299" calcext:value-type="float">
            <text:p>0.06123299</text:p>
          </table:table-cell>
          <table:table-cell table:formula="of:=[.B142]-[.G142]" office:value-type="float" office:value="-0.10505334" calcext:value-type="float">
            <text:p>-0.10505334</text:p>
          </table:table-cell>
          <table:table-cell office:value-type="float" office:value="0.06527163" calcext:value-type="float">
            <text:p>0.06527163</text:p>
          </table:table-cell>
          <table:table-cell table:formula="of:=[.B142]-[.I142]" office:value-type="float" office:value="-0.10909198" calcext:value-type="float">
            <text:p>-0.10909198</text:p>
          </table:table-cell>
          <table:table-cell table:style-name="ce4" office:value-type="float" office:value="0.24065046" calcext:value-type="float">
            <text:p>0.24065046</text:p>
          </table:table-cell>
          <table:table-cell table:formula="of:=[.B142]-[.K142]" office:value-type="float" office:value="-0.28447081" calcext:value-type="float">
            <text:p>-0.28447081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4: xx component of inertia matrix of link LElb</text:p>
          </table:table-cell>
          <table:table-cell office:value-type="float" office:value="0.00403952" calcext:value-type="float">
            <text:p>0.00403952</text:p>
          </table:table-cell>
          <table:table-cell table:style-name="ce4" office:value-type="float" office:value="-0.00339665" calcext:value-type="float">
            <text:p>-0.00339665</text:p>
          </table:table-cell>
          <table:table-cell table:formula="of:=[.B143]-[.C143]" office:value-type="float" office:value="0.00743617" calcext:value-type="float">
            <text:p>0.00743617</text:p>
          </table:table-cell>
          <table:table-cell table:style-name="ce4" office:value-type="float" office:value="-0.03835419" calcext:value-type="float">
            <text:p>-0.03835419</text:p>
          </table:table-cell>
          <table:table-cell table:formula="of:=[.B143]-[.E143]" office:value-type="float" office:value="0.04239371" calcext:value-type="float">
            <text:p>0.04239371</text:p>
          </table:table-cell>
          <table:table-cell table:style-name="ce4" office:value-type="float" office:value="-0.00339564" calcext:value-type="float">
            <text:p>-0.00339564</text:p>
          </table:table-cell>
          <table:table-cell table:formula="of:=[.B143]-[.G143]" office:value-type="float" office:value="0.00743516" calcext:value-type="float">
            <text:p>0.00743516</text:p>
          </table:table-cell>
          <table:table-cell office:value-type="float" office:value="-0.01323637" calcext:value-type="float">
            <text:p>-0.01323637</text:p>
          </table:table-cell>
          <table:table-cell table:formula="of:=[.B143]-[.I143]" office:value-type="float" office:value="0.01727589" calcext:value-type="float">
            <text:p>0.01727589</text:p>
          </table:table-cell>
          <table:table-cell table:style-name="ce4" office:value-type="float" office:value="-0.04454252" calcext:value-type="float">
            <text:p>-0.04454252</text:p>
          </table:table-cell>
          <table:table-cell table:formula="of:=[.B143]-[.K143]" office:value-type="float" office:value="0.04858204" calcext:value-type="float">
            <text:p>0.04858204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5: xy component of inertia matrix of link LElb</text:p>
          </table:table-cell>
          <table:table-cell office:value-type="float" office:value="-0.00034973" calcext:value-type="float">
            <text:p>-0.00034973</text:p>
          </table:table-cell>
          <table:table-cell table:style-name="ce4" office:value-type="float" office:value="0.0005667" calcext:value-type="float">
            <text:p>0.0005667</text:p>
          </table:table-cell>
          <table:table-cell table:formula="of:=[.B144]-[.C144]" office:value-type="float" office:value="-0.00091643" calcext:value-type="float">
            <text:p>-0.00091643</text:p>
          </table:table-cell>
          <table:table-cell table:style-name="ce4" office:value-type="float" office:value="-0.02273272" calcext:value-type="float">
            <text:p>-0.02273272</text:p>
          </table:table-cell>
          <table:table-cell table:formula="of:=[.B144]-[.E144]" office:value-type="float" office:value="0.02238299" calcext:value-type="float">
            <text:p>0.02238299</text:p>
          </table:table-cell>
          <table:table-cell table:style-name="ce4" office:value-type="float" office:value="0.00057037" calcext:value-type="float">
            <text:p>0.00057037</text:p>
          </table:table-cell>
          <table:table-cell table:formula="of:=[.B144]-[.G144]" office:value-type="float" office:value="-0.0009201" calcext:value-type="float">
            <text:p>-0.0009201</text:p>
          </table:table-cell>
          <table:table-cell office:value-type="float" office:value="-0.00743941" calcext:value-type="float">
            <text:p>-0.00743941</text:p>
          </table:table-cell>
          <table:table-cell table:formula="of:=[.B144]-[.I144]" office:value-type="float" office:value="0.00708968" calcext:value-type="float">
            <text:p>0.00708968</text:p>
          </table:table-cell>
          <table:table-cell table:style-name="ce4" office:value-type="float" office:value="-0.01247975" calcext:value-type="float">
            <text:p>-0.01247975</text:p>
          </table:table-cell>
          <table:table-cell table:formula="of:=[.B144]-[.K144]" office:value-type="float" office:value="0.01213002" calcext:value-type="float">
            <text:p>0.01213002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6: xz component of inertia matrix of link LElb</text:p>
          </table:table-cell>
          <table:table-cell office:value-type="float" office:value="-0.00068401" calcext:value-type="float">
            <text:p>-0.00068401</text:p>
          </table:table-cell>
          <table:table-cell table:style-name="ce4" office:value-type="float" office:value="0.00300192" calcext:value-type="float">
            <text:p>0.00300192</text:p>
          </table:table-cell>
          <table:table-cell table:formula="of:=[.B145]-[.C145]" office:value-type="float" office:value="-0.00368593" calcext:value-type="float">
            <text:p>-0.00368593</text:p>
          </table:table-cell>
          <table:table-cell table:style-name="ce4" office:value-type="float" office:value="0.04600057" calcext:value-type="float">
            <text:p>0.04600057</text:p>
          </table:table-cell>
          <table:table-cell table:formula="of:=[.B145]-[.E145]" office:value-type="float" office:value="-0.04668458" calcext:value-type="float">
            <text:p>-0.04668458</text:p>
          </table:table-cell>
          <table:table-cell table:style-name="ce4" office:value-type="float" office:value="0.00299759" calcext:value-type="float">
            <text:p>0.00299759</text:p>
          </table:table-cell>
          <table:table-cell table:formula="of:=[.B145]-[.G145]" office:value-type="float" office:value="-0.0036816" calcext:value-type="float">
            <text:p>-0.0036816</text:p>
          </table:table-cell>
          <table:table-cell office:value-type="float" office:value="0.00880338" calcext:value-type="float">
            <text:p>0.00880338</text:p>
          </table:table-cell>
          <table:table-cell table:formula="of:=[.B145]-[.I145]" office:value-type="float" office:value="-0.00948739" calcext:value-type="float">
            <text:p>-0.00948739</text:p>
          </table:table-cell>
          <table:table-cell table:style-name="ce4" office:value-type="float" office:value="0.03176177" calcext:value-type="float">
            <text:p>0.03176177</text:p>
          </table:table-cell>
          <table:table-cell table:formula="of:=[.B145]-[.K145]" office:value-type="float" office:value="-0.03244578" calcext:value-type="float">
            <text:p>-0.03244578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7: yy component of inertia matrix of link LElb</text:p>
          </table:table-cell>
          <table:table-cell office:value-type="float" office:value="0.00224606" calcext:value-type="float">
            <text:p>0.00224606</text:p>
          </table:table-cell>
          <table:table-cell table:style-name="ce4" office:value-type="float" office:value="0.00854823" calcext:value-type="float">
            <text:p>0.00854823</text:p>
          </table:table-cell>
          <table:table-cell table:formula="of:=[.B146]-[.C146]" office:value-type="float" office:value="-0.00630217" calcext:value-type="float">
            <text:p>-0.00630217</text:p>
          </table:table-cell>
          <table:table-cell table:style-name="ce4" office:value-type="float" office:value="-0.11880226" calcext:value-type="float">
            <text:p>-0.11880226</text:p>
          </table:table-cell>
          <table:table-cell table:formula="of:=[.B146]-[.E146]" office:value-type="float" office:value="0.12104832" calcext:value-type="float">
            <text:p>0.12104832</text:p>
          </table:table-cell>
          <table:table-cell table:style-name="ce4" office:value-type="float" office:value="0.00854119" calcext:value-type="float">
            <text:p>0.00854119</text:p>
          </table:table-cell>
          <table:table-cell table:formula="of:=[.B146]-[.G146]" office:value-type="float" office:value="-0.00629513" calcext:value-type="float">
            <text:p>-0.00629513</text:p>
          </table:table-cell>
          <table:table-cell office:value-type="float" office:value="0.01187488" calcext:value-type="float">
            <text:p>0.01187488</text:p>
          </table:table-cell>
          <table:table-cell table:formula="of:=[.B146]-[.I146]" office:value-type="float" office:value="-0.00962882" calcext:value-type="float">
            <text:p>-0.00962882</text:p>
          </table:table-cell>
          <table:table-cell table:style-name="ce4" office:value-type="float" office:value="-0.04428366" calcext:value-type="float">
            <text:p>-0.04428366</text:p>
          </table:table-cell>
          <table:table-cell table:formula="of:=[.B146]-[.K146]" office:value-type="float" office:value="0.04652972" calcext:value-type="float">
            <text:p>0.04652972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8: yz component of inertia matrix of link LElb</text:p>
          </table:table-cell>
          <table:table-cell office:value-type="float" office:value="-0.00028844" calcext:value-type="float">
            <text:p>-0.00028844</text:p>
          </table:table-cell>
          <table:table-cell table:style-name="ce4" office:value-type="float" office:value="0.00091891" calcext:value-type="float">
            <text:p>0.00091891</text:p>
          </table:table-cell>
          <table:table-cell table:formula="of:=[.B147]-[.C147]" office:value-type="float" office:value="-0.00120735" calcext:value-type="float">
            <text:p>-0.00120735</text:p>
          </table:table-cell>
          <table:table-cell table:style-name="ce4" office:value-type="float" office:value="-0.01674876" calcext:value-type="float">
            <text:p>-0.01674876</text:p>
          </table:table-cell>
          <table:table-cell table:formula="of:=[.B147]-[.E147]" office:value-type="float" office:value="0.01646032" calcext:value-type="float">
            <text:p>0.01646032</text:p>
          </table:table-cell>
          <table:table-cell table:style-name="ce4" office:value-type="float" office:value="0.00092539" calcext:value-type="float">
            <text:p>0.00092539</text:p>
          </table:table-cell>
          <table:table-cell table:formula="of:=[.B147]-[.G147]" office:value-type="float" office:value="-0.00121383" calcext:value-type="float">
            <text:p>-0.00121383</text:p>
          </table:table-cell>
          <table:table-cell office:value-type="float" office:value="-0.0020836" calcext:value-type="float">
            <text:p>-0.0020836</text:p>
          </table:table-cell>
          <table:table-cell table:formula="of:=[.B147]-[.I147]" office:value-type="float" office:value="0.00179516" calcext:value-type="float">
            <text:p>0.00179516</text:p>
          </table:table-cell>
          <table:table-cell table:style-name="ce4" office:value-type="float" office:value="0.00536795" calcext:value-type="float">
            <text:p>0.00536795</text:p>
          </table:table-cell>
          <table:table-cell table:formula="of:=[.B147]-[.K147]" office:value-type="float" office:value="-0.00565639" calcext:value-type="float">
            <text:p>-0.00565639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9: zz component of inertia matrix of link LElb</text:p>
          </table:table-cell>
          <table:table-cell office:value-type="float" office:value="0.0044895" calcext:value-type="float">
            <text:p>0.0044895</text:p>
          </table:table-cell>
          <table:table-cell table:style-name="ce4" office:value-type="float" office:value="0.00428488" calcext:value-type="float">
            <text:p>0.00428488</text:p>
          </table:table-cell>
          <table:table-cell table:formula="of:=[.B148]-[.C148]" office:value-type="float" office:value="0.000204619999999999" calcext:value-type="float">
            <text:p>0.00020462</text:p>
          </table:table-cell>
          <table:table-cell table:style-name="ce4" office:value-type="float" office:value="-0.02952775" calcext:value-type="float">
            <text:p>-0.02952775</text:p>
          </table:table-cell>
          <table:table-cell table:formula="of:=[.B148]-[.E148]" office:value-type="float" office:value="0.03401725" calcext:value-type="float">
            <text:p>0.03401725</text:p>
          </table:table-cell>
          <table:table-cell table:style-name="ce4" office:value-type="float" office:value="0.00426654" calcext:value-type="float">
            <text:p>0.00426654</text:p>
          </table:table-cell>
          <table:table-cell table:formula="of:=[.B148]-[.G148]" office:value-type="float" office:value="0.000222959999999999" calcext:value-type="float">
            <text:p>0.00022296</text:p>
          </table:table-cell>
          <table:table-cell office:value-type="float" office:value="0.0307186" calcext:value-type="float">
            <text:p>0.0307186</text:p>
          </table:table-cell>
          <table:table-cell table:formula="of:=[.B148]-[.I148]" office:value-type="float" office:value="-0.0262291" calcext:value-type="float">
            <text:p>-0.0262291</text:p>
          </table:table-cell>
          <table:table-cell table:style-name="ce4" office:value-type="float" office:value="-0.01664021" calcext:value-type="float">
            <text:p>-0.01664021</text:p>
          </table:table-cell>
          <table:table-cell table:formula="of:=[.B148]-[.K148]" office:value-type="float" office:value="0.02112971" calcext:value-type="float">
            <text:p>0.02112971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0: mass of link LForearm <text:s text:c="12"/></text:p>
          </table:table-cell>
          <table:table-cell office:value-type="float" office:value="2.21277" calcext:value-type="float">
            <text:p>2.21277</text:p>
          </table:table-cell>
          <table:table-cell table:style-name="ce4" office:value-type="float" office:value="2.14108957" calcext:value-type="float">
            <text:p>2.14108957</text:p>
          </table:table-cell>
          <table:table-cell table:formula="of:=[.B149]-[.C149]" office:value-type="float" office:value="0.0716804299999998" calcext:value-type="float">
            <text:p>0.07168043</text:p>
          </table:table-cell>
          <table:table-cell table:style-name="ce4" office:value-type="float" office:value="0.52294622" calcext:value-type="float">
            <text:p>0.52294622</text:p>
          </table:table-cell>
          <table:table-cell table:formula="of:=[.B149]-[.E149]" office:value-type="float" office:value="1.68982378" calcext:value-type="float">
            <text:p>1.68982378</text:p>
          </table:table-cell>
          <table:table-cell table:style-name="ce4" office:value-type="float" office:value="2.14108097" calcext:value-type="float">
            <text:p>2.14108097</text:p>
          </table:table-cell>
          <table:table-cell table:formula="of:=[.B149]-[.G149]" office:value-type="float" office:value="0.0716890299999999" calcext:value-type="float">
            <text:p>0.07168903</text:p>
          </table:table-cell>
          <table:table-cell office:value-type="float" office:value="2.1534336" calcext:value-type="float">
            <text:p>2.1534336</text:p>
          </table:table-cell>
          <table:table-cell table:formula="of:=[.B149]-[.I149]" office:value-type="float" office:value="0.0593363999999998" calcext:value-type="float">
            <text:p>0.0593364</text:p>
          </table:table-cell>
          <table:table-cell table:style-name="ce4" office:value-type="float" office:value="2.21277" calcext:value-type="float">
            <text:p>2.21277</text:p>
          </table:table-cell>
          <table:table-cell table:formula="of:=[.B149]-[.K149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1: x component of center of mass of link LForearm</text:p>
          </table:table-cell>
          <table:table-cell office:value-type="float" office:value="0.00001263" calcext:value-type="float">
            <text:p>0.00001263</text:p>
          </table:table-cell>
          <table:table-cell table:style-name="ce4" office:value-type="float" office:value="-0.00009024" calcext:value-type="float">
            <text:p>-0.00009024</text:p>
          </table:table-cell>
          <table:table-cell table:formula="of:=[.B150]-[.C150]" office:value-type="float" office:value="0.00010287" calcext:value-type="float">
            <text:p>0.00010287</text:p>
          </table:table-cell>
          <table:table-cell table:style-name="ce4" office:value-type="float" office:value="-0.00036871" calcext:value-type="float">
            <text:p>-0.00036871</text:p>
          </table:table-cell>
          <table:table-cell table:formula="of:=[.B150]-[.E150]" office:value-type="float" office:value="0.00038134" calcext:value-type="float">
            <text:p>0.00038134</text:p>
          </table:table-cell>
          <table:table-cell table:style-name="ce4" office:value-type="float" office:value="-0.00009011" calcext:value-type="float">
            <text:p>-0.00009011</text:p>
          </table:table-cell>
          <table:table-cell table:formula="of:=[.B150]-[.G150]" office:value-type="float" office:value="0.00010274" calcext:value-type="float">
            <text:p>0.00010274</text:p>
          </table:table-cell>
          <table:table-cell office:value-type="float" office:value="-0.00084368" calcext:value-type="float">
            <text:p>-0.00084368</text:p>
          </table:table-cell>
          <table:table-cell table:formula="of:=[.B150]-[.I150]" office:value-type="float" office:value="0.00085631" calcext:value-type="float">
            <text:p>0.00085631</text:p>
          </table:table-cell>
          <table:table-cell table:style-name="ce4" office:value-type="float" office:value="0.00102213" calcext:value-type="float">
            <text:p>0.00102213</text:p>
          </table:table-cell>
          <table:table-cell table:formula="of:=[.B150]-[.K150]" office:value-type="float" office:value="-0.0010095" calcext:value-type="float">
            <text:p>-0.0010095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2: y component of center of mass of link LForearm</text:p>
          </table:table-cell>
          <table:table-cell office:value-type="float" office:value="0.00429754" calcext:value-type="float">
            <text:p>0.00429754</text:p>
          </table:table-cell>
          <table:table-cell table:style-name="ce4" office:value-type="float" office:value="0.00475303" calcext:value-type="float">
            <text:p>0.00475303</text:p>
          </table:table-cell>
          <table:table-cell table:formula="of:=[.B151]-[.C151]" office:value-type="float" office:value="-0.00045549" calcext:value-type="float">
            <text:p>-0.00045549</text:p>
          </table:table-cell>
          <table:table-cell table:style-name="ce4" office:value-type="float" office:value="0.01205986" calcext:value-type="float">
            <text:p>0.01205986</text:p>
          </table:table-cell>
          <table:table-cell table:formula="of:=[.B151]-[.E151]" office:value-type="float" office:value="-0.00776232" calcext:value-type="float">
            <text:p>-0.00776232</text:p>
          </table:table-cell>
          <table:table-cell table:style-name="ce4" office:value-type="float" office:value="0.00475263" calcext:value-type="float">
            <text:p>0.00475263</text:p>
          </table:table-cell>
          <table:table-cell table:formula="of:=[.B151]-[.G151]" office:value-type="float" office:value="-0.00045509" calcext:value-type="float">
            <text:p>-0.00045509</text:p>
          </table:table-cell>
          <table:table-cell office:value-type="float" office:value="0.00396898" calcext:value-type="float">
            <text:p>0.00396898</text:p>
          </table:table-cell>
          <table:table-cell table:formula="of:=[.B151]-[.I151]" office:value-type="float" office:value="0.000328559999999999" calcext:value-type="float">
            <text:p>0.00032856</text:p>
          </table:table-cell>
          <table:table-cell table:style-name="ce4" office:value-type="float" office:value="0.00147335" calcext:value-type="float">
            <text:p>0.00147335</text:p>
          </table:table-cell>
          <table:table-cell table:formula="of:=[.B151]-[.K151]" office:value-type="float" office:value="0.00282419" calcext:value-type="float">
            <text:p>0.00282419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3: z component of center of mass of link LForearm</text:p>
          </table:table-cell>
          <table:table-cell office:value-type="float" office:value="0.04471798" calcext:value-type="float">
            <text:p>0.04471798</text:p>
          </table:table-cell>
          <table:table-cell table:style-name="ce4" office:value-type="float" office:value="0.08770036" calcext:value-type="float">
            <text:p>0.08770036</text:p>
          </table:table-cell>
          <table:table-cell table:formula="of:=[.B152]-[.C152]" office:value-type="float" office:value="-0.04298238" calcext:value-type="float">
            <text:p>-0.04298238</text:p>
          </table:table-cell>
          <table:table-cell table:style-name="ce4" office:value-type="float" office:value="-0.28717864" calcext:value-type="float">
            <text:p>-0.28717864</text:p>
          </table:table-cell>
          <table:table-cell table:formula="of:=[.B152]-[.E152]" office:value-type="float" office:value="0.33189662" calcext:value-type="float">
            <text:p>0.33189662</text:p>
          </table:table-cell>
          <table:table-cell table:style-name="ce4" office:value-type="float" office:value="0.08770141" calcext:value-type="float">
            <text:p>0.08770141</text:p>
          </table:table-cell>
          <table:table-cell table:formula="of:=[.B152]-[.G152]" office:value-type="float" office:value="-0.04298343" calcext:value-type="float">
            <text:p>-0.04298343</text:p>
          </table:table-cell>
          <table:table-cell office:value-type="float" office:value="0.09031014" calcext:value-type="float">
            <text:p>0.09031014</text:p>
          </table:table-cell>
          <table:table-cell table:formula="of:=[.B152]-[.I152]" office:value-type="float" office:value="-0.04559216" calcext:value-type="float">
            <text:p>-0.04559216</text:p>
          </table:table-cell>
          <table:table-cell table:style-name="ce4" office:value-type="float" office:value="0.04471798" calcext:value-type="float">
            <text:p>0.04471798</text:p>
          </table:table-cell>
          <table:table-cell table:formula="of:=[.B152]-[.K152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4: xx component of inertia matrix of link LForearm</text:p>
          </table:table-cell>
          <table:table-cell office:value-type="float" office:value="0.00654286" calcext:value-type="float">
            <text:p>0.00654286</text:p>
          </table:table-cell>
          <table:table-cell table:style-name="ce4" office:value-type="float" office:value="-0.00688645" calcext:value-type="float">
            <text:p>-0.00688645</text:p>
          </table:table-cell>
          <table:table-cell table:formula="of:=[.B153]-[.C153]" office:value-type="float" office:value="0.01342931" calcext:value-type="float">
            <text:p>0.01342931</text:p>
          </table:table-cell>
          <table:table-cell table:style-name="ce4" office:value-type="float" office:value="-0.03543321" calcext:value-type="float">
            <text:p>-0.03543321</text:p>
          </table:table-cell>
          <table:table-cell table:formula="of:=[.B153]-[.E153]" office:value-type="float" office:value="0.04197607" calcext:value-type="float">
            <text:p>0.04197607</text:p>
          </table:table-cell>
          <table:table-cell table:style-name="ce4" office:value-type="float" office:value="-0.00689009" calcext:value-type="float">
            <text:p>-0.00689009</text:p>
          </table:table-cell>
          <table:table-cell table:formula="of:=[.B153]-[.G153]" office:value-type="float" office:value="0.01343295" calcext:value-type="float">
            <text:p>0.01343295</text:p>
          </table:table-cell>
          <table:table-cell office:value-type="float" office:value="-0.007926" calcext:value-type="float">
            <text:p>-0.007926</text:p>
          </table:table-cell>
          <table:table-cell table:formula="of:=[.B153]-[.I153]" office:value-type="float" office:value="0.01446886" calcext:value-type="float">
            <text:p>0.01446886</text:p>
          </table:table-cell>
          <table:table-cell table:style-name="ce4" office:value-type="float" office:value="-0.06470961" calcext:value-type="float">
            <text:p>-0.06470961</text:p>
          </table:table-cell>
          <table:table-cell table:formula="of:=[.B153]-[.K153]" office:value-type="float" office:value="0.07125247" calcext:value-type="float">
            <text:p>0.07125247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5: xy component of inertia matrix of link LForearm</text:p>
          </table:table-cell>
          <table:table-cell office:value-type="float" office:value="-0.0000412" calcext:value-type="float">
            <text:p>-0.0000412</text:p>
          </table:table-cell>
          <table:table-cell table:style-name="ce4" office:value-type="float" office:value="0.00114326" calcext:value-type="float">
            <text:p>0.00114326</text:p>
          </table:table-cell>
          <table:table-cell table:formula="of:=[.B154]-[.C154]" office:value-type="float" office:value="-0.00118446" calcext:value-type="float">
            <text:p>-0.00118446</text:p>
          </table:table-cell>
          <table:table-cell table:style-name="ce4" office:value-type="float" office:value="0.00114637" calcext:value-type="float">
            <text:p>0.00114637</text:p>
          </table:table-cell>
          <table:table-cell table:formula="of:=[.B154]-[.E154]" office:value-type="float" office:value="-0.00118757" calcext:value-type="float">
            <text:p>-0.00118757</text:p>
          </table:table-cell>
          <table:table-cell table:style-name="ce4" office:value-type="float" office:value="0.00114801" calcext:value-type="float">
            <text:p>0.00114801</text:p>
          </table:table-cell>
          <table:table-cell table:formula="of:=[.B154]-[.G154]" office:value-type="float" office:value="-0.00118921" calcext:value-type="float">
            <text:p>-0.00118921</text:p>
          </table:table-cell>
          <table:table-cell office:value-type="float" office:value="0.00111987" calcext:value-type="float">
            <text:p>0.00111987</text:p>
          </table:table-cell>
          <table:table-cell table:formula="of:=[.B154]-[.I154]" office:value-type="float" office:value="-0.00116107" calcext:value-type="float">
            <text:p>-0.00116107</text:p>
          </table:table-cell>
          <table:table-cell table:style-name="ce4" office:value-type="float" office:value="-0.00003798" calcext:value-type="float">
            <text:p>-0.00003798</text:p>
          </table:table-cell>
          <table:table-cell table:formula="of:=[.B154]-[.K154]" office:value-type="float" office:value="-0.00000322" calcext:value-type="float">
            <text:p>-0.00000322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6: xz component of inertia matrix of link LForearm</text:p>
          </table:table-cell>
          <table:table-cell office:value-type="float" office:value="0.00000327" calcext:value-type="float">
            <text:p>0.00000327</text:p>
          </table:table-cell>
          <table:table-cell table:style-name="ce4" office:value-type="float" office:value="-0.00205737" calcext:value-type="float">
            <text:p>-0.00205737</text:p>
          </table:table-cell>
          <table:table-cell table:formula="of:=[.B155]-[.C155]" office:value-type="float" office:value="0.00206064" calcext:value-type="float">
            <text:p>0.00206064</text:p>
          </table:table-cell>
          <table:table-cell table:style-name="ce4" office:value-type="float" office:value="-0.00199106" calcext:value-type="float">
            <text:p>-0.00199106</text:p>
          </table:table-cell>
          <table:table-cell table:formula="of:=[.B155]-[.E155]" office:value-type="float" office:value="0.00199433" calcext:value-type="float">
            <text:p>0.00199433</text:p>
          </table:table-cell>
          <table:table-cell table:style-name="ce4" office:value-type="float" office:value="-0.00206391" calcext:value-type="float">
            <text:p>-0.00206391</text:p>
          </table:table-cell>
          <table:table-cell table:formula="of:=[.B155]-[.G155]" office:value-type="float" office:value="0.00206718" calcext:value-type="float">
            <text:p>0.00206718</text:p>
          </table:table-cell>
          <table:table-cell office:value-type="float" office:value="0.00261761" calcext:value-type="float">
            <text:p>0.00261761</text:p>
          </table:table-cell>
          <table:table-cell table:formula="of:=[.B155]-[.I155]" office:value-type="float" office:value="-0.00261434" calcext:value-type="float">
            <text:p>-0.00261434</text:p>
          </table:table-cell>
          <table:table-cell table:style-name="ce4" office:value-type="float" office:value="-0.00936247" calcext:value-type="float">
            <text:p>-0.00936247</text:p>
          </table:table-cell>
          <table:table-cell table:formula="of:=[.B155]-[.K155]" office:value-type="float" office:value="0.00936574" calcext:value-type="float">
            <text:p>0.00936574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7: yy component of inertia matrix of link LForearm</text:p>
          </table:table-cell>
          <table:table-cell office:value-type="float" office:value="0.00558783" calcext:value-type="float">
            <text:p>0.00558783</text:p>
          </table:table-cell>
          <table:table-cell table:style-name="ce4" office:value-type="float" office:value="-0.00596077" calcext:value-type="float">
            <text:p>-0.00596077</text:p>
          </table:table-cell>
          <table:table-cell table:formula="of:=[.B156]-[.C156]" office:value-type="float" office:value="0.0115486" calcext:value-type="float">
            <text:p>0.0115486</text:p>
          </table:table-cell>
          <table:table-cell table:style-name="ce4" office:value-type="float" office:value="-0.03656088" calcext:value-type="float">
            <text:p>-0.03656088</text:p>
          </table:table-cell>
          <table:table-cell table:formula="of:=[.B156]-[.E156]" office:value-type="float" office:value="0.04214871" calcext:value-type="float">
            <text:p>0.04214871</text:p>
          </table:table-cell>
          <table:table-cell table:style-name="ce4" office:value-type="float" office:value="-0.00596135" calcext:value-type="float">
            <text:p>-0.00596135</text:p>
          </table:table-cell>
          <table:table-cell table:formula="of:=[.B156]-[.G156]" office:value-type="float" office:value="0.01154918" calcext:value-type="float">
            <text:p>0.01154918</text:p>
          </table:table-cell>
          <table:table-cell office:value-type="float" office:value="-0.01247151" calcext:value-type="float">
            <text:p>-0.01247151</text:p>
          </table:table-cell>
          <table:table-cell table:formula="of:=[.B156]-[.I156]" office:value-type="float" office:value="0.01805934" calcext:value-type="float">
            <text:p>0.01805934</text:p>
          </table:table-cell>
          <table:table-cell table:style-name="ce4" office:value-type="float" office:value="-0.04893295" calcext:value-type="float">
            <text:p>-0.04893295</text:p>
          </table:table-cell>
          <table:table-cell table:formula="of:=[.B156]-[.K156]" office:value-type="float" office:value="0.05452078" calcext:value-type="float">
            <text:p>0.05452078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8: yz component of inertia matrix of link LForearm</text:p>
          </table:table-cell>
          <table:table-cell office:value-type="float" office:value="0.00042089" calcext:value-type="float">
            <text:p>0.00042089</text:p>
          </table:table-cell>
          <table:table-cell table:style-name="ce4" office:value-type="float" office:value="-0.00023628" calcext:value-type="float">
            <text:p>-0.00023628</text:p>
          </table:table-cell>
          <table:table-cell table:formula="of:=[.B157]-[.C157]" office:value-type="float" office:value="0.00065717" calcext:value-type="float">
            <text:p>0.00065717</text:p>
          </table:table-cell>
          <table:table-cell table:style-name="ce4" office:value-type="float" office:value="-0.00294559" calcext:value-type="float">
            <text:p>-0.00294559</text:p>
          </table:table-cell>
          <table:table-cell table:formula="of:=[.B157]-[.E157]" office:value-type="float" office:value="0.00336648" calcext:value-type="float">
            <text:p>0.00336648</text:p>
          </table:table-cell>
          <table:table-cell table:style-name="ce4" office:value-type="float" office:value="-0.00024202" calcext:value-type="float">
            <text:p>-0.00024202</text:p>
          </table:table-cell>
          <table:table-cell table:formula="of:=[.B157]-[.G157]" office:value-type="float" office:value="0.00066291" calcext:value-type="float">
            <text:p>0.00066291</text:p>
          </table:table-cell>
          <table:table-cell office:value-type="float" office:value="0.00427758" calcext:value-type="float">
            <text:p>0.00427758</text:p>
          </table:table-cell>
          <table:table-cell table:formula="of:=[.B157]-[.I157]" office:value-type="float" office:value="-0.00385669" calcext:value-type="float">
            <text:p>-0.00385669</text:p>
          </table:table-cell>
          <table:table-cell table:style-name="ce4" office:value-type="float" office:value="-0.01050129" calcext:value-type="float">
            <text:p>-0.01050129</text:p>
          </table:table-cell>
          <table:table-cell table:formula="of:=[.B157]-[.K157]" office:value-type="float" office:value="0.01092218" calcext:value-type="float">
            <text:p>0.01092218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9: zz component of inertia matrix of link LForearm</text:p>
          </table:table-cell>
          <table:table-cell office:value-type="float" office:value="0.0024783" calcext:value-type="float">
            <text:p>0.0024783</text:p>
          </table:table-cell>
          <table:table-cell table:style-name="ce4" office:value-type="float" office:value="-0.0011666" calcext:value-type="float">
            <text:p>-0.0011666</text:p>
          </table:table-cell>
          <table:table-cell table:formula="of:=[.B158]-[.C158]" office:value-type="float" office:value="0.0036449" calcext:value-type="float">
            <text:p>0.0036449</text:p>
          </table:table-cell>
          <table:table-cell table:style-name="ce4" office:value-type="float" office:value="0.00089559" calcext:value-type="float">
            <text:p>0.00089559</text:p>
          </table:table-cell>
          <table:table-cell table:formula="of:=[.B158]-[.E158]" office:value-type="float" office:value="0.00158271" calcext:value-type="float">
            <text:p>0.00158271</text:p>
          </table:table-cell>
          <table:table-cell table:style-name="ce4" office:value-type="float" office:value="-0.00116099" calcext:value-type="float">
            <text:p>-0.00116099</text:p>
          </table:table-cell>
          <table:table-cell table:formula="of:=[.B158]-[.G158]" office:value-type="float" office:value="0.00363929" calcext:value-type="float">
            <text:p>0.00363929</text:p>
          </table:table-cell>
          <table:table-cell office:value-type="float" office:value="-0.01055801" calcext:value-type="float">
            <text:p>-0.01055801</text:p>
          </table:table-cell>
          <table:table-cell table:formula="of:=[.B158]-[.I158]" office:value-type="float" office:value="0.01303631" calcext:value-type="float">
            <text:p>0.01303631</text:p>
          </table:table-cell>
          <table:table-cell table:style-name="ce4" office:value-type="float" office:value="0.00251205" calcext:value-type="float">
            <text:p>0.00251205</text:p>
          </table:table-cell>
          <table:table-cell table:formula="of:=[.B158]-[.K158]" office:value-type="float" office:value="-0.0000337500000000004" calcext:value-type="float">
            <text:p>-0.00003375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0: mass of link LWrMot2 <text:s text:c="13"/></text:p>
          </table:table-cell>
          <table:table-cell office:value-type="float" office:value="1.28381" calcext:value-type="float">
            <text:p>1.28381</text:p>
          </table:table-cell>
          <table:table-cell table:style-name="ce4" office:value-type="float" office:value="1.21212957" calcext:value-type="float">
            <text:p>1.21212957</text:p>
          </table:table-cell>
          <table:table-cell table:formula="of:=[.B159]-[.C159]" office:value-type="float" office:value="0.0716804299999998" calcext:value-type="float">
            <text:p>0.07168043</text:p>
          </table:table-cell>
          <table:table-cell table:style-name="ce4" office:value-type="float" office:value="0.52294622" calcext:value-type="float">
            <text:p>0.52294622</text:p>
          </table:table-cell>
          <table:table-cell table:formula="of:=[.B159]-[.E159]" office:value-type="float" office:value="0.76086378" calcext:value-type="float">
            <text:p>0.76086378</text:p>
          </table:table-cell>
          <table:table-cell table:style-name="ce4" office:value-type="float" office:value="1.21212097" calcext:value-type="float">
            <text:p>1.21212097</text:p>
          </table:table-cell>
          <table:table-cell table:formula="of:=[.B159]-[.G159]" office:value-type="float" office:value="0.0716890299999999" calcext:value-type="float">
            <text:p>0.07168903</text:p>
          </table:table-cell>
          <table:table-cell office:value-type="float" office:value="1.2244736" calcext:value-type="float">
            <text:p>1.2244736</text:p>
          </table:table-cell>
          <table:table-cell table:formula="of:=[.B159]-[.I159]" office:value-type="float" office:value="0.0593363999999998" calcext:value-type="float">
            <text:p>0.0593364</text:p>
          </table:table-cell>
          <table:table-cell table:style-name="ce4" office:value-type="float" office:value="1.28381" calcext:value-type="float">
            <text:p>1.28381</text:p>
          </table:table-cell>
          <table:table-cell table:formula="of:=[.B159]-[.K159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1: x component of center of mass of link LWrMot2</text:p>
          </table:table-cell>
          <table:table-cell office:value-type="float" office:value="0.00981937" calcext:value-type="float">
            <text:p>0.00981937</text:p>
          </table:table-cell>
          <table:table-cell table:style-name="ce4" office:value-type="float" office:value="0.01010132" calcext:value-type="float">
            <text:p>0.01010132</text:p>
          </table:table-cell>
          <table:table-cell table:formula="of:=[.B160]-[.C160]" office:value-type="float" office:value="-0.00028195" calcext:value-type="float">
            <text:p>-0.00028195</text:p>
          </table:table-cell>
          <table:table-cell table:style-name="ce4" office:value-type="float" office:value="0.00920859" calcext:value-type="float">
            <text:p>0.00920859</text:p>
          </table:table-cell>
          <table:table-cell table:formula="of:=[.B160]-[.E160]" office:value-type="float" office:value="0.00061078" calcext:value-type="float">
            <text:p>0.00061078</text:p>
          </table:table-cell>
          <table:table-cell table:style-name="ce4" office:value-type="float" office:value="0.01010332" calcext:value-type="float">
            <text:p>0.01010332</text:p>
          </table:table-cell>
          <table:table-cell table:formula="of:=[.B160]-[.G160]" office:value-type="float" office:value="-0.00028395" calcext:value-type="float">
            <text:p>-0.00028395</text:p>
          </table:table-cell>
          <table:table-cell office:value-type="float" office:value="0.00910268" calcext:value-type="float">
            <text:p>0.00910268</text:p>
          </table:table-cell>
          <table:table-cell table:formula="of:=[.B160]-[.I160]" office:value-type="float" office:value="0.000716690000000001" calcext:value-type="float">
            <text:p>0.00071669</text:p>
          </table:table-cell>
          <table:table-cell table:style-name="ce4" office:value-type="float" office:value="0.00953851" calcext:value-type="float">
            <text:p>0.00953851</text:p>
          </table:table-cell>
          <table:table-cell table:formula="of:=[.B160]-[.K160]" office:value-type="float" office:value="0.000280860000000001" calcext:value-type="float">
            <text:p>0.00028086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2: y component of center of mass of link LWrMot2</text:p>
          </table:table-cell>
          <table:table-cell office:value-type="float" office:value="0.00137971" calcext:value-type="float">
            <text:p>0.00137971</text:p>
          </table:table-cell>
          <table:table-cell table:style-name="ce4" office:value-type="float" office:value="0.00201173" calcext:value-type="float">
            <text:p>0.00201173</text:p>
          </table:table-cell>
          <table:table-cell table:formula="of:=[.B161]-[.C161]" office:value-type="float" office:value="-0.00063202" calcext:value-type="float">
            <text:p>-0.00063202</text:p>
          </table:table-cell>
          <table:table-cell table:style-name="ce4" office:value-type="float" office:value="0.01205986" calcext:value-type="float">
            <text:p>0.01205986</text:p>
          </table:table-cell>
          <table:table-cell table:formula="of:=[.B161]-[.E161]" office:value-type="float" office:value="-0.01068015" calcext:value-type="float">
            <text:p>-0.01068015</text:p>
          </table:table-cell>
          <table:table-cell table:style-name="ce4" office:value-type="float" office:value="0.00201102" calcext:value-type="float">
            <text:p>0.00201102</text:p>
          </table:table-cell>
          <table:table-cell table:formula="of:=[.B161]-[.G161]" office:value-type="float" office:value="-0.00063131" calcext:value-type="float">
            <text:p>-0.00063131</text:p>
          </table:table-cell>
          <table:table-cell office:value-type="float" office:value="0.00066049" calcext:value-type="float">
            <text:p>0.00066049</text:p>
          </table:table-cell>
          <table:table-cell table:formula="of:=[.B161]-[.I161]" office:value-type="float" office:value="0.00071922" calcext:value-type="float">
            <text:p>0.00071922</text:p>
          </table:table-cell>
          <table:table-cell table:style-name="ce4" office:value-type="float" office:value="0.00137971" calcext:value-type="float">
            <text:p>0.00137971</text:p>
          </table:table-cell>
          <table:table-cell table:formula="of:=[.B161]-[.K161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3: z component of center of mass of link LWrMot2</text:p>
          </table:table-cell>
          <table:table-cell office:value-type="float" office:value="-0.08038027" calcext:value-type="float">
            <text:p>-0.08038027</text:p>
          </table:table-cell>
          <table:table-cell table:style-name="ce4" office:value-type="float" office:value="-0.00673911" calcext:value-type="float">
            <text:p>-0.00673911</text:p>
          </table:table-cell>
          <table:table-cell table:formula="of:=[.B162]-[.C162]" office:value-type="float" office:value="-0.07364116" calcext:value-type="float">
            <text:p>-0.07364116</text:p>
          </table:table-cell>
          <table:table-cell table:style-name="ce4" office:value-type="float" office:value="-0.08816273" calcext:value-type="float">
            <text:p>-0.08816273</text:p>
          </table:table-cell>
          <table:table-cell table:formula="of:=[.B162]-[.E162]" office:value-type="float" office:value="0.00778246000000001" calcext:value-type="float">
            <text:p>0.00778246</text:p>
          </table:table-cell>
          <table:table-cell table:style-name="ce4" office:value-type="float" office:value="-0.00674294" calcext:value-type="float">
            <text:p>-0.00674294</text:p>
          </table:table-cell>
          <table:table-cell table:formula="of:=[.B162]-[.G162]" office:value-type="float" office:value="-0.07363733" calcext:value-type="float">
            <text:p>-0.07363733</text:p>
          </table:table-cell>
          <table:table-cell office:value-type="float" office:value="-0.00638139" calcext:value-type="float">
            <text:p>-0.00638139</text:p>
          </table:table-cell>
          <table:table-cell table:formula="of:=[.B162]-[.I162]" office:value-type="float" office:value="-0.07399888" calcext:value-type="float">
            <text:p>-0.07399888</text:p>
          </table:table-cell>
          <table:table-cell table:style-name="ce4" office:value-type="float" office:value="0.00259343" calcext:value-type="float">
            <text:p>0.00259343</text:p>
          </table:table-cell>
          <table:table-cell table:formula="of:=[.B162]-[.K162]" office:value-type="float" office:value="-0.0829737" calcext:value-type="float">
            <text:p>-0.0829737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4: xx component of inertia matrix of link LWrMot2</text:p>
          </table:table-cell>
          <table:table-cell office:value-type="float" office:value="0.00199407" calcext:value-type="float">
            <text:p>0.00199407</text:p>
          </table:table-cell>
          <table:table-cell table:style-name="ce4" office:value-type="float" office:value="0.00669076" calcext:value-type="float">
            <text:p>0.00669076</text:p>
          </table:table-cell>
          <table:table-cell table:formula="of:=[.B163]-[.C163]" office:value-type="float" office:value="-0.00469669" calcext:value-type="float">
            <text:p>-0.00469669</text:p>
          </table:table-cell>
          <table:table-cell table:style-name="ce4" office:value-type="float" office:value="0.00402066" calcext:value-type="float">
            <text:p>0.00402066</text:p>
          </table:table-cell>
          <table:table-cell table:formula="of:=[.B163]-[.E163]" office:value-type="float" office:value="-0.00202659" calcext:value-type="float">
            <text:p>-0.00202659</text:p>
          </table:table-cell>
          <table:table-cell table:style-name="ce4" office:value-type="float" office:value="0.00669639" calcext:value-type="float">
            <text:p>0.00669639</text:p>
          </table:table-cell>
          <table:table-cell table:formula="of:=[.B163]-[.G163]" office:value-type="float" office:value="-0.00470232" calcext:value-type="float">
            <text:p>-0.00470232</text:p>
          </table:table-cell>
          <table:table-cell office:value-type="float" office:value="-0.0010119" calcext:value-type="float">
            <text:p>-0.0010119</text:p>
          </table:table-cell>
          <table:table-cell table:formula="of:=[.B163]-[.I163]" office:value-type="float" office:value="0.00300597" calcext:value-type="float">
            <text:p>0.00300597</text:p>
          </table:table-cell>
          <table:table-cell table:style-name="ce4" office:value-type="float" office:value="0.01028012" calcext:value-type="float">
            <text:p>0.01028012</text:p>
          </table:table-cell>
          <table:table-cell table:formula="of:=[.B163]-[.K163]" office:value-type="float" office:value="-0.00828605" calcext:value-type="float">
            <text:p>-0.00828605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5: xy component of inertia matrix of link LWrMot2</text:p>
          </table:table-cell>
          <table:table-cell office:value-type="float" office:value="0.0000257" calcext:value-type="float">
            <text:p>0.0000257</text:p>
          </table:table-cell>
          <table:table-cell table:style-name="ce4" office:value-type="float" office:value="-0.00009802" calcext:value-type="float">
            <text:p>-0.00009802</text:p>
          </table:table-cell>
          <table:table-cell table:formula="of:=[.B164]-[.C164]" office:value-type="float" office:value="0.00012372" calcext:value-type="float">
            <text:p>0.00012372</text:p>
          </table:table-cell>
          <table:table-cell table:style-name="ce4" office:value-type="float" office:value="-0.00006263" calcext:value-type="float">
            <text:p>-0.00006263</text:p>
          </table:table-cell>
          <table:table-cell table:formula="of:=[.B164]-[.E164]" office:value-type="float" office:value="0.00008833" calcext:value-type="float">
            <text:p>0.00008833</text:p>
          </table:table-cell>
          <table:table-cell table:style-name="ce4" office:value-type="float" office:value="-0.00009612" calcext:value-type="float">
            <text:p>-0.00009612</text:p>
          </table:table-cell>
          <table:table-cell table:formula="of:=[.B164]-[.G164]" office:value-type="float" office:value="0.00012182" calcext:value-type="float">
            <text:p>0.00012182</text:p>
          </table:table-cell>
          <table:table-cell office:value-type="float" office:value="-0.00136588" calcext:value-type="float">
            <text:p>-0.00136588</text:p>
          </table:table-cell>
          <table:table-cell table:formula="of:=[.B164]-[.I164]" office:value-type="float" office:value="0.00139158" calcext:value-type="float">
            <text:p>0.00139158</text:p>
          </table:table-cell>
          <table:table-cell table:style-name="ce4" office:value-type="float" office:value="0.00950934" calcext:value-type="float">
            <text:p>0.00950934</text:p>
          </table:table-cell>
          <table:table-cell table:formula="of:=[.B164]-[.K164]" office:value-type="float" office:value="-0.00948364" calcext:value-type="float">
            <text:p>-0.00948364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6: xz component of inertia matrix of link LWrMot2</text:p>
          </table:table-cell>
          <table:table-cell office:value-type="float" office:value="0.00017443" calcext:value-type="float">
            <text:p>0.00017443</text:p>
          </table:table-cell>
          <table:table-cell table:style-name="ce4" office:value-type="float" office:value="0.00147327" calcext:value-type="float">
            <text:p>0.00147327</text:p>
          </table:table-cell>
          <table:table-cell table:formula="of:=[.B165]-[.C165]" office:value-type="float" office:value="-0.00129884" calcext:value-type="float">
            <text:p>-0.00129884</text:p>
          </table:table-cell>
          <table:table-cell table:style-name="ce4" office:value-type="float" office:value="0.00044967" calcext:value-type="float">
            <text:p>0.00044967</text:p>
          </table:table-cell>
          <table:table-cell table:formula="of:=[.B165]-[.E165]" office:value-type="float" office:value="-0.00027524" calcext:value-type="float">
            <text:p>-0.00027524</text:p>
          </table:table-cell>
          <table:table-cell table:style-name="ce4" office:value-type="float" office:value="0.00147545" calcext:value-type="float">
            <text:p>0.00147545</text:p>
          </table:table-cell>
          <table:table-cell table:formula="of:=[.B165]-[.G165]" office:value-type="float" office:value="-0.00130102" calcext:value-type="float">
            <text:p>-0.00130102</text:p>
          </table:table-cell>
          <table:table-cell office:value-type="float" office:value="0.00086966" calcext:value-type="float">
            <text:p>0.00086966</text:p>
          </table:table-cell>
          <table:table-cell table:formula="of:=[.B165]-[.I165]" office:value-type="float" office:value="-0.00069523" calcext:value-type="float">
            <text:p>-0.00069523</text:p>
          </table:table-cell>
          <table:table-cell table:style-name="ce4" office:value-type="float" office:value="0.00305563" calcext:value-type="float">
            <text:p>0.00305563</text:p>
          </table:table-cell>
          <table:table-cell table:formula="of:=[.B165]-[.K165]" office:value-type="float" office:value="-0.0028812" calcext:value-type="float">
            <text:p>-0.0028812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7: yy component of inertia matrix of link LWrMot2</text:p>
          </table:table-cell>
          <table:table-cell office:value-type="float" office:value="0.00217543" calcext:value-type="float">
            <text:p>0.00217543</text:p>
          </table:table-cell>
          <table:table-cell table:style-name="ce4" office:value-type="float" office:value="-0.00198594" calcext:value-type="float">
            <text:p>-0.00198594</text:p>
          </table:table-cell>
          <table:table-cell table:formula="of:=[.B166]-[.C166]" office:value-type="float" office:value="0.00416137" calcext:value-type="float">
            <text:p>0.00416137</text:p>
          </table:table-cell>
          <table:table-cell table:style-name="ce4" office:value-type="float" office:value="-0.00023766" calcext:value-type="float">
            <text:p>-0.00023766</text:p>
          </table:table-cell>
          <table:table-cell table:formula="of:=[.B166]-[.E166]" office:value-type="float" office:value="0.00241309" calcext:value-type="float">
            <text:p>0.00241309</text:p>
          </table:table-cell>
          <table:table-cell table:style-name="ce4" office:value-type="float" office:value="-0.00198542" calcext:value-type="float">
            <text:p>-0.00198542</text:p>
          </table:table-cell>
          <table:table-cell table:formula="of:=[.B166]-[.G166]" office:value-type="float" office:value="0.00416085" calcext:value-type="float">
            <text:p>0.00416085</text:p>
          </table:table-cell>
          <table:table-cell office:value-type="float" office:value="-0.0005596" calcext:value-type="float">
            <text:p>-0.0005596</text:p>
          </table:table-cell>
          <table:table-cell table:formula="of:=[.B166]-[.I166]" office:value-type="float" office:value="0.00273503" calcext:value-type="float">
            <text:p>0.00273503</text:p>
          </table:table-cell>
          <table:table-cell table:style-name="ce4" office:value-type="float" office:value="-0.02506851" calcext:value-type="float">
            <text:p>-0.02506851</text:p>
          </table:table-cell>
          <table:table-cell table:formula="of:=[.B166]-[.K166]" office:value-type="float" office:value="0.02724394" calcext:value-type="float">
            <text:p>0.02724394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8: yz component of inertia matrix of link LWrMot2</text:p>
          </table:table-cell>
          <table:table-cell office:value-type="float" office:value="-0.00012101" calcext:value-type="float">
            <text:p>-0.00012101</text:p>
          </table:table-cell>
          <table:table-cell table:style-name="ce4" office:value-type="float" office:value="0.00039497" calcext:value-type="float">
            <text:p>0.00039497</text:p>
          </table:table-cell>
          <table:table-cell table:formula="of:=[.B167]-[.C167]" office:value-type="float" office:value="-0.00051598" calcext:value-type="float">
            <text:p>-0.00051598</text:p>
          </table:table-cell>
          <table:table-cell table:style-name="ce4" office:value-type="float" office:value="-0.00014765" calcext:value-type="float">
            <text:p>-0.00014765</text:p>
          </table:table-cell>
          <table:table-cell table:formula="of:=[.B167]-[.E167]" office:value-type="float" office:value="0.00002664" calcext:value-type="float">
            <text:p>0.00002664</text:p>
          </table:table-cell>
          <table:table-cell table:style-name="ce4" office:value-type="float" office:value="0.00039159" calcext:value-type="float">
            <text:p>0.00039159</text:p>
          </table:table-cell>
          <table:table-cell table:formula="of:=[.B167]-[.G167]" office:value-type="float" office:value="-0.0005126" calcext:value-type="float">
            <text:p>-0.0005126</text:p>
          </table:table-cell>
          <table:table-cell office:value-type="float" office:value="0.00013486" calcext:value-type="float">
            <text:p>0.00013486</text:p>
          </table:table-cell>
          <table:table-cell table:formula="of:=[.B167]-[.I167]" office:value-type="float" office:value="-0.00025587" calcext:value-type="float">
            <text:p>-0.00025587</text:p>
          </table:table-cell>
          <table:table-cell table:style-name="ce4" office:value-type="float" office:value="-0.01033232" calcext:value-type="float">
            <text:p>-0.01033232</text:p>
          </table:table-cell>
          <table:table-cell table:formula="of:=[.B167]-[.K167]" office:value-type="float" office:value="0.01021131" calcext:value-type="float">
            <text:p>0.01021131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9: zz component of inertia matrix of link LWrMot2</text:p>
          </table:table-cell>
          <table:table-cell office:value-type="float" office:value="0.00183037" calcext:value-type="float">
            <text:p>0.00183037</text:p>
          </table:table-cell>
          <table:table-cell table:style-name="ce4" office:value-type="float" office:value="0.00034841" calcext:value-type="float">
            <text:p>0.00034841</text:p>
          </table:table-cell>
          <table:table-cell table:formula="of:=[.B168]-[.C168]" office:value-type="float" office:value="0.00148196" calcext:value-type="float">
            <text:p>0.00148196</text:p>
          </table:table-cell>
          <table:table-cell table:style-name="ce4" office:value-type="float" office:value="0.00046108" calcext:value-type="float">
            <text:p>0.00046108</text:p>
          </table:table-cell>
          <table:table-cell table:formula="of:=[.B168]-[.E168]" office:value-type="float" office:value="0.00136929" calcext:value-type="float">
            <text:p>0.00136929</text:p>
          </table:table-cell>
          <table:table-cell table:style-name="ce4" office:value-type="float" office:value="0.00034885" calcext:value-type="float">
            <text:p>0.00034885</text:p>
          </table:table-cell>
          <table:table-cell table:formula="of:=[.B168]-[.G168]" office:value-type="float" office:value="0.00148152" calcext:value-type="float">
            <text:p>0.00148152</text:p>
          </table:table-cell>
          <table:table-cell office:value-type="float" office:value="-0.00127184" calcext:value-type="float">
            <text:p>-0.00127184</text:p>
          </table:table-cell>
          <table:table-cell table:formula="of:=[.B168]-[.I168]" office:value-type="float" office:value="0.00310221" calcext:value-type="float">
            <text:p>0.00310221</text:p>
          </table:table-cell>
          <table:table-cell table:style-name="ce4" office:value-type="float" office:value="0.00183735" calcext:value-type="float">
            <text:p>0.00183735</text:p>
          </table:table-cell>
          <table:table-cell table:formula="of:=[.B168]-[.K168]" office:value-type="float" office:value="-0.00000697999999999996" calcext:value-type="float">
            <text:p>-0.00000698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0: mass of link LWrMot3 <text:s text:c="13"/></text:p>
          </table:table-cell>
          <table:table-cell office:value-type="float" office:value="0.428014" calcext:value-type="float">
            <text:p>0.428014</text:p>
          </table:table-cell>
          <table:table-cell table:style-name="ce4" office:value-type="float" office:value="0.34745033" calcext:value-type="float">
            <text:p>0.34745033</text:p>
          </table:table-cell>
          <table:table-cell table:formula="of:=[.B169]-[.C169]" office:value-type="float" office:value="0.08056367" calcext:value-type="float">
            <text:p>0.08056367</text:p>
          </table:table-cell>
          <table:table-cell table:style-name="ce4" office:value-type="float" office:value="0.52728989" calcext:value-type="float">
            <text:p>0.52728989</text:p>
          </table:table-cell>
          <table:table-cell table:formula="of:=[.B169]-[.E169]" office:value-type="float" office:value="-0.09927589" calcext:value-type="float">
            <text:p>-0.09927589</text:p>
          </table:table-cell>
          <table:table-cell table:style-name="ce4" office:value-type="float" office:value="0.34744823" calcext:value-type="float">
            <text:p>0.34744823</text:p>
          </table:table-cell>
          <table:table-cell table:formula="of:=[.B169]-[.G169]" office:value-type="float" office:value="0.08056577" calcext:value-type="float">
            <text:p>0.08056577</text:p>
          </table:table-cell>
          <table:table-cell office:value-type="float" office:value="0.35971432" calcext:value-type="float">
            <text:p>0.35971432</text:p>
          </table:table-cell>
          <table:table-cell table:formula="of:=[.B169]-[.I169]" office:value-type="float" office:value="0.06829968" calcext:value-type="float">
            <text:p>0.06829968</text:p>
          </table:table-cell>
          <table:table-cell table:style-name="ce4" office:value-type="float" office:value="0.428014" calcext:value-type="float">
            <text:p>0.428014</text:p>
          </table:table-cell>
          <table:table-cell table:formula="of:=[.B169]-[.K169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1: x component of center of mass of link LWrMot3</text:p>
          </table:table-cell>
          <table:table-cell office:value-type="float" office:value="0.00703809" calcext:value-type="float">
            <text:p>0.00703809</text:p>
          </table:table-cell>
          <table:table-cell table:style-name="ce4" office:value-type="float" office:value="0.00773631" calcext:value-type="float">
            <text:p>0.00773631</text:p>
          </table:table-cell>
          <table:table-cell table:formula="of:=[.B170]-[.C170]" office:value-type="float" office:value="-0.00069822" calcext:value-type="float">
            <text:p>-0.00069822</text:p>
          </table:table-cell>
          <table:table-cell table:style-name="ce4" office:value-type="float" office:value="0.00928508" calcext:value-type="float">
            <text:p>0.00928508</text:p>
          </table:table-cell>
          <table:table-cell table:formula="of:=[.B170]-[.E170]" office:value-type="float" office:value="-0.00224699" calcext:value-type="float">
            <text:p>-0.00224699</text:p>
          </table:table-cell>
          <table:table-cell table:style-name="ce4" office:value-type="float" office:value="0.00773272" calcext:value-type="float">
            <text:p>0.00773272</text:p>
          </table:table-cell>
          <table:table-cell table:formula="of:=[.B170]-[.G170]" office:value-type="float" office:value="-0.00069463" calcext:value-type="float">
            <text:p>-0.00069463</text:p>
          </table:table-cell>
          <table:table-cell office:value-type="float" office:value="0.00425191" calcext:value-type="float">
            <text:p>0.00425191</text:p>
          </table:table-cell>
          <table:table-cell table:formula="of:=[.B170]-[.I170]" office:value-type="float" office:value="0.00278618" calcext:value-type="float">
            <text:p>0.00278618</text:p>
          </table:table-cell>
          <table:table-cell table:style-name="ce4" office:value-type="float" office:value="0.00703809" calcext:value-type="float">
            <text:p>0.00703809</text:p>
          </table:table-cell>
          <table:table-cell table:formula="of:=[.B170]-[.K170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2: y component of center of mass of link LWrMot3</text:p>
          </table:table-cell>
          <table:table-cell office:value-type="float" office:value="-0.00001081" calcext:value-type="float">
            <text:p>-0.00001081</text:p>
          </table:table-cell>
          <table:table-cell table:style-name="ce4" office:value-type="float" office:value="0.00045212" calcext:value-type="float">
            <text:p>0.00045212</text:p>
          </table:table-cell>
          <table:table-cell table:formula="of:=[.B171]-[.C171]" office:value-type="float" office:value="-0.00046293" calcext:value-type="float">
            <text:p>-0.00046293</text:p>
          </table:table-cell>
          <table:table-cell table:style-name="ce4" office:value-type="float" office:value="0.00030199" calcext:value-type="float">
            <text:p>0.00030199</text:p>
          </table:table-cell>
          <table:table-cell table:formula="of:=[.B171]-[.E171]" office:value-type="float" office:value="-0.0003128" calcext:value-type="float">
            <text:p>-0.0003128</text:p>
          </table:table-cell>
          <table:table-cell table:style-name="ce4" office:value-type="float" office:value="0.00045154" calcext:value-type="float">
            <text:p>0.00045154</text:p>
          </table:table-cell>
          <table:table-cell table:formula="of:=[.B171]-[.G171]" office:value-type="float" office:value="-0.00046235" calcext:value-type="float">
            <text:p>-0.00046235</text:p>
          </table:table-cell>
          <table:table-cell office:value-type="float" office:value="0.00138524" calcext:value-type="float">
            <text:p>0.00138524</text:p>
          </table:table-cell>
          <table:table-cell table:formula="of:=[.B171]-[.I171]" office:value-type="float" office:value="-0.00139605" calcext:value-type="float">
            <text:p>-0.00139605</text:p>
          </table:table-cell>
          <table:table-cell table:style-name="ce4" office:value-type="float" office:value="0.01317727" calcext:value-type="float">
            <text:p>0.01317727</text:p>
          </table:table-cell>
          <table:table-cell table:formula="of:=[.B171]-[.K171]" office:value-type="float" office:value="-0.01318808" calcext:value-type="float">
            <text:p>-0.01318808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3: z component of center of mass of link LWrMot3</text:p>
          </table:table-cell>
          <table:table-cell office:value-type="float" office:value="-0.03966926" calcext:value-type="float">
            <text:p>-0.03966926</text:p>
          </table:table-cell>
          <table:table-cell table:style-name="ce4" office:value-type="float" office:value="0.2447355" calcext:value-type="float">
            <text:p>0.2447355</text:p>
          </table:table-cell>
          <table:table-cell table:formula="of:=[.B172]-[.C172]" office:value-type="float" office:value="-0.28440476" calcext:value-type="float">
            <text:p>-0.28440476</text:p>
          </table:table-cell>
          <table:table-cell table:style-name="ce4" office:value-type="float" office:value="-0.01607468" calcext:value-type="float">
            <text:p>-0.01607468</text:p>
          </table:table-cell>
          <table:table-cell table:formula="of:=[.B172]-[.E172]" office:value-type="float" office:value="-0.02359458" calcext:value-type="float">
            <text:p>-0.02359458</text:p>
          </table:table-cell>
          <table:table-cell table:style-name="ce4" office:value-type="float" office:value="0.24474018" calcext:value-type="float">
            <text:p>0.24474018</text:p>
          </table:table-cell>
          <table:table-cell table:formula="of:=[.B172]-[.G172]" office:value-type="float" office:value="-0.28440944" calcext:value-type="float">
            <text:p>-0.28440944</text:p>
          </table:table-cell>
          <table:table-cell office:value-type="float" office:value="0.23805946" calcext:value-type="float">
            <text:p>0.23805946</text:p>
          </table:table-cell>
          <table:table-cell table:formula="of:=[.B172]-[.I172]" office:value-type="float" office:value="-0.27772872" calcext:value-type="float">
            <text:p>-0.27772872</text:p>
          </table:table-cell>
          <table:table-cell table:style-name="ce4" office:value-type="float" office:value="0.44187677" calcext:value-type="float">
            <text:p>0.44187677</text:p>
          </table:table-cell>
          <table:table-cell table:formula="of:=[.B172]-[.K172]" office:value-type="float" office:value="-0.48154603" calcext:value-type="float">
            <text:p>-0.48154603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4: xx component of inertia matrix of link LWrMot3</text:p>
          </table:table-cell>
          <table:table-cell office:value-type="float" office:value="0.0002862" calcext:value-type="float">
            <text:p>0.0002862</text:p>
          </table:table-cell>
          <table:table-cell table:style-name="ce4" office:value-type="float" office:value="-0.03900738" calcext:value-type="float">
            <text:p>-0.03900738</text:p>
          </table:table-cell>
          <table:table-cell table:formula="of:=[.B173]-[.C173]" office:value-type="float" office:value="0.03929358" calcext:value-type="float">
            <text:p>0.03929358</text:p>
          </table:table-cell>
          <table:table-cell table:style-name="ce4" office:value-type="float" office:value="-0.00031549" calcext:value-type="float">
            <text:p>-0.00031549</text:p>
          </table:table-cell>
          <table:table-cell table:formula="of:=[.B173]-[.E173]" office:value-type="float" office:value="0.00060169" calcext:value-type="float">
            <text:p>0.00060169</text:p>
          </table:table-cell>
          <table:table-cell table:style-name="ce4" office:value-type="float" office:value="-0.03901081" calcext:value-type="float">
            <text:p>-0.03901081</text:p>
          </table:table-cell>
          <table:table-cell table:formula="of:=[.B173]-[.G173]" office:value-type="float" office:value="0.03929701" calcext:value-type="float">
            <text:p>0.03929701</text:p>
          </table:table-cell>
          <table:table-cell office:value-type="float" office:value="-0.03722188" calcext:value-type="float">
            <text:p>-0.03722188</text:p>
          </table:table-cell>
          <table:table-cell table:formula="of:=[.B173]-[.I173]" office:value-type="float" office:value="0.03750808" calcext:value-type="float">
            <text:p>0.03750808</text:p>
          </table:table-cell>
          <table:table-cell table:style-name="ce4" office:value-type="float" office:value="-0.12913088" calcext:value-type="float">
            <text:p>-0.12913088</text:p>
          </table:table-cell>
          <table:table-cell table:formula="of:=[.B173]-[.K173]" office:value-type="float" office:value="0.12941708" calcext:value-type="float">
            <text:p>0.12941708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5: xy component of inertia matrix of link LWrMot3</text:p>
          </table:table-cell>
          <table:table-cell office:value-type="float" office:value="0.00000005" calcext:value-type="float">
            <text:p>0.00000005</text:p>
          </table:table-cell>
          <table:table-cell table:style-name="ce4" office:value-type="float" office:value="-0.00015129" calcext:value-type="float">
            <text:p>-0.00015129</text:p>
          </table:table-cell>
          <table:table-cell table:formula="of:=[.B174]-[.C174]" office:value-type="float" office:value="0.00015134" calcext:value-type="float">
            <text:p>0.00015134</text:p>
          </table:table-cell>
          <table:table-cell table:style-name="ce4" office:value-type="float" office:value="-0.00015219" calcext:value-type="float">
            <text:p>-0.00015219</text:p>
          </table:table-cell>
          <table:table-cell table:formula="of:=[.B174]-[.E174]" office:value-type="float" office:value="0.00015224" calcext:value-type="float">
            <text:p>0.00015224</text:p>
          </table:table-cell>
          <table:table-cell table:style-name="ce4" office:value-type="float" office:value="-0.00015246" calcext:value-type="float">
            <text:p>-0.00015246</text:p>
          </table:table-cell>
          <table:table-cell table:formula="of:=[.B174]-[.G174]" office:value-type="float" office:value="0.00015251" calcext:value-type="float">
            <text:p>0.00015251</text:p>
          </table:table-cell>
          <table:table-cell office:value-type="float" office:value="-0.00045914" calcext:value-type="float">
            <text:p>-0.00045914</text:p>
          </table:table-cell>
          <table:table-cell table:formula="of:=[.B174]-[.I174]" office:value-type="float" office:value="0.00045919" calcext:value-type="float">
            <text:p>0.00045919</text:p>
          </table:table-cell>
          <table:table-cell table:style-name="ce4" office:value-type="float" office:value="-0.00349857" calcext:value-type="float">
            <text:p>-0.00349857</text:p>
          </table:table-cell>
          <table:table-cell table:formula="of:=[.B174]-[.K174]" office:value-type="float" office:value="0.00349862" calcext:value-type="float">
            <text:p>0.00349862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6: xz component of inertia matrix of link LWrMot3</text:p>
          </table:table-cell>
          <table:table-cell office:value-type="float" office:value="-0.00003917" calcext:value-type="float">
            <text:p>-0.00003917</text:p>
          </table:table-cell>
          <table:table-cell table:style-name="ce4" office:value-type="float" office:value="0.00121898" calcext:value-type="float">
            <text:p>0.00121898</text:p>
          </table:table-cell>
          <table:table-cell table:formula="of:=[.B175]-[.C175]" office:value-type="float" office:value="-0.00125815" calcext:value-type="float">
            <text:p>-0.00125815</text:p>
          </table:table-cell>
          <table:table-cell table:style-name="ce4" office:value-type="float" office:value="0.00044271" calcext:value-type="float">
            <text:p>0.00044271</text:p>
          </table:table-cell>
          <table:table-cell table:formula="of:=[.B175]-[.E175]" office:value-type="float" office:value="-0.00048188" calcext:value-type="float">
            <text:p>-0.00048188</text:p>
          </table:table-cell>
          <table:table-cell table:style-name="ce4" office:value-type="float" office:value="0.00121912" calcext:value-type="float">
            <text:p>0.00121912</text:p>
          </table:table-cell>
          <table:table-cell table:formula="of:=[.B175]-[.G175]" office:value-type="float" office:value="-0.00125829" calcext:value-type="float">
            <text:p>-0.00125829</text:p>
          </table:table-cell>
          <table:table-cell office:value-type="float" office:value="0.00005496" calcext:value-type="float">
            <text:p>0.00005496</text:p>
          </table:table-cell>
          <table:table-cell table:formula="of:=[.B175]-[.I175]" office:value-type="float" office:value="-0.00009413" calcext:value-type="float">
            <text:p>-0.00009413</text:p>
          </table:table-cell>
          <table:table-cell table:style-name="ce4" office:value-type="float" office:value="0.00564081" calcext:value-type="float">
            <text:p>0.00564081</text:p>
          </table:table-cell>
          <table:table-cell table:formula="of:=[.B175]-[.K175]" office:value-type="float" office:value="-0.00567998" calcext:value-type="float">
            <text:p>-0.00567998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7: yy component of inertia matrix of link LWrMot3</text:p>
          </table:table-cell>
          <table:table-cell office:value-type="float" office:value="0.00071262" calcext:value-type="float">
            <text:p>0.00071262</text:p>
          </table:table-cell>
          <table:table-cell table:style-name="ce4" office:value-type="float" office:value="-0.03500486" calcext:value-type="float">
            <text:p>-0.03500486</text:p>
          </table:table-cell>
          <table:table-cell table:formula="of:=[.B176]-[.C176]" office:value-type="float" office:value="0.03571748" calcext:value-type="float">
            <text:p>0.03571748</text:p>
          </table:table-cell>
          <table:table-cell table:style-name="ce4" office:value-type="float" office:value="0.00266942" calcext:value-type="float">
            <text:p>0.00266942</text:p>
          </table:table-cell>
          <table:table-cell table:formula="of:=[.B176]-[.E176]" office:value-type="float" office:value="-0.0019568" calcext:value-type="float">
            <text:p>-0.0019568</text:p>
          </table:table-cell>
          <table:table-cell table:style-name="ce4" office:value-type="float" office:value="-0.03500301" calcext:value-type="float">
            <text:p>-0.03500301</text:p>
          </table:table-cell>
          <table:table-cell table:formula="of:=[.B176]-[.G176]" office:value-type="float" office:value="0.03571563" calcext:value-type="float">
            <text:p>0.03571563</text:p>
          </table:table-cell>
          <table:table-cell office:value-type="float" office:value="-0.03495433" calcext:value-type="float">
            <text:p>-0.03495433</text:p>
          </table:table-cell>
          <table:table-cell table:formula="of:=[.B176]-[.I176]" office:value-type="float" office:value="0.03566695" calcext:value-type="float">
            <text:p>0.03566695</text:p>
          </table:table-cell>
          <table:table-cell table:style-name="ce4" office:value-type="float" office:value="-0.08218574" calcext:value-type="float">
            <text:p>-0.08218574</text:p>
          </table:table-cell>
          <table:table-cell table:formula="of:=[.B176]-[.K176]" office:value-type="float" office:value="0.08289836" calcext:value-type="float">
            <text:p>0.08289836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8: yz component of inertia matrix of link LWrMot3</text:p>
          </table:table-cell>
          <table:table-cell office:value-type="float" office:value="-0.0000001" calcext:value-type="float">
            <text:p>-0.0000001</text:p>
          </table:table-cell>
          <table:table-cell table:style-name="ce4" office:value-type="float" office:value="0.00029013" calcext:value-type="float">
            <text:p>0.00029013</text:p>
          </table:table-cell>
          <table:table-cell table:formula="of:=[.B177]-[.C177]" office:value-type="float" office:value="-0.00029023" calcext:value-type="float">
            <text:p>-0.00029023</text:p>
          </table:table-cell>
          <table:table-cell table:style-name="ce4" office:value-type="float" office:value="0.0002498" calcext:value-type="float">
            <text:p>0.0002498</text:p>
          </table:table-cell>
          <table:table-cell table:formula="of:=[.B177]-[.E177]" office:value-type="float" office:value="-0.0002499" calcext:value-type="float">
            <text:p>-0.0002499</text:p>
          </table:table-cell>
          <table:table-cell table:style-name="ce4" office:value-type="float" office:value="0.00029064" calcext:value-type="float">
            <text:p>0.00029064</text:p>
          </table:table-cell>
          <table:table-cell table:formula="of:=[.B177]-[.G177]" office:value-type="float" office:value="-0.00029074" calcext:value-type="float">
            <text:p>-0.00029074</text:p>
          </table:table-cell>
          <table:table-cell office:value-type="float" office:value="-0.00019338" calcext:value-type="float">
            <text:p>-0.00019338</text:p>
          </table:table-cell>
          <table:table-cell table:formula="of:=[.B177]-[.I177]" office:value-type="float" office:value="0.00019328" calcext:value-type="float">
            <text:p>0.00019328</text:p>
          </table:table-cell>
          <table:table-cell table:style-name="ce4" office:value-type="float" office:value="0.00886638" calcext:value-type="float">
            <text:p>0.00886638</text:p>
          </table:table-cell>
          <table:table-cell table:formula="of:=[.B177]-[.K177]" office:value-type="float" office:value="-0.00886648" calcext:value-type="float">
            <text:p>-0.00886648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9: zz component of inertia matrix of link LWrMot3</text:p>
          </table:table-cell>
          <table:table-cell office:value-type="float" office:value="0.00061444" calcext:value-type="float">
            <text:p>0.00061444</text:p>
          </table:table-cell>
          <table:table-cell table:style-name="ce4" office:value-type="float" office:value="0.00231217" calcext:value-type="float">
            <text:p>0.00231217</text:p>
          </table:table-cell>
          <table:table-cell table:formula="of:=[.B178]-[.C178]" office:value-type="float" office:value="-0.00169773" calcext:value-type="float">
            <text:p>-0.00169773</text:p>
          </table:table-cell>
          <table:table-cell table:style-name="ce4" office:value-type="float" office:value="0.00155649" calcext:value-type="float">
            <text:p>0.00155649</text:p>
          </table:table-cell>
          <table:table-cell table:formula="of:=[.B178]-[.E178]" office:value-type="float" office:value="-0.00094205" calcext:value-type="float">
            <text:p>-0.00094205</text:p>
          </table:table-cell>
          <table:table-cell table:style-name="ce4" office:value-type="float" office:value="0.00231332" calcext:value-type="float">
            <text:p>0.00231332</text:p>
          </table:table-cell>
          <table:table-cell table:formula="of:=[.B178]-[.G178]" office:value-type="float" office:value="-0.00169888" calcext:value-type="float">
            <text:p>-0.00169888</text:p>
          </table:table-cell>
          <table:table-cell office:value-type="float" office:value="0.00246906" calcext:value-type="float">
            <text:p>0.00246906</text:p>
          </table:table-cell>
          <table:table-cell table:formula="of:=[.B178]-[.I178]" office:value-type="float" office:value="-0.00185462" calcext:value-type="float">
            <text:p>-0.00185462</text:p>
          </table:table-cell>
          <table:table-cell table:style-name="ce4" office:value-type="float" office:value="0.0178066" calcext:value-type="float">
            <text:p>0.0178066</text:p>
          </table:table-cell>
          <table:table-cell table:formula="of:=[.B178]-[.K178]" office:value-type="float" office:value="-0.01719216" calcext:value-type="float">
            <text:p>-0.01719216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0: mass of link LSoftHandLink <text:s text:c="7"/></text:p>
          </table:table-cell>
          <table:table-cell office:value-type="float" office:value="1.2" calcext:value-type="float">
            <text:p>1.2</text:p>
          </table:table-cell>
          <table:table-cell table:style-name="ce4" office:value-type="float" office:value="1.11943633" calcext:value-type="float">
            <text:p>1.11943633</text:p>
          </table:table-cell>
          <table:table-cell table:formula="of:=[.B179]-[.C179]" office:value-type="float" office:value="0.0805636699999999" calcext:value-type="float">
            <text:p>0.08056367</text:p>
          </table:table-cell>
          <table:table-cell table:style-name="ce4" office:value-type="float" office:value="0.52728989" calcext:value-type="float">
            <text:p>0.52728989</text:p>
          </table:table-cell>
          <table:table-cell table:formula="of:=[.B179]-[.E179]" office:value-type="float" office:value="0.67271011" calcext:value-type="float">
            <text:p>0.67271011</text:p>
          </table:table-cell>
          <table:table-cell table:style-name="ce4" office:value-type="float" office:value="1.11943423" calcext:value-type="float">
            <text:p>1.11943423</text:p>
          </table:table-cell>
          <table:table-cell table:formula="of:=[.B179]-[.G179]" office:value-type="float" office:value="0.08056577" calcext:value-type="float">
            <text:p>0.08056577</text:p>
          </table:table-cell>
          <table:table-cell office:value-type="float" office:value="1.13170032" calcext:value-type="float">
            <text:p>1.13170032</text:p>
          </table:table-cell>
          <table:table-cell table:formula="of:=[.B179]-[.I179]" office:value-type="float" office:value="0.06829968" calcext:value-type="float">
            <text:p>0.06829968</text:p>
          </table:table-cell>
          <table:table-cell table:style-name="ce4" office:value-type="float" office:value="1.2" calcext:value-type="float">
            <text:p>1.2</text:p>
          </table:table-cell>
          <table:table-cell table:formula="of:=[.B179]-[.K179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1: x component of center of mass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2898" calcext:value-type="float">
            <text:p>-0.0002898</text:p>
          </table:table-cell>
          <table:table-cell table:formula="of:=[.B180]-[.C180]" office:value-type="float" office:value="0.0002898" calcext:value-type="float">
            <text:p>0.0002898</text:p>
          </table:table-cell>
          <table:table-cell table:style-name="ce4" office:value-type="float" office:value="0.00928508" calcext:value-type="float">
            <text:p>0.00928508</text:p>
          </table:table-cell>
          <table:table-cell table:formula="of:=[.B180]-[.E180]" office:value-type="float" office:value="-0.00928508" calcext:value-type="float">
            <text:p>-0.00928508</text:p>
          </table:table-cell>
          <table:table-cell table:style-name="ce4" office:value-type="float" office:value="-0.00029093" calcext:value-type="float">
            <text:p>-0.00029093</text:p>
          </table:table-cell>
          <table:table-cell table:formula="of:=[.B180]-[.G180]" office:value-type="float" office:value="0.00029093" calcext:value-type="float">
            <text:p>0.00029093</text:p>
          </table:table-cell>
          <table:table-cell office:value-type="float" office:value="-0.00131035" calcext:value-type="float">
            <text:p>-0.00131035</text:p>
          </table:table-cell>
          <table:table-cell table:formula="of:=[.B180]-[.I180]" office:value-type="float" office:value="0.00131035" calcext:value-type="float">
            <text:p>0.00131035</text:p>
          </table:table-cell>
          <table:table-cell table:style-name="ce4" office:value-type="float" office:value="0" calcext:value-type="float">
            <text:p>0</text:p>
          </table:table-cell>
          <table:table-cell table:formula="of:=[.B180]-[.K180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2: y component of center of mass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14446" calcext:value-type="float">
            <text:p>0.00014446</text:p>
          </table:table-cell>
          <table:table-cell table:formula="of:=[.B181]-[.C181]" office:value-type="float" office:value="-0.00014446" calcext:value-type="float">
            <text:p>-0.00014446</text:p>
          </table:table-cell>
          <table:table-cell table:style-name="ce4" office:value-type="float" office:value="0.00030199" calcext:value-type="float">
            <text:p>0.00030199</text:p>
          </table:table-cell>
          <table:table-cell table:formula="of:=[.B181]-[.E181]" office:value-type="float" office:value="-0.00030199" calcext:value-type="float">
            <text:p>-0.00030199</text:p>
          </table:table-cell>
          <table:table-cell table:style-name="ce4" office:value-type="float" office:value="0.00014428" calcext:value-type="float">
            <text:p>0.00014428</text:p>
          </table:table-cell>
          <table:table-cell table:formula="of:=[.B181]-[.G181]" office:value-type="float" office:value="-0.00014428" calcext:value-type="float">
            <text:p>-0.00014428</text:p>
          </table:table-cell>
          <table:table-cell office:value-type="float" office:value="0.00044439" calcext:value-type="float">
            <text:p>0.00044439</text:p>
          </table:table-cell>
          <table:table-cell table:formula="of:=[.B181]-[.I181]" office:value-type="float" office:value="-0.00044439" calcext:value-type="float">
            <text:p>-0.00044439</text:p>
          </table:table-cell>
          <table:table-cell table:style-name="ce4" office:value-type="float" office:value="0" calcext:value-type="float">
            <text:p>0</text:p>
          </table:table-cell>
          <table:table-cell table:formula="of:=[.B181]-[.K181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3: z component of center of mass of link LSoftHandLink</text:p>
          </table:table-cell>
          <table:table-cell office:value-type="float" office:value="-0.17" calcext:value-type="float">
            <text:p>-0.17</text:p>
          </table:table-cell>
          <table:table-cell table:style-name="ce4" office:value-type="float" office:value="-0.09110618" calcext:value-type="float">
            <text:p>-0.09110618</text:p>
          </table:table-cell>
          <table:table-cell table:formula="of:=[.B182]-[.C182]" office:value-type="float" office:value="-0.07889382" calcext:value-type="float">
            <text:p>-0.07889382</text:p>
          </table:table-cell>
          <table:table-cell table:style-name="ce4" office:value-type="float" office:value="-0.01607468" calcext:value-type="float">
            <text:p>-0.01607468</text:p>
          </table:table-cell>
          <table:table-cell table:formula="of:=[.B182]-[.E182]" office:value-type="float" office:value="-0.15392532" calcext:value-type="float">
            <text:p>-0.15392532</text:p>
          </table:table-cell>
          <table:table-cell table:style-name="ce4" office:value-type="float" office:value="-0.09110536" calcext:value-type="float">
            <text:p>-0.09110536</text:p>
          </table:table-cell>
          <table:table-cell table:formula="of:=[.B182]-[.G182]" office:value-type="float" office:value="-0.07889464" calcext:value-type="float">
            <text:p>-0.07889464</text:p>
          </table:table-cell>
          <table:table-cell office:value-type="float" office:value="-0.08958874" calcext:value-type="float">
            <text:p>-0.08958874</text:p>
          </table:table-cell>
          <table:table-cell table:formula="of:=[.B182]-[.I182]" office:value-type="float" office:value="-0.08041126" calcext:value-type="float">
            <text:p>-0.08041126</text:p>
          </table:table-cell>
          <table:table-cell table:style-name="ce4" office:value-type="float" office:value="-0.17" calcext:value-type="float">
            <text:p>-0.17</text:p>
          </table:table-cell>
          <table:table-cell table:formula="of:=[.B182]-[.K182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4: xx component of inertia matrix of link LSoftHandLink</text:p>
          </table:table-cell>
          <table:table-cell office:value-type="float" office:value="0.00232" calcext:value-type="float">
            <text:p>0.00232</text:p>
          </table:table-cell>
          <table:table-cell table:style-name="ce4" office:value-type="float" office:value="0.00855192" calcext:value-type="float">
            <text:p>0.00855192</text:p>
          </table:table-cell>
          <table:table-cell table:formula="of:=[.B183]-[.C183]" office:value-type="float" office:value="-0.00623192" calcext:value-type="float">
            <text:p>-0.00623192</text:p>
          </table:table-cell>
          <table:table-cell table:style-name="ce4" office:value-type="float" office:value="-0.00031549" calcext:value-type="float">
            <text:p>-0.00031549</text:p>
          </table:table-cell>
          <table:table-cell table:formula="of:=[.B183]-[.E183]" office:value-type="float" office:value="0.00263549" calcext:value-type="float">
            <text:p>0.00263549</text:p>
          </table:table-cell>
          <table:table-cell table:style-name="ce4" office:value-type="float" office:value="0.00854935" calcext:value-type="float">
            <text:p>0.00854935</text:p>
          </table:table-cell>
          <table:table-cell table:formula="of:=[.B183]-[.G183]" office:value-type="float" office:value="-0.00622935" calcext:value-type="float">
            <text:p>-0.00622935</text:p>
          </table:table-cell>
          <table:table-cell office:value-type="float" office:value="0.0101215" calcext:value-type="float">
            <text:p>0.0101215</text:p>
          </table:table-cell>
          <table:table-cell table:formula="of:=[.B183]-[.I183]" office:value-type="float" office:value="-0.0078015" calcext:value-type="float">
            <text:p>-0.0078015</text:p>
          </table:table-cell>
          <table:table-cell table:style-name="ce4" office:value-type="float" office:value="0.00232" calcext:value-type="float">
            <text:p>0.00232</text:p>
          </table:table-cell>
          <table:table-cell table:formula="of:=[.B183]-[.K183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5: xy component of inertia matrix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15264" calcext:value-type="float">
            <text:p>-0.00015264</text:p>
          </table:table-cell>
          <table:table-cell table:formula="of:=[.B184]-[.C184]" office:value-type="float" office:value="0.00015264" calcext:value-type="float">
            <text:p>0.00015264</text:p>
          </table:table-cell>
          <table:table-cell table:style-name="ce4" office:value-type="float" office:value="-0.00015219" calcext:value-type="float">
            <text:p>-0.00015219</text:p>
          </table:table-cell>
          <table:table-cell table:formula="of:=[.B184]-[.E184]" office:value-type="float" office:value="0.00015219" calcext:value-type="float">
            <text:p>0.00015219</text:p>
          </table:table-cell>
          <table:table-cell table:style-name="ce4" office:value-type="float" office:value="-0.0001538" calcext:value-type="float">
            <text:p>-0.0001538</text:p>
          </table:table-cell>
          <table:table-cell table:formula="of:=[.B184]-[.G184]" office:value-type="float" office:value="0.0001538" calcext:value-type="float">
            <text:p>0.0001538</text:p>
          </table:table-cell>
          <table:table-cell office:value-type="float" office:value="-0.00046201" calcext:value-type="float">
            <text:p>-0.00046201</text:p>
          </table:table-cell>
          <table:table-cell table:formula="of:=[.B184]-[.I184]" office:value-type="float" office:value="0.00046201" calcext:value-type="float">
            <text:p>0.00046201</text:p>
          </table:table-cell>
          <table:table-cell table:style-name="ce4" office:value-type="float" office:value="0" calcext:value-type="float">
            <text:p>0</text:p>
          </table:table-cell>
          <table:table-cell table:formula="of:=[.B184]-[.K184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6: xz component of inertia matrix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51036" calcext:value-type="float">
            <text:p>0.00051036</text:p>
          </table:table-cell>
          <table:table-cell table:formula="of:=[.B185]-[.C185]" office:value-type="float" office:value="-0.00051036" calcext:value-type="float">
            <text:p>-0.00051036</text:p>
          </table:table-cell>
          <table:table-cell table:style-name="ce4" office:value-type="float" office:value="0.00044271" calcext:value-type="float">
            <text:p>0.00044271</text:p>
          </table:table-cell>
          <table:table-cell table:formula="of:=[.B185]-[.E185]" office:value-type="float" office:value="-0.00044271" calcext:value-type="float">
            <text:p>-0.00044271</text:p>
          </table:table-cell>
          <table:table-cell table:style-name="ce4" office:value-type="float" office:value="0.00051092" calcext:value-type="float">
            <text:p>0.00051092</text:p>
          </table:table-cell>
          <table:table-cell table:formula="of:=[.B185]-[.G185]" office:value-type="float" office:value="-0.00051092" calcext:value-type="float">
            <text:p>-0.00051092</text:p>
          </table:table-cell>
          <table:table-cell office:value-type="float" office:value="-0.00025662" calcext:value-type="float">
            <text:p>-0.00025662</text:p>
          </table:table-cell>
          <table:table-cell table:formula="of:=[.B185]-[.I185]" office:value-type="float" office:value="0.00025662" calcext:value-type="float">
            <text:p>0.00025662</text:p>
          </table:table-cell>
          <table:table-cell table:style-name="ce4" office:value-type="float" office:value="0" calcext:value-type="float">
            <text:p>0</text:p>
          </table:table-cell>
          <table:table-cell table:formula="of:=[.B185]-[.K185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7: yy component of inertia matrix of link LSoftHandLink</text:p>
          </table:table-cell>
          <table:table-cell office:value-type="float" office:value="0.00296" calcext:value-type="float">
            <text:p>0.00296</text:p>
          </table:table-cell>
          <table:table-cell table:style-name="ce4" office:value-type="float" office:value="0.01276748" calcext:value-type="float">
            <text:p>0.01276748</text:p>
          </table:table-cell>
          <table:table-cell table:formula="of:=[.B186]-[.C186]" office:value-type="float" office:value="-0.00980748" calcext:value-type="float">
            <text:p>-0.00980748</text:p>
          </table:table-cell>
          <table:table-cell table:style-name="ce4" office:value-type="float" office:value="0.00266942" calcext:value-type="float">
            <text:p>0.00266942</text:p>
          </table:table-cell>
          <table:table-cell table:formula="of:=[.B186]-[.E186]" office:value-type="float" office:value="0.00029058" calcext:value-type="float">
            <text:p>0.00029058</text:p>
          </table:table-cell>
          <table:table-cell table:style-name="ce4" office:value-type="float" office:value="0.01277016" calcext:value-type="float">
            <text:p>0.01277016</text:p>
          </table:table-cell>
          <table:table-cell table:formula="of:=[.B186]-[.G186]" office:value-type="float" office:value="-0.00981016" calcext:value-type="float">
            <text:p>-0.00981016</text:p>
          </table:table-cell>
          <table:table-cell office:value-type="float" office:value="0.01258551" calcext:value-type="float">
            <text:p>0.01258551</text:p>
          </table:table-cell>
          <table:table-cell table:formula="of:=[.B186]-[.I186]" office:value-type="float" office:value="-0.00962551" calcext:value-type="float">
            <text:p>-0.00962551</text:p>
          </table:table-cell>
          <table:table-cell table:style-name="ce4" office:value-type="float" office:value="0.00296" calcext:value-type="float">
            <text:p>0.00296</text:p>
          </table:table-cell>
          <table:table-cell table:formula="of:=[.B186]-[.K186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8: yz component of inertia matrix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23723" calcext:value-type="float">
            <text:p>0.00023723</text:p>
          </table:table-cell>
          <table:table-cell table:formula="of:=[.B187]-[.C187]" office:value-type="float" office:value="-0.00023723" calcext:value-type="float">
            <text:p>-0.00023723</text:p>
          </table:table-cell>
          <table:table-cell table:style-name="ce4" office:value-type="float" office:value="0.0002498" calcext:value-type="float">
            <text:p>0.0002498</text:p>
          </table:table-cell>
          <table:table-cell table:formula="of:=[.B187]-[.E187]" office:value-type="float" office:value="-0.0002498" calcext:value-type="float">
            <text:p>-0.0002498</text:p>
          </table:table-cell>
          <table:table-cell table:style-name="ce4" office:value-type="float" office:value="0.00023781" calcext:value-type="float">
            <text:p>0.00023781</text:p>
          </table:table-cell>
          <table:table-cell table:formula="of:=[.B187]-[.G187]" office:value-type="float" office:value="-0.00023781" calcext:value-type="float">
            <text:p>-0.00023781</text:p>
          </table:table-cell>
          <table:table-cell office:value-type="float" office:value="-0.00035678" calcext:value-type="float">
            <text:p>-0.00035678</text:p>
          </table:table-cell>
          <table:table-cell table:formula="of:=[.B187]-[.I187]" office:value-type="float" office:value="0.00035678" calcext:value-type="float">
            <text:p>0.00035678</text:p>
          </table:table-cell>
          <table:table-cell table:style-name="ce4" office:value-type="float" office:value="0" calcext:value-type="float">
            <text:p>0</text:p>
          </table:table-cell>
          <table:table-cell table:formula="of:=[.B187]-[.K187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9: zz component of inertia matrix of link LSoftHandLink</text:p>
          </table:table-cell>
          <table:table-cell office:value-type="float" office:value="0.00136" calcext:value-type="float">
            <text:p>0.00136</text:p>
          </table:table-cell>
          <table:table-cell table:style-name="ce4" office:value-type="float" office:value="0.00305728" calcext:value-type="float">
            <text:p>0.00305728</text:p>
          </table:table-cell>
          <table:table-cell table:formula="of:=[.B188]-[.C188]" office:value-type="float" office:value="-0.00169728" calcext:value-type="float">
            <text:p>-0.00169728</text:p>
          </table:table-cell>
          <table:table-cell table:style-name="ce4" office:value-type="float" office:value="0.00155649" calcext:value-type="float">
            <text:p>0.00155649</text:p>
          </table:table-cell>
          <table:table-cell table:formula="of:=[.B188]-[.E188]" office:value-type="float" office:value="-0.00019649" calcext:value-type="float">
            <text:p>-0.00019649</text:p>
          </table:table-cell>
          <table:table-cell table:style-name="ce4" office:value-type="float" office:value="0.0030584" calcext:value-type="float">
            <text:p>0.0030584</text:p>
          </table:table-cell>
          <table:table-cell table:formula="of:=[.B188]-[.G188]" office:value-type="float" office:value="-0.0016984" calcext:value-type="float">
            <text:p>-0.0016984</text:p>
          </table:table-cell>
          <table:table-cell office:value-type="float" office:value="0.00319845" calcext:value-type="float">
            <text:p>0.00319845</text:p>
          </table:table-cell>
          <table:table-cell table:formula="of:=[.B188]-[.I188]" office:value-type="float" office:value="-0.00183845" calcext:value-type="float">
            <text:p>-0.00183845</text:p>
          </table:table-cell>
          <table:table-cell table:style-name="ce4" office:value-type="float" office:value="0.00136" calcext:value-type="float">
            <text:p>0.00136</text:p>
          </table:table-cell>
          <table:table-cell table:formula="of:=[.B188]-[.K188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 table:number-rows-repeated="2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5" office:value-type="string" calcext:value-type="string">
            <text:p>dependent on amount of samples / skipping. Might simply need more samples</text:p>
          </table:table-cell>
          <table:table-cell table:style-name="Default"/>
          <table:table-cell table:style-name="ce5" office:value-type="string" calcext:value-type="string">
            <text:p>robust against skipping </text:p>
          </table:table-cell>
          <table:table-cell table:style-name="Default"/>
          <table:table-cell table:style-name="ce5" office:value-type="string" calcext:value-type="string">
            <text:p>robust against skipping </text:p>
          </table:table-cell>
          <table:table-cell table:style-name="Default"/>
          <table:table-cell/>
          <table:table-cell table:style-name="Default"/>
          <table:table-cell table:style-name="ce5" office:value-type="string" calcext:value-type="string">
            <text:p>might get better with more samples, not too bad with less samples as well</text:p>
          </table:table-cell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L4:Sheet1.L17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17:25:11.124461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4:43:43.180953230</meta:creation-date>
    <dc:date>2016-03-29T17:53:19.068439572</dc:date>
    <meta:editing-duration>P2DT3H4M46S</meta:editing-duration>
    <meta:editing-cycles>45</meta:editing-cycles>
    <meta:generator>LibreOffice/4.2.8.2$Linux_X86_64 LibreOffice_project/420m0$Build-2</meta:generator>
    <meta:document-statistic meta:table-count="1" meta:cell-count="2189" meta:object-count="0"/>
  </office:meta>
</office:document-meta>
</file>